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4E000000464870E0406D8FD0C9.png" manifest:media-type="image/png"/>
  <manifest:file-entry manifest:full-path="Pictures/100000000000000F000000363580D7401B71E0BA.png" manifest:media-type="image/png"/>
  <manifest:file-entry manifest:full-path="Pictures/100000000000000F00000041C6992CE2BF38FF53.png" manifest:media-type="image/png"/>
  <manifest:file-entry manifest:full-path="Pictures/10000000000000D4000000217894554237DBD1B9.png" manifest:media-type="image/png"/>
  <manifest:file-entry manifest:full-path="Pictures/10000000000000F20000004459FB1F92BE7DBEE2.png" manifest:media-type="image/png"/>
  <manifest:file-entry manifest:full-path="Pictures/100000000000030C000001F6A7F0527B1E5456C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9cm" draw:marker-end-width="0.359cm" draw:fill-color="#ccff66" draw:textarea-horizontal-align="justify" draw:textarea-vertical-align="middle" draw:auto-grow-height="false" fo:min-height="0.548cm" fo:min-width="0.298cm"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0.692cm"/>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781cm"/>
    </style:style>
    <style:style style:name="gr4" style:family="graphic" style:parent-style-name="standard">
      <style:graphic-properties svg:stroke-width="0.106cm" draw:marker-start-width="0.359cm" draw:marker-end-width="0.359cm" draw:fill-color="#e6e6ff" draw:textarea-horizontal-align="justify" draw:textarea-vertical-align="middle" draw:auto-grow-height="false" fo:min-height="0.548cm" fo:min-width="0.298cm" fo:padding-top="0.178cm" fo:padding-bottom="0.178cm" fo:padding-left="0.303cm" fo:padding-right="0.303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0.823cm"/>
    </style:style>
    <style:style style:name="gr6" style:family="graphic" style:parent-style-name="standard">
      <style:graphic-properties draw:stroke="none" svg:stroke-color="#000000" draw:fill="none" draw:fill-color="#ffffff" draw:textarea-horizontal-align="left" draw:auto-grow-height="true" draw:auto-grow-width="true" fo:min-height="2.134cm" fo:min-width="7.567cm"/>
    </style:style>
    <style:style style:name="gr7" style:family="graphic" style:parent-style-name="standard">
      <style:graphic-properties draw:fill="gradient" draw:fill-gradient-name="Olive_20_Green" draw:textarea-horizontal-align="justify" draw:textarea-vertical-align="middle" draw:auto-grow-height="false" fo:min-height="0cm" fo:min-width="0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gradient" draw:fill-gradient-name="Olive_20_Green" draw:textarea-horizontal-align="justify" draw:textarea-vertical-align="middle" draw:auto-grow-height="false" fo:min-height="0.046cm" fo:min-width="0cm"/>
    </style:style>
    <style:style style:name="gr10" style:family="graphic" style:parent-style-name="standard">
      <style:graphic-properties draw:fill="gradient" draw:fill-gradient-name="Tango_20_Green" draw:textarea-horizontal-align="justify" draw:textarea-vertical-align="middle" draw:auto-grow-height="false" fo:min-height="0cm" fo:min-width="0cm"/>
    </style:style>
    <style:style style:name="gr11" style:family="graphic" style:parent-style-name="standard">
      <style:graphic-properties draw:stroke="none" draw:fill="gradient" draw:fill-gradient-name="Olive_20_Green" draw:textarea-horizontal-align="justify" draw:textarea-vertical-align="middle" draw:auto-grow-height="false" fo:min-height="0cm" fo:min-width="0cm"/>
    </style:style>
    <style:style style:name="gr12" style:family="graphic" style:parent-style-name="standard">
      <style:graphic-properties draw:fill="gradient" draw:fill-gradient-name="Tango_20_Yellow" draw:textarea-vertical-align="middle"/>
    </style:style>
    <style:style style:name="gr13" style:family="graphic" style:parent-style-name="standard">
      <style:graphic-properties draw:fill="solid" draw:fill-color="#ffffff" draw:textarea-vertical-align="middle"/>
    </style:style>
    <style:style style:name="gr14" style:family="graphic" style:parent-style-name="standard">
      <style:graphic-properties draw:fill="gradient" draw:fill-gradient-name="Tango_20_Gray" draw:textarea-vertical-align="middle"/>
    </style:style>
    <style:style style:name="gr15" style:family="graphic" style:parent-style-name="standard">
      <style:graphic-properties draw:fill="gradient" draw:fill-gradient-name="Gradient_20_2" draw:textarea-horizontal-align="justify" draw:textarea-vertical-align="middle" draw:auto-grow-height="false" fo:min-height="0cm" fo:min-width="0cm"/>
    </style:style>
    <style:style style:name="gr16" style:family="graphic" style:parent-style-name="objectwithoutfill">
      <style:graphic-properties svg:stroke-width="0.081cm" svg:stroke-color="#ff0000" draw:marker-start-width="0.322cm" draw:marker-end-width="0.322cm" draw:stroke-linejoin="round" svg:stroke-linecap="round" draw:fill="none" draw:textarea-vertical-align="middle" fo:padding-top="0.166cm" fo:padding-bottom="0.166cm" fo:padding-left="0.291cm" fo:padding-right="0.291cm"/>
    </style:style>
    <style:style style:name="gr17" style:family="graphic" style:parent-style-name="standard">
      <style:graphic-properties svg:stroke-width="0.106cm" draw:marker-start-width="0.359cm" draw:marker-end-width="0.359cm" draw:fill-color="#dddddd" draw:textarea-horizontal-align="justify" draw:textarea-vertical-align="middle" draw:auto-grow-height="false" fo:min-height="0.548cm" fo:min-width="0.298cm" fo:padding-top="0.178cm" fo:padding-bottom="0.178cm" fo:padding-left="0.303cm" fo:padding-right="0.303cm"/>
    </style:style>
    <style:style style:name="gr18" style:family="graphic" style:parent-style-name="standard">
      <style:graphic-properties svg:stroke-color="#666666" draw:fill="gradient" draw:fill-gradient-name="Tango_20_Gray" draw:textarea-vertical-align="middle"/>
    </style:style>
    <style:style style:name="gr19" style:family="graphic" style:parent-style-name="standard">
      <style:graphic-properties svg:stroke-color="#999999" draw:fill="gradient" draw:fill-gradient-name="Tango_20_Gray" draw:textarea-horizontal-align="justify" draw:textarea-vertical-align="middle" draw:auto-grow-height="false" fo:min-height="0cm" fo:min-width="0cm"/>
    </style:style>
    <style:style style:name="gr20" style:family="graphic" style:parent-style-name="standard">
      <style:graphic-properties svg:stroke-color="#666666" draw:fill-color="#66ffff" draw:textarea-horizontal-align="justify" draw:textarea-vertical-align="middle" draw:auto-grow-height="false" fo:min-height="0cm" fo:min-width="0cm"/>
    </style:style>
    <style:style style:name="gr21" style:family="graphic" style:parent-style-name="objectwithoutfill">
      <style:graphic-properties draw:fill="none" draw:textarea-vertical-align="middle"/>
    </style:style>
    <style:style style:name="gr22" style:family="graphic" style:parent-style-name="objectwithoutfill">
      <style:graphic-properties draw:stroke="dash" draw:stroke-dash="_32__20_Dots_20_1_20_Dash" svg:stroke-color="#ffffff" draw:fill="none" draw:textarea-vertical-align="middle"/>
    </style:style>
    <style:style style:name="gr23" style:family="graphic" style:parent-style-name="standard">
      <style:graphic-properties draw:stroke="none" draw:fill-color="#eeeeee" draw:textarea-horizontal-align="justify" draw:textarea-vertical-align="middle" draw:auto-grow-height="false" fo:min-height="1.736cm" fo:min-width="1.486cm"/>
    </style:style>
    <style:style style:name="gr24" style:family="graphic" style:parent-style-name="standard">
      <style:graphic-properties draw:fill="gradient" draw:fill-gradient-name="Tango_20_Green" draw:textarea-vertical-align="middle"/>
    </style:style>
    <style:style style:name="gr25" style:family="graphic" style:parent-style-name="standard">
      <style:graphic-properties draw:fill="gradient" draw:fill-gradient-name="Tango_20_Red" draw:textarea-vertical-align="middle"/>
    </style:style>
    <style:style style:name="gr26" style:family="graphic" style:parent-style-name="standard">
      <style:graphic-properties draw:fill="gradient" draw:fill-gradient-name="Tango_20_Green" draw:textarea-horizontal-align="justify" draw:textarea-vertical-align="middle" draw:auto-grow-height="false" fo:min-height="0.882cm" fo:min-width="0.632cm"/>
    </style:style>
    <style:style style:name="gr27" style:family="graphic" style:parent-style-name="standard">
      <style:graphic-properties draw:fill="gradient" draw:fill-gradient-name="Gradient_20_2" draw:textarea-horizontal-align="justify" draw:textarea-vertical-align="middle" draw:auto-grow-height="false" fo:min-height="0.532cm" fo:min-width="0cm"/>
    </style:style>
    <style:style style:name="gr28" style:family="graphic" style:parent-style-name="standard">
      <style:graphic-properties draw:stroke="solid" draw:fill="gradient" draw:fill-gradient-name="Gradient_20_2" draw:textarea-horizontal-align="justify" draw:textarea-vertical-align="middle" draw:auto-grow-height="false" fo:min-height="0.492cm" fo:min-width="0cm"/>
    </style:style>
    <style:style style:name="gr29" style:family="graphic" style:parent-style-name="standard">
      <style:graphic-properties draw:stroke="none" draw:fill="gradient" draw:fill-gradient-name="Gradient_20_2" draw:textarea-horizontal-align="justify" draw:textarea-vertical-align="middle" draw:auto-grow-height="false" fo:min-height="0cm" fo:min-width="0cm"/>
    </style:style>
    <style:style style:name="gr30" style:family="graphic" style:parent-style-name="standard">
      <style:graphic-properties draw:fill="gradient" draw:fill-gradient-name="Tango_20_Red" draw:textarea-horizontal-align="justify" draw:textarea-vertical-align="middle" draw:auto-grow-height="false" fo:min-height="0.882cm" fo:min-width="0.632cm"/>
    </style:style>
    <style:style style:name="gr31"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458cm" fo:min-width="0.208cm" fo:padding-top="0.139cm" fo:padding-bottom="0.139cm" fo:padding-left="0.264cm" fo:padding-right="0.264cm"/>
    </style:style>
    <style:style style:name="gr32" style:family="graphic" style:parent-style-name="standard">
      <style:graphic-properties draw:fill="gradient" draw:fill-gradient-name="Argile" draw:textarea-vertical-align="middle"/>
    </style:style>
    <style:style style:name="gr33" style:family="graphic" style:parent-style-name="standard">
      <style:graphic-properties draw:fill="gradient" draw:fill-gradient-name="Tango_20_Orange" draw:textarea-vertical-align="middle"/>
    </style:style>
    <style:style style:name="gr34" style:family="graphic" style:parent-style-name="standard">
      <style:graphic-properties draw:fill="gradient" draw:fill-gradient-name="Argile" draw:textarea-horizontal-align="justify" draw:textarea-vertical-align="middle" draw:auto-grow-height="false" fo:min-height="0cm" fo:min-width="0cm"/>
    </style:style>
    <style:style style:name="gr35" style:family="graphic" style:parent-style-name="standard">
      <style:graphic-properties draw:fill="gradient" draw:fill-gradient-name="Gradient_20_2" draw:textarea-vertical-align="middle"/>
    </style:style>
    <style:style style:name="gr36" style:family="graphic" style:parent-style-name="standard">
      <style:graphic-properties svg:stroke-width="0.028cm" svg:stroke-color="#ffff99" draw:marker-start-width="0.242cm" draw:marker-end-width="0.242cm" draw:fill="solid" draw:fill-color="#111111" draw:textarea-horizontal-align="justify" draw:textarea-vertical-align="middle" draw:auto-grow-height="false" fo:min-height="0.022cm" fo:min-width="0.2cm" fo:padding-top="0.139cm" fo:padding-bottom="0.139cm" fo:padding-left="0.264cm" fo:padding-right="0.264cm"/>
    </style:style>
    <style:style style:name="gr37" style:family="graphic" style:parent-style-name="standard">
      <style:graphic-properties draw:fill="gradient" draw:fill-gradient-name="Gradient_20_2" draw:textarea-horizontal-align="justify" draw:textarea-vertical-align="middle" draw:auto-grow-height="false" fo:min-height="0.834cm" fo:min-width="0cm"/>
    </style:style>
    <style:style style:name="gr38" style:family="graphic" style:parent-style-name="standard">
      <style:graphic-properties draw:stroke="solid" draw:fill="gradient" draw:fill-gradient-name="Gradient_20_2" draw:textarea-horizontal-align="justify" draw:textarea-vertical-align="middle" draw:auto-grow-height="false" fo:min-height="0.834cm" fo:min-width="0cm"/>
    </style:style>
    <style:style style:name="gr39" style:family="graphic" style:parent-style-name="standard">
      <style:graphic-properties draw:stroke="none" draw:fill="gradient" draw:fill-gradient-name="Gradient_20_2" draw:textarea-horizontal-align="justify" draw:textarea-vertical-align="middle" draw:auto-grow-height="false" fo:min-height="0.117cm" fo:min-width="0cm"/>
    </style:style>
    <style:style style:name="gr40" style:family="graphic" style:parent-style-name="standard">
      <style:graphic-properties svg:stroke-color="#dddddd" draw:fill="gradient" draw:fill-gradient-name="Gradient_20_2" draw:textarea-horizontal-align="justify" draw:textarea-vertical-align="middle" draw:auto-grow-height="false" fo:min-height="1.59cm" fo:min-width="1.34cm"/>
    </style:style>
    <style:style style:name="gr41" style:family="graphic" style:parent-style-name="standard">
      <style:graphic-properties svg:stroke-color="#00cc00" draw:fill="gradient" draw:fill-gradient-name="Tango_20_Green" draw:textarea-vertical-align="middle"/>
    </style:style>
    <style:style style:name="gr42" style:family="graphic" style:parent-style-name="standard">
      <style:graphic-properties draw:stroke="none" draw:fill-color="#eeeeee" draw:textarea-horizontal-align="justify" draw:textarea-vertical-align="middle" draw:auto-grow-height="false" fo:min-height="2.233cm" fo:min-width="2.184cm"/>
    </style:style>
    <style:style style:name="gr43" style:family="graphic" style:parent-style-name="standard">
      <style:graphic-properties svg:stroke-color="#dddddd" draw:fill="gradient" draw:fill-gradient-name="Tango_20_Blue" draw:textarea-horizontal-align="justify" draw:textarea-vertical-align="middle" draw:auto-grow-height="false" fo:min-height="1.517cm" fo:min-width="1.34cm"/>
    </style:style>
    <style:style style:name="gr44" style:family="graphic" style:parent-style-name="standard">
      <style:graphic-properties svg:stroke-width="0.035cm" svg:stroke-color="#dddddd" draw:marker-start-width="0.252cm" draw:marker-end-width="0.252cm" draw:fill="gradient" draw:fill-gradient-name="Deep_20_Blue" draw:textarea-horizontal-align="justify" draw:textarea-vertical-align="middle" draw:auto-grow-height="false" fo:min-height="1.349cm" fo:min-width="1.306cm" fo:padding-top="0.142cm" fo:padding-bottom="0.142cm" fo:padding-left="0.267cm" fo:padding-right="0.267cm"/>
    </style:style>
    <style:style style:name="gr45" style:family="graphic" style:parent-style-name="standard">
      <style:graphic-properties draw:stroke="none" draw:fill="gradient" draw:fill-gradient-name="Gradient_20_2" draw:opacity="50%" draw:textarea-vertical-align="middle" draw:shadow-opacity="50%"/>
    </style:style>
    <style:style style:name="gr46" style:family="graphic" style:parent-style-name="standard">
      <style:graphic-properties draw:fill="gradient" draw:fill-gradient-name="Tango_20_Blue" draw:textarea-vertical-align="middle"/>
    </style:style>
    <style:style style:name="gr47" style:family="graphic" style:parent-style-name="standard">
      <style:graphic-properties draw:fill-color="#0066ff" draw:opacity="100%" draw:opacity-name="Transparency_20_24" draw:textarea-horizontal-align="justify" draw:textarea-vertical-align="middle" draw:auto-grow-height="false" fo:min-height="1.514cm" fo:min-width="1.34cm"/>
    </style:style>
    <style:style style:name="gr48" style:family="graphic" style:parent-style-name="standard">
      <style:graphic-properties svg:stroke-width="0.018cm" draw:marker-start-width="0.227cm" draw:marker-end-width="0.227cm" draw:fill="gradient" draw:fill-gradient-name="Gradient_20_2" draw:textarea-vertical-align="middle" fo:padding-top="0.134cm" fo:padding-bottom="0.134cm" fo:padding-left="0.259cm" fo:padding-right="0.259cm"/>
    </style:style>
    <style:style style:name="gr49" style:family="graphic" style:parent-style-name="standard">
      <style:graphic-properties svg:stroke-width="0.018cm" draw:marker-start-width="0.227cm" draw:marker-end-width="0.227cm" draw:fill="solid" draw:fill-color="#ffffff" draw:opacity="80%" draw:textarea-vertical-align="middle" fo:padding-top="0.134cm" fo:padding-bottom="0.134cm" fo:padding-left="0.259cm" fo:padding-right="0.259cm" draw:shadow-opacity="50%"/>
    </style:style>
    <style:style style:name="gr50" style:family="graphic" style:parent-style-name="standard">
      <style:graphic-properties draw:stroke="none" svg:stroke-width="0cm" draw:marker-start-width="0.2cm" draw:marker-end-width="0.2cm" draw:fill="gradient" draw:fill-gradient-name="Gradient_20_4" draw:textarea-horizontal-align="justify" draw:textarea-vertical-align="middle" draw:auto-grow-height="false" fo:min-height="1.202cm" fo:min-width="0.732cm" fo:padding-top="0.125cm" fo:padding-bottom="0.125cm" fo:padding-left="0.25cm" fo:padding-right="0.25cm"/>
    </style:style>
    <style:style style:name="gr51" style:family="graphic" style:parent-style-name="standard">
      <style:graphic-properties svg:stroke-color="#666666" draw:fill="gradient" draw:fill-gradient-name="Brownie" draw:textarea-vertical-align="middle"/>
    </style:style>
    <style:style style:name="gr52" style:family="graphic" style:parent-style-name="standard">
      <style:graphic-properties svg:stroke-color="#333333" draw:fill="gradient" draw:fill-gradient-name="Argile" draw:textarea-vertical-align="middle"/>
    </style:style>
    <style:style style:name="gr53" style:family="graphic" style:parent-style-name="standard">
      <style:graphic-properties svg:stroke-color="#666666" draw:fill-color="#996600" draw:textarea-vertical-align="middle"/>
    </style:style>
    <style:style style:name="gr54" style:family="graphic" style:parent-style-name="standard">
      <style:graphic-properties svg:stroke-color="#666666" draw:fill-color="#663333" draw:textarea-horizontal-align="justify" draw:textarea-vertical-align="middle" draw:auto-grow-height="false" fo:min-height="0cm" fo:min-width="0cm"/>
    </style:style>
    <style:style style:name="gr55"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56" style:family="graphic" style:parent-style-name="standard">
      <style:graphic-properties svg:stroke-color="#330000" draw:fill-color="#996600" draw:textarea-horizontal-align="justify" draw:textarea-vertical-align="middle" draw:auto-grow-height="false" fo:min-height="0cm" fo:min-width="0cm"/>
    </style:style>
    <style:style style:name="gr57" style:family="graphic" style:parent-style-name="standard">
      <style:graphic-properties svg:stroke-color="#333333" draw:fill="gradient" draw:fill-gradient-name="Argile" draw:opacity="50%" draw:textarea-vertical-align="middle"/>
    </style:style>
    <style:style style:name="gr58" style:family="graphic" style:parent-style-name="standard">
      <style:graphic-properties draw:fill="gradient" draw:fill-gradient-name="Grison" draw:textarea-horizontal-align="justify" draw:textarea-vertical-align="middle" draw:auto-grow-height="false" fo:min-height="0cm" fo:min-width="0cm"/>
    </style:style>
    <style:style style:name="gr59"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1.55cm" fo:min-width="0cm" fo:padding-top="0.139cm" fo:padding-bottom="0.139cm" fo:padding-left="0.264cm" fo:padding-right="0.264cm"/>
    </style:style>
    <style:style style:name="gr60"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61" style:family="graphic" style:parent-style-name="standard">
      <style:graphic-properties draw:stroke="none" draw:fill-color="#eeeeee" draw:textarea-horizontal-align="justify" draw:textarea-vertical-align="middle" draw:auto-grow-height="false" fo:min-height="4.45cm" fo:min-width="0.7cm"/>
    </style:style>
    <style:style style:name="gr62" style:family="graphic" style:parent-style-name="standard">
      <style:graphic-properties svg:stroke-color="#999999" draw:fill-color="#dddddd" draw:textarea-horizontal-align="justify" draw:textarea-vertical-align="middle" draw:auto-grow-height="false" fo:min-height="1.25cm" fo:min-width="0cm"/>
    </style:style>
    <style:style style:name="gr63" style:family="graphic" style:parent-style-name="standard">
      <style:graphic-properties svg:stroke-color="#999999" draw:fill-color="#dddddd" draw:textarea-horizontal-align="justify" draw:textarea-vertical-align="middle" draw:auto-grow-height="false" fo:min-height="4.05cm" fo:min-width="0cm"/>
    </style:style>
    <style:style style:name="gr64" style:family="graphic" style:parent-style-name="standard">
      <style:graphic-properties svg:stroke-color="#999999" draw:fill-color="#b2b2b2" draw:textarea-horizontal-align="justify" draw:textarea-vertical-align="middle" draw:auto-grow-height="false" fo:min-height="1.25cm" fo:min-width="0cm"/>
    </style:style>
    <style:style style:name="gr65" style:family="graphic" style:parent-style-name="standard">
      <style:graphic-properties svg:stroke-color="#999999" draw:fill-color="#b2b2b2" draw:textarea-horizontal-align="justify" draw:textarea-vertical-align="middle" draw:auto-grow-height="false" fo:min-height="0.15cm" fo:min-width="2.2cm"/>
    </style:style>
    <style:style style:name="gr66" style:family="graphic" style:parent-style-name="standard">
      <style:graphic-properties draw:stroke="none" svg:stroke-color="#999999" draw:fill-color="#b2b2b2" draw:textarea-horizontal-align="justify" draw:textarea-vertical-align="middle" draw:auto-grow-height="false" fo:min-height="1.216cm" fo:min-width="0cm"/>
    </style:style>
    <style:style style:name="gr67" style:family="graphic" style:parent-style-name="standard">
      <style:graphic-properties draw:stroke="none" svg:stroke-color="#999999" draw:fill-color="#b2b2b2" draw:textarea-horizontal-align="justify" draw:textarea-vertical-align="middle" draw:auto-grow-height="false" fo:min-height="1.406cm" fo:min-width="0cm"/>
    </style:style>
    <style:style style:name="gr68" style:family="graphic" style:parent-style-name="standard">
      <style:graphic-properties draw:stroke="none" svg:stroke-color="#999999" draw:fill-color="#b2b2b2" draw:textarea-horizontal-align="justify" draw:textarea-vertical-align="middle" draw:auto-grow-height="false" fo:min-height="1.233cm" fo:min-width="0cm"/>
    </style:style>
    <style:style style:name="gr69" style:family="graphic" style:parent-style-name="objectwithoutfill">
      <style:graphic-properties svg:stroke-color="#808080" draw:fill="none" draw:textarea-vertical-align="middle"/>
    </style:style>
    <style:style style:name="gr70" style:family="graphic" style:parent-style-name="standard">
      <style:graphic-properties draw:fill="gradient" draw:fill-gradient-name="Gradient_20_3" draw:opacity="100%" draw:textarea-horizontal-align="justify" draw:textarea-vertical-align="middle" draw:auto-grow-height="false" fo:min-height="0.834cm" fo:min-width="0cm"/>
    </style:style>
    <style:style style:name="gr71" style:family="graphic" style:parent-style-name="standard">
      <style:graphic-properties draw:stroke="solid" draw:fill="gradient" draw:fill-gradient-name="Gradient_20_3" draw:opacity="100%" draw:textarea-horizontal-align="justify" draw:textarea-vertical-align="middle" draw:auto-grow-height="false" fo:min-height="0.834cm" fo:min-width="0cm"/>
    </style:style>
    <style:style style:name="gr72" style:family="graphic" style:parent-style-name="standard">
      <style:graphic-properties draw:stroke="none" draw:fill="gradient" draw:fill-gradient-name="Gradient_20_3" draw:opacity="100%" draw:textarea-horizontal-align="justify" draw:textarea-vertical-align="middle" draw:auto-grow-height="false" fo:min-height="0.117cm" fo:min-width="0cm"/>
    </style:style>
    <style:style style:name="gr73"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width="0.106cm" draw:marker-start-width="0.359cm" draw:marker-end-width="0.359cm" draw:fill="solid" draw:fill-color="#ffff99"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75" style:family="graphic" style:parent-style-name="standard">
      <style:graphic-properties draw:stroke="none" svg:stroke-width="0.106cm" draw:marker-start-width="0.359cm" draw:marker-end-width="0.359cm" draw:fill="solid" draw:fill-color="#ccff66"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76" style:family="graphic" style:parent-style-name="standard">
      <style:graphic-properties draw:stroke="none" svg:stroke-width="0.106cm" draw:marker-start-width="0.359cm" draw:marker-end-width="0.359cm" draw:fill="solid" draw:fill-color="#ffffff" draw:opacity="100%" draw:opacity-name="Transparency_20_67" draw:textarea-horizontal-align="justify" draw:textarea-vertical-align="middle" draw:auto-grow-height="false" fo:min-height="1.9cm" fo:min-width="1.75cm" fo:padding-top="0.178cm" fo:padding-bottom="0.178cm" fo:padding-left="0.303cm" fo:padding-right="0.303cm"/>
    </style:style>
    <style:style style:name="gr77" style:family="graphic" style:parent-style-name="standard">
      <style:graphic-properties draw:stroke="none" svg:stroke-width="0.106cm" draw:marker-start-width="0.359cm" draw:marker-end-width="0.359cm" draw:fill="solid" draw:fill-color="#66ff66" draw:opacity="100%" draw:opacity-name="Transparency_20_67" draw:textarea-horizontal-align="justify" draw:textarea-vertical-align="middle" draw:auto-grow-height="false" fo:min-height="2.006cm" fo:min-width="1.75cm" fo:padding-top="0.178cm" fo:padding-bottom="0.178cm" fo:padding-left="0.303cm" fo:padding-right="0.303cm"/>
    </style:style>
    <style:style style:name="gr78" style:family="graphic" style:parent-style-name="standard">
      <style:graphic-properties draw:stroke="none" svg:stroke-width="0.106cm" draw:marker-start-width="0.359cm" draw:marker-end-width="0.359cm" draw:fill="solid" draw:fill-color="#ccff66" draw:opacity="100%" draw:opacity-name="Transparency_20_55" draw:textarea-horizontal-align="justify" draw:textarea-vertical-align="middle" draw:auto-grow-height="false" fo:min-height="2.006cm" fo:min-width="1.75cm" fo:padding-top="0.178cm" fo:padding-bottom="0.178cm" fo:padding-left="0.303cm" fo:padding-right="0.303cm"/>
    </style:style>
    <style:style style:name="gr79" style:family="graphic" style:parent-style-name="standard">
      <style:graphic-properties draw:fill="gradient" draw:fill-gradient-name="Olive_20_Green" draw:textarea-horizontal-align="justify" draw:textarea-vertical-align="middle" draw:auto-grow-height="false" fo:min-height="0cm" fo:min-width="0.23cm"/>
    </style:style>
    <style:style style:name="gr80" style:family="graphic" style:parent-style-name="standard">
      <style:graphic-properties draw:textarea-horizontal-align="justify" draw:textarea-vertical-align="middle" draw:auto-grow-height="false" fo:min-height="0cm" fo:min-width="0.23cm"/>
    </style:style>
    <style:style style:name="gr81" style:family="graphic" style:parent-style-name="standard">
      <style:graphic-properties draw:stroke="none" draw:fill="gradient" draw:fill-gradient-name="Olive_20_Green" draw:textarea-horizontal-align="justify" draw:textarea-vertical-align="middle" draw:auto-grow-height="false" fo:min-height="0cm" fo:min-width="0.524cm"/>
    </style:style>
    <style:style style:name="gr82" style:family="graphic" style:parent-style-name="standard">
      <style:graphic-properties draw:fill="gradient" draw:fill-gradient-name="Gradient_20_2" draw:textarea-horizontal-align="justify" draw:textarea-vertical-align="middle" draw:auto-grow-height="false" fo:min-height="0cm" fo:min-width="0.23cm"/>
    </style:style>
    <style:style style:name="gr83" style:family="graphic" style:parent-style-name="standard">
      <style:graphic-properties draw:stroke="none" svg:stroke-width="0.106cm" draw:marker-start-width="0.359cm" draw:marker-end-width="0.359cm" draw:fill="solid" draw:fill-color="#cccccc" draw:opacity="100%" draw:opacity-name="Transparency_20_67" draw:textarea-horizontal-align="justify" draw:textarea-vertical-align="middle" draw:auto-grow-height="false" fo:min-height="1.9cm" fo:min-width="1.75cm" fo:padding-top="0.178cm" fo:padding-bottom="0.178cm" fo:padding-left="0.303cm" fo:padding-right="0.303cm"/>
    </style:style>
    <style:style style:name="gr84" style:family="graphic" style:parent-style-name="objectwithoutfill">
      <style:graphic-properties svg:stroke-width="0.159cm" svg:stroke-color="#66cc00" draw:marker-start-width="0.439cm" draw:marker-end-width="0.439cm" draw:stroke-linejoin="round" svg:stroke-linecap="round" draw:fill="none" draw:textarea-vertical-align="middle" fo:padding-top="0.205cm" fo:padding-bottom="0.205cm" fo:padding-left="0.33cm" fo:padding-right="0.33cm"/>
    </style:style>
    <style:style style:name="gr85" style:family="graphic" style:parent-style-name="standard">
      <style:graphic-properties draw:stroke="none" svg:stroke-width="0.106cm" draw:marker-start-width="0.359cm" draw:marker-end-width="0.359cm" draw:fill="solid" draw:fill-color="#99ffff"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86" style:family="graphic" style:parent-style-name="standard">
      <style:graphic-properties draw:fill-color="#00cc00" draw:textarea-vertical-align="middle"/>
    </style:style>
    <style:style style:name="gr87" style:family="graphic" style:parent-style-name="standard">
      <style:graphic-properties draw:fill-color="#996666" draw:textarea-vertical-align="middle"/>
    </style:style>
    <style:style style:name="gr88"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1.522cm" fo:min-width="0cm" fo:padding-top="0.139cm" fo:padding-bottom="0.139cm" fo:padding-left="0.264cm" fo:padding-right="0.264cm"/>
    </style:style>
    <style:style style:name="gr89" style:family="graphic" style:parent-style-name="standard">
      <style:graphic-properties draw:fill="solid" draw:fill-color="#ffffff" draw:textarea-horizontal-align="justify" draw:textarea-vertical-align="middle" draw:auto-grow-height="false" fo:min-height="0.492cm" fo:min-width="0cm"/>
    </style:style>
    <style:style style:name="gr90" style:family="graphic" style:parent-style-name="standard">
      <style:graphic-properties draw:stroke="solid" draw:fill="solid" draw:fill-color="#ffffff" draw:textarea-horizontal-align="justify" draw:textarea-vertical-align="middle" draw:auto-grow-height="false" fo:min-height="0.492cm" fo:min-width="0cm"/>
    </style:style>
    <style:style style:name="gr91" style:family="graphic" style:parent-style-name="standard">
      <style:graphic-properties draw:stroke="none" draw:fill="solid" draw:fill-color="#ffffff" draw:textarea-horizontal-align="justify" draw:textarea-vertical-align="middle" draw:auto-grow-height="false" fo:min-height="0cm" fo:min-width="0cm"/>
    </style:style>
    <style:style style:name="gr92"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43cm" fo:min-width="0.18cm" fo:padding-top="0.139cm" fo:padding-bottom="0.139cm" fo:padding-left="0.264cm" fo:padding-right="0.264cm"/>
    </style:style>
    <style:style style:name="gr93" style:family="graphic" style:parent-style-name="standard">
      <style:graphic-properties svg:stroke-width="0.028cm" svg:stroke-color="#ffff99" draw:marker-start-width="0.242cm" draw:marker-end-width="0.242cm" draw:fill="solid" draw:fill-color="#111111" draw:textarea-horizontal-align="justify" draw:textarea-vertical-align="middle" draw:auto-grow-height="false" fo:min-height="0.022cm" fo:min-width="0.172cm" fo:padding-top="0.139cm" fo:padding-bottom="0.139cm" fo:padding-left="0.264cm" fo:padding-right="0.264cm"/>
    </style:style>
    <style:style style:name="gr94" style:family="graphic" style:parent-style-name="standard">
      <style:graphic-properties draw:fill="none" draw:textarea-horizontal-align="justify" draw:textarea-vertical-align="middle" draw:auto-grow-height="false" fo:min-height="1.35cm" fo:min-width="1.4cm"/>
    </style:style>
    <style:style style:name="gr95" style:family="graphic" style:parent-style-name="standard">
      <style:graphic-properties draw:fill="none" draw:textarea-horizontal-align="justify" draw:textarea-vertical-align="middle" draw:auto-grow-height="false" fo:min-height="2.05cm" fo:min-width="1.5cm"/>
    </style:style>
    <style:style style:name="gr96" style:family="graphic" style:parent-style-name="standard">
      <style:graphic-properties draw:fill="gradient" draw:fill-gradient-name="Tango_20_Green" draw:textarea-horizontal-align="justify" draw:textarea-vertical-align="middle" draw:auto-grow-height="false" fo:min-height="1.85cm" fo:min-width="7.6cm"/>
    </style:style>
    <style:style style:name="gr97" style:family="graphic" style:parent-style-name="standard">
      <style:graphic-properties svg:stroke-width="0.035cm" draw:marker-start-width="0.252cm" draw:marker-end-width="0.252cm" svg:stroke-linecap="round" draw:fill="solid" draw:fill-color="#ffffff" draw:textarea-vertical-align="middle" fo:padding-top="0.142cm" fo:padding-bottom="0.142cm" fo:padding-left="0.267cm" fo:padding-right="0.267cm"/>
    </style:style>
    <style:style style:name="gr98" style:family="graphic" style:parent-style-name="standard">
      <style:graphic-properties draw:fill="gradient" draw:fill-gradient-name="Tango_20_Green" draw:textarea-horizontal-align="justify" draw:textarea-vertical-align="middle" draw:auto-grow-height="false" fo:min-height="0.316cm" fo:min-width="0.066cm"/>
    </style:style>
    <style:style style:name="gr99" style:family="graphic" style:parent-style-name="standard">
      <style:graphic-properties draw:fill="solid" draw:fill-color="#ffffff" draw:textarea-horizontal-align="justify" draw:textarea-vertical-align="middle" draw:auto-grow-height="false" fo:min-height="0.122cm" fo:min-width="0cm"/>
    </style:style>
    <style:style style:name="gr100" style:family="graphic" style:parent-style-name="standard">
      <style:graphic-properties draw:stroke="solid" draw:fill="solid" draw:fill-color="#ffffff" draw:textarea-horizontal-align="justify" draw:textarea-vertical-align="middle" draw:auto-grow-height="false" fo:min-height="0.122cm" fo:min-width="0cm"/>
    </style:style>
    <style:style style:name="gr101" style:family="graphic" style:parent-style-name="objectwithoutfill">
      <style:graphic-properties svg:stroke-width="0.081cm" svg:stroke-color="#3399ff" draw:marker-start-width="0.321cm" draw:marker-end-width="0.321cm" draw:stroke-linejoin="round" svg:stroke-linecap="round" draw:fill="none" draw:textarea-vertical-align="middle" fo:padding-top="0.165cm" fo:padding-bottom="0.165cm" fo:padding-left="0.29cm" fo:padding-right="0.29cm"/>
    </style:style>
    <style:style style:name="gr102" style:family="graphic" style:parent-style-name="standard">
      <style:graphic-properties draw:fill="gradient" draw:fill-gradient-name="Gradient_20_5" draw:textarea-horizontal-align="justify" draw:textarea-vertical-align="middle" draw:auto-grow-height="false" fo:min-height="1.85cm" fo:min-width="7.6cm"/>
    </style:style>
    <style:style style:name="gr103" style:family="graphic" style:parent-style-name="standard">
      <style:graphic-properties draw:stroke="none" svg:stroke-width="0cm" svg:stroke-color="#006600" draw:marker-start-width="0.2cm" draw:marker-end-width="0.2cm" draw:fill="gradient" draw:fill-gradient-name="Olive_20_Green" draw:textarea-horizontal-align="justify" draw:textarea-vertical-align="middle" draw:auto-grow-height="false" fo:min-height="0cm" fo:min-width="0.3cm" fo:padding-top="0.125cm" fo:padding-bottom="0.125cm" fo:padding-left="0.25cm" fo:padding-right="0.25cm"/>
    </style:style>
    <style:style style:name="gr104" style:family="graphic" style:parent-style-name="standard">
      <style:graphic-properties svg:stroke-width="0.081cm" svg:stroke-color="#1c1c1c" draw:marker-start-width="0.321cm" draw:marker-end-width="0.321cm" draw:stroke-linejoin="round" svg:stroke-linecap="round" draw:fill-color="#ffff66" draw:textarea-horizontal-align="justify" draw:textarea-vertical-align="middle" draw:auto-grow-height="false" fo:min-height="0.284cm" fo:min-width="0.45cm" fo:padding-top="0.165cm" fo:padding-bottom="0.165cm" fo:padding-left="0.29cm" fo:padding-right="0.29cm"/>
    </style:style>
    <style:style style:name="gr105" style:family="graphic" style:parent-style-name="standard">
      <style:graphic-properties draw:stroke="none" draw:fill="none" fo:min-height="1.407cm"/>
    </style:style>
    <style:style style:name="gr106" style:family="graphic" style:parent-style-name="standard">
      <style:graphic-properties draw:fill="gradient" draw:fill-gradient-name="Tango_20_Green" draw:textarea-horizontal-align="justify" draw:textarea-vertical-align="middle" draw:auto-grow-height="false" fo:min-height="0.567cm" fo:min-width="0.316cm"/>
    </style:style>
    <style:style style:name="gr107" style:family="graphic" style:parent-style-name="standard">
      <style:graphic-properties draw:fill="solid" draw:fill-color="#ffffff" draw:textarea-horizontal-align="justify" draw:textarea-vertical-align="middle" draw:auto-grow-height="false" fo:min-height="0.285cm" fo:min-width="0cm"/>
    </style:style>
    <style:style style:name="gr108" style:family="graphic" style:parent-style-name="standard">
      <style:graphic-properties draw:stroke="solid" draw:fill="solid" draw:fill-color="#ffffff" draw:textarea-horizontal-align="justify" draw:textarea-vertical-align="middle" draw:auto-grow-height="false" fo:min-height="0.285cm" fo:min-width="0cm"/>
    </style:style>
    <style:style style:name="gr109" style:family="graphic" style:parent-style-name="standard">
      <style:graphic-properties draw:fill="gradient" draw:fill-gradient-name="Tango_20_Red" draw:textarea-horizontal-align="justify" draw:textarea-vertical-align="middle" draw:auto-grow-height="false" fo:min-height="0.595cm" fo:min-width="0.345cm"/>
    </style:style>
    <style:style style:name="gr110" style:family="graphic" style:parent-style-name="standard">
      <style:graphic-properties draw:stroke="solid" draw:fill="solid" draw:fill-color="#ffffff" draw:textarea-horizontal-align="justify" draw:textarea-vertical-align="middle" draw:auto-grow-height="false" fo:min-height="0.305cm" fo:min-width="0cm"/>
    </style:style>
    <style:style style:name="gr111" style:family="graphic" style:parent-style-name="standard">
      <style:graphic-properties draw:stroke="none" svg:stroke-width="0.106cm" draw:marker-start-width="0.359cm" draw:marker-end-width="0.359cm" draw:fill="solid" draw:fill-color="#ffffff" draw:opacity="100%" draw:opacity-name="Transparency_20_89" draw:textarea-horizontal-align="justify" draw:textarea-vertical-align="middle" draw:auto-grow-height="false" fo:min-height="1.9cm" fo:min-width="1.75cm" fo:padding-top="0.178cm" fo:padding-bottom="0.178cm" fo:padding-left="0.303cm" fo:padding-right="0.303cm"/>
    </style:style>
    <style:style style:name="gr112" style:family="graphic" style:parent-style-name="objectwithoutfill">
      <style:graphic-properties draw:marker-end="Arrow" draw:marker-end-width="0.2cm" draw:fill="none" draw:textarea-vertical-align="middle"/>
    </style:style>
    <style:style style:name="gr113" style:family="graphic" style:parent-style-name="objectwithoutfill">
      <style:graphic-properties svg:stroke-color="#999999" draw:fill="none" draw:textarea-vertical-align="middle"/>
    </style:style>
    <style:style style:name="gr114" style:family="graphic" style:parent-style-name="objectwithoutfill">
      <style:graphic-properties svg:stroke-width="0.028cm" svg:stroke-color="#0000ff" draw:marker-start-width="0.242cm" draw:marker-end-width="0.242cm" draw:fill="none" draw:textarea-vertical-align="middle" fo:padding-top="0.139cm" fo:padding-bottom="0.139cm" fo:padding-left="0.264cm" fo:padding-right="0.264cm"/>
    </style:style>
    <style:style style:name="gr115" style:family="graphic" style:parent-style-name="standard">
      <style:graphic-properties draw:stroke="none" svg:stroke-width="0.106cm" draw:marker-start-width="0.359cm" draw:marker-end-width="0.359cm" draw:fill="solid" draw:fill-color="#66cc00"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116" style:family="graphic" style:parent-style-name="standard">
      <style:graphic-properties svg:stroke-color="#808080" draw:textarea-horizontal-align="justify" draw:textarea-vertical-align="middle" draw:auto-grow-height="false" fo:min-height="0cm" fo:min-width="0cm"/>
    </style:style>
    <style:style style:name="gr117" style:family="graphic" style:parent-style-name="standard">
      <style:graphic-properties svg:stroke-color="#808080" draw:fill="gradient" draw:fill-gradient-name="Argile" draw:textarea-vertical-align="middle"/>
    </style:style>
    <style:style style:name="gr118" style:family="graphic" style:parent-style-name="standard">
      <style:graphic-properties svg:stroke-color="#808080" draw:fill="gradient" draw:fill-gradient-name="Argile" draw:textarea-horizontal-align="justify" draw:textarea-vertical-align="middle" draw:auto-grow-height="false" fo:min-height="0cm" fo:min-width="0cm"/>
    </style:style>
    <style:style style:name="gr119"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291cm" fo:min-width="0.063cm" fo:padding-top="0.139cm" fo:padding-bottom="0.139cm" fo:padding-left="0.264cm" fo:padding-right="0.264cm"/>
    </style:style>
    <style:style style:name="gr120" style:family="graphic" style:parent-style-name="standard">
      <style:graphic-properties draw:fill-color="#009900" draw:textarea-vertical-align="middle" draw:auto-grow-height="false" fo:min-height="0.351cm" fo:min-width="0.201cm"/>
    </style:style>
    <style:style style:name="gr121" style:family="graphic" style:parent-style-name="objectwithoutfill">
      <style:graphic-properties svg:stroke-width="0.081cm" svg:stroke-color="#666666" draw:marker-start-width="0.321cm" draw:marker-end-width="0.321cm" draw:fill="none" draw:textarea-vertical-align="middle" fo:padding-top="0.165cm" fo:padding-bottom="0.165cm" fo:padding-left="0.29cm" fo:padding-right="0.29cm"/>
    </style:style>
    <style:style style:name="gr122"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123" style:family="graphic" style:parent-style-name="standard">
      <style:graphic-properties draw:textarea-vertical-align="middle"/>
    </style:style>
    <style:style style:name="gr124" style:family="graphic" style:parent-style-name="standard">
      <style:graphic-properties draw:fill="gradient" draw:fill-color="#cccccc" draw:fill-gradient-name="Gradient_20_6" draw:textarea-horizontal-align="justify" draw:textarea-vertical-align="middle" draw:auto-grow-height="false" fo:min-height="0.35cm" fo:min-width="0.6cm"/>
    </style:style>
    <style:style style:name="gr125" style:family="graphic" style:parent-style-name="standard">
      <style:graphic-properties draw:textarea-horizontal-align="justify" draw:textarea-vertical-align="middle" draw:auto-grow-height="false" fo:min-height="0.15cm" fo:min-width="0cm"/>
    </style:style>
    <style:style style:name="gr126" style:family="graphic" style:parent-style-name="standard">
      <style:graphic-properties draw:fill-color="#ffffff" draw:textarea-horizontal-align="justify" draw:textarea-vertical-align="middle" draw:auto-grow-height="false" fo:min-height="0.75cm" fo:min-width="0.9cm"/>
    </style:style>
    <style:style style:name="gr127"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128" style:family="graphic" style:parent-style-name="standard">
      <style:graphic-properties draw:fill="gradient" draw:fill-color="#cccccc" draw:fill-gradient-name="Gradient_20_6" draw:textarea-horizontal-align="justify" draw:textarea-vertical-align="middle" draw:auto-grow-height="false" fo:min-height="0.126cm" fo:min-width="0.227cm"/>
    </style:style>
    <style:style style:name="gr129" style:family="graphic" style:parent-style-name="standard">
      <style:graphic-properties draw:fill-color="#ffffff" draw:textarea-horizontal-align="justify" draw:textarea-vertical-align="middle" draw:auto-grow-height="false" fo:min-height="0.376cm" fo:min-width="0.425cm"/>
    </style:style>
    <style:style style:name="gr130" style:family="graphic" style:parent-style-name="standard">
      <style:graphic-properties draw:fill-color="#009900" draw:textarea-horizontal-align="justify" draw:textarea-vertical-align="middle" draw:auto-grow-height="false" fo:min-height="0.1cm" fo:min-width="0cm"/>
    </style:style>
    <style:style style:name="P1" style:family="paragraph">
      <loext:graphic-properties draw:fill-color="#ccff66"/>
      <style:paragraph-properties fo:text-align="center"/>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e6e6ff"/>
      <style:paragraph-properties fo:text-align="center"/>
    </style:style>
    <style:style style:name="P5" style:family="paragraph">
      <loext:graphic-properties draw:fill="none" draw:fill-color="#ffffff"/>
    </style:style>
    <style:style style:name="P6" style:family="paragraph">
      <loext:graphic-properties draw:fill="gradient" draw:fill-gradient-name="Olive_20_Green"/>
      <style:paragraph-properties fo:text-align="center"/>
    </style:style>
    <style:style style:name="P7" style:family="paragraph">
      <style:paragraph-properties fo:text-align="center"/>
    </style:style>
    <style:style style:name="P8" style:family="paragraph">
      <loext:graphic-properties draw:fill="gradient" draw:fill-gradient-name="Tango_20_Green"/>
      <style:paragraph-properties fo:text-align="center"/>
    </style:style>
    <style:style style:name="P9" style:family="paragraph">
      <loext:graphic-properties draw:fill="gradient" draw:fill-gradient-name="Tango_20_Yellow"/>
      <style:paragraph-properties fo:text-align="center"/>
    </style:style>
    <style:style style:name="P10" style:family="paragraph">
      <loext:graphic-properties draw:fill="solid" draw:fill-color="#ffffff"/>
      <style:paragraph-properties fo:text-align="center"/>
    </style:style>
    <style:style style:name="P11" style:family="paragraph">
      <loext:graphic-properties draw:fill="gradient" draw:fill-gradient-name="Tango_20_Gray"/>
      <style:paragraph-properties fo:text-align="center"/>
    </style:style>
    <style:style style:name="P12" style:family="paragraph">
      <loext:graphic-properties draw:fill="gradient" draw:fill-gradient-name="Gradient_20_2"/>
      <style:paragraph-properties fo:text-align="center"/>
    </style:style>
    <style:style style:name="P13" style:family="paragraph">
      <loext:graphic-properties draw:fill="none"/>
      <style:paragraph-properties fo:text-align="center"/>
    </style:style>
    <style:style style:name="P14" style:family="paragraph">
      <loext:graphic-properties draw:fill-color="#dddddd"/>
      <style:paragraph-properties fo:text-align="center"/>
    </style:style>
    <style:style style:name="P15" style:family="paragraph">
      <loext:graphic-properties draw:fill-color="#66ffff"/>
      <style:paragraph-properties fo:text-align="center"/>
    </style:style>
    <style:style style:name="P16" style:family="paragraph">
      <loext:graphic-properties draw:fill-color="#eeeeee"/>
      <style:paragraph-properties fo:text-align="center"/>
    </style:style>
    <style:style style:name="P17" style:family="paragraph">
      <loext:graphic-properties draw:fill="gradient" draw:fill-gradient-name="Tango_20_Red"/>
      <style:paragraph-properties fo:text-align="center"/>
    </style:style>
    <style:style style:name="P18" style:family="paragraph">
      <loext:graphic-properties draw:fill="gradient" draw:fill-gradient-name="Argile"/>
      <style:paragraph-properties fo:text-align="center"/>
    </style:style>
    <style:style style:name="P19" style:family="paragraph">
      <loext:graphic-properties draw:fill="gradient" draw:fill-gradient-name="Tango_20_Orange"/>
      <style:paragraph-properties fo:text-align="center"/>
    </style:style>
    <style:style style:name="P20" style:family="paragraph">
      <loext:graphic-properties draw:fill="solid" draw:fill-color="#111111"/>
      <style:paragraph-properties fo:text-align="center"/>
      <style:text-properties fo:color="#66ff66" fo:font-size="6pt" style:font-size-asian="6pt" style:font-size-complex="6pt"/>
    </style:style>
    <style:style style:name="P21" style:family="paragraph">
      <loext:graphic-properties draw:fill="gradient" draw:fill-gradient-name="Tango_20_Blue"/>
      <style:paragraph-properties fo:text-align="center"/>
    </style:style>
    <style:style style:name="P22" style:family="paragraph">
      <loext:graphic-properties draw:fill="gradient" draw:fill-gradient-name="Deep_20_Blue"/>
      <style:paragraph-properties fo:text-align="center"/>
    </style:style>
    <style:style style:name="P23" style:family="paragraph">
      <loext:graphic-properties draw:fill="gradient" draw:fill-gradient-name="Gradient_20_2" draw:opacity="50%"/>
      <style:paragraph-properties fo:text-align="center"/>
    </style:style>
    <style:style style:name="P24" style:family="paragraph">
      <loext:graphic-properties draw:fill-color="#0066ff" draw:opacity="100%" draw:opacity-name="Transparency_20_24"/>
      <style:paragraph-properties fo:text-align="center"/>
    </style:style>
    <style:style style:name="P25" style:family="paragraph">
      <loext:graphic-properties draw:fill="solid" draw:fill-color="#ffffff" draw:opacity="80%"/>
      <style:paragraph-properties fo:text-align="center"/>
    </style:style>
    <style:style style:name="P26" style:family="paragraph">
      <loext:graphic-properties draw:fill="gradient" draw:fill-gradient-name="Gradient_20_4"/>
      <style:paragraph-properties fo:text-align="center"/>
    </style:style>
    <style:style style:name="P27" style:family="paragraph">
      <loext:graphic-properties draw:fill="gradient" draw:fill-gradient-name="Brownie"/>
      <style:paragraph-properties fo:text-align="center"/>
    </style:style>
    <style:style style:name="P28" style:family="paragraph">
      <loext:graphic-properties draw:fill-color="#996600"/>
      <style:paragraph-properties fo:text-align="center"/>
    </style:style>
    <style:style style:name="P29" style:family="paragraph">
      <loext:graphic-properties draw:fill-color="#663333"/>
      <style:paragraph-properties fo:text-align="center"/>
    </style:style>
    <style:style style:name="P30" style:family="paragraph">
      <loext:graphic-properties draw:fill="gradient" draw:fill-gradient-name="Argile" draw:opacity="50%"/>
      <style:paragraph-properties fo:text-align="center"/>
    </style:style>
    <style:style style:name="P31" style:family="paragraph">
      <loext:graphic-properties draw:fill="gradient" draw:fill-gradient-name="Grison"/>
      <style:paragraph-properties fo:text-align="center"/>
    </style:style>
    <style:style style:name="P32" style:family="paragraph">
      <loext:graphic-properties draw:fill-color="#b2b2b2"/>
      <style:paragraph-properties fo:text-align="center"/>
    </style:style>
    <style:style style:name="P33" style:family="paragraph">
      <loext:graphic-properties draw:fill="gradient" draw:fill-gradient-name="Gradient_20_3" draw:opacity="100%"/>
      <style:paragraph-properties fo:text-align="center"/>
    </style:style>
    <style:style style:name="P34" style:family="paragraph">
      <loext:graphic-properties draw:fill="solid" draw:fill-color="#ffff99" draw:opacity="100%" draw:opacity-name="Transparency_20_83"/>
      <style:paragraph-properties fo:text-align="center"/>
    </style:style>
    <style:style style:name="P35" style:family="paragraph">
      <loext:graphic-properties draw:fill="solid" draw:fill-color="#ccff66" draw:opacity="100%" draw:opacity-name="Transparency_20_83"/>
      <style:paragraph-properties fo:text-align="center"/>
    </style:style>
    <style:style style:name="P36" style:family="paragraph">
      <loext:graphic-properties draw:fill="solid" draw:fill-color="#ffffff" draw:opacity="100%" draw:opacity-name="Transparency_20_67"/>
      <style:paragraph-properties fo:text-align="center"/>
    </style:style>
    <style:style style:name="P37" style:family="paragraph">
      <loext:graphic-properties draw:fill="solid" draw:fill-color="#66ff66" draw:opacity="100%" draw:opacity-name="Transparency_20_67"/>
      <style:paragraph-properties fo:text-align="center"/>
    </style:style>
    <style:style style:name="P38" style:family="paragraph">
      <loext:graphic-properties draw:fill="solid" draw:fill-color="#ccff66" draw:opacity="100%" draw:opacity-name="Transparency_20_55"/>
      <style:paragraph-properties fo:text-align="center"/>
    </style:style>
    <style:style style:name="P39" style:family="paragraph">
      <loext:graphic-properties draw:fill="solid" draw:fill-color="#cccccc" draw:opacity="100%" draw:opacity-name="Transparency_20_67"/>
      <style:paragraph-properties fo:text-align="center"/>
    </style:style>
    <style:style style:name="P40" style:family="paragraph">
      <loext:graphic-properties draw:fill="solid" draw:fill-color="#99ffff" draw:opacity="100%" draw:opacity-name="Transparency_20_83"/>
      <style:paragraph-properties fo:text-align="center"/>
    </style:style>
    <style:style style:name="P41" style:family="paragraph">
      <loext:graphic-properties draw:fill-color="#00cc00"/>
      <style:paragraph-properties fo:text-align="center"/>
    </style:style>
    <style:style style:name="P42" style:family="paragraph">
      <loext:graphic-properties draw:fill-color="#996666"/>
      <style:paragraph-properties fo:text-align="center"/>
    </style:style>
    <style:style style:name="P43" style:family="paragraph">
      <loext:graphic-properties draw:fill="gradient" draw:fill-gradient-name="Gradient_20_5"/>
      <style:paragraph-properties fo:text-align="center"/>
    </style:style>
    <style:style style:name="P44" style:family="paragraph">
      <loext:graphic-properties draw:fill-color="#ffff66"/>
      <style:paragraph-properties fo:text-align="center"/>
      <style:text-properties style:font-name="Times New Roman" fo:font-size="36pt" style:font-size-asian="36pt" style:font-size-complex="36pt"/>
    </style:style>
    <style:style style:name="P45" style:family="paragraph">
      <loext:graphic-properties draw:fill="none"/>
      <style:paragraph-properties fo:text-align="center"/>
      <style:text-properties style:font-name="Times New Roman" fo:font-size="36pt" style:font-size-asian="36pt" style:font-size-complex="36pt"/>
    </style:style>
    <style:style style:name="P46" style:family="paragraph">
      <loext:graphic-properties draw:fill="solid" draw:fill-color="#ffffff" draw:opacity="100%" draw:opacity-name="Transparency_20_89"/>
      <style:paragraph-properties fo:text-align="center"/>
    </style:style>
    <style:style style:name="P47" style:family="paragraph">
      <loext:graphic-properties draw:fill="solid" draw:fill-color="#66cc00" draw:opacity="100%" draw:opacity-name="Transparency_20_83"/>
      <style:paragraph-properties fo:text-align="center"/>
    </style:style>
    <style:style style:name="P48" style:family="paragraph">
      <loext:graphic-properties draw:fill-color="#009900"/>
      <style:paragraph-properties fo:text-align="center"/>
    </style:style>
    <style:style style:name="P49" style:family="paragraph">
      <loext:graphic-properties draw:fill="gradient" draw:fill-color="#cccccc" draw:fill-gradient-name="Gradient_20_6"/>
      <style:paragraph-properties fo:text-align="center"/>
    </style:style>
    <style:style style:name="P50" style:family="paragraph">
      <loext:graphic-properties draw:fill-color="#ffffff"/>
      <style:paragraph-properties fo:text-align="center"/>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color="#66ff66" fo:font-size="6pt" style:font-size-asian="6pt" style:font-size-complex="6pt"/>
    </style:style>
    <style:style style:name="T4" style:family="text">
      <style:text-properties style:font-name="Times New Roman"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g>
          <draw:custom-shape draw:style-name="gr1" draw:text-style-name="P1" draw:layer="layout" svg:width="1cm" svg:height="1cm" svg:x="4.195cm" svg:y="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192cm" svg:height="0.806cm" svg:x="4.091cm" svg:y="3.756cm">
            <draw:text-box>
              <text:p><text:span text:style-name="T1">DB</text:span></text:p>
            </draw:text-box>
          </draw:frame>
          <draw:frame draw:style-name="gr3" draw:text-style-name="P3" draw:layer="layout" svg:width="1.281cm" svg:height="0.645cm" svg:x="4.054cm" svg:y="4.199cm">
            <draw:text-box>
              <text:p><text:span text:style-name="T2">open</text:span></text:p>
            </draw:text-box>
          </draw:frame>
        </draw:g>
        <draw:g>
          <draw:custom-shape draw:style-name="gr4" draw:text-style-name="P4" draw:layer="layout" svg:width="1cm" svg:height="1cm" svg:x="5.612cm" svg:y="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192cm" svg:height="0.806cm" svg:x="5.515cm" svg:y="3.756cm">
            <draw:text-box>
              <text:p><text:span text:style-name="T1">DB</text:span></text:p>
            </draw:text-box>
          </draw:frame>
          <draw:frame draw:style-name="gr5" draw:text-style-name="P3" draw:layer="layout" svg:width="1.323cm" svg:height="0.645cm" svg:x="5.457cm" svg:y="4.206cm">
            <draw:text-box>
              <text:p><text:span text:style-name="T2">close</text:span></text:p>
            </draw:text-box>
          </draw:frame>
        </draw:g>
        <draw:frame draw:style-name="gr6" draw:text-style-name="P5" draw:layer="layout" svg:width="8.067cm" svg:height="2.384cm" svg:x="10.3cm" svg:y="2.2cm">
          <draw:text-box>
            <text:p>Для снятия изображения </text:p>
            <text:p>использовать масштаб </text:p>
            <text:p>65-100%</text:p>
          </draw:text-box>
        </draw:frame>
        <draw:g>
          <draw:custom-shape draw:style-name="gr1" draw:text-style-name="P1" draw:layer="layout" svg:width="1cm" svg:height="1cm" svg:x="4.196cm" svg:y="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6" draw:layer="layout" svg:width="0.4cm" svg:height="0.2cm" svg:x="5.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2cm" svg:y="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6cm" svg:y="7.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7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8cm" svg:y="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9cm" svg:y="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8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4cm" svg:height="0.296cm" svg:x="5.3cm" svg:y="7.204cm">
          <text:p/>
          <draw:enhanced-geometry svg:viewBox="0 0 21600 21600" draw:type="rectangle" draw:enhanced-path="M 0 0 L 21600 0 21600 21600 0 21600 0 0 Z N"/>
        </draw:custom-shape>
        <draw:custom-shape draw:style-name="gr10" draw:text-style-name="P8" draw:layer="layout" svg:width="0.4cm" svg:height="0.2cm" svg:x="5.303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4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8cm" svg:height="0.018cm" svg:x="5.301cm" svg:y="7.485cm">
          <text:p/>
          <draw:enhanced-geometry svg:viewBox="0 0 21600 21600" draw:type="rectangle" draw:enhanced-path="M 0 0 L 21600 0 21600 21600 0 21600 0 0 Z N"/>
        </draw:custom-shape>
        <draw:custom-shape draw:style-name="gr10" draw:text-style-name="P8" draw:layer="layout" svg:width="0.4cm" svg:height="0.2cm" svg:x="5.305cm" svg:y="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4cm" svg:height="0.2cm" svg:x="5.305cm" svg:y="7.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0.359cm" svg:height="0.458cm" svg:x="5.782cm" svg:y="7.1cm" svg:viewBox="0 0 360 459" draw:points="0,148 42,459 360,306 326,0 156,68 117,31 22,79">
          <text:p/>
        </draw:polygon>
        <draw:polygon draw:style-name="gr13" draw:text-style-name="P10" draw:layer="layout" svg:width="0.287cm" svg:height="0.393cm" svg:x="5.854cm" svg:y="7.142cm" svg:viewBox="0 0 288 394" draw:points="0,127 0,394 264,264 288,0">
          <text:p/>
        </draw:polygon>
        <draw:polygon draw:style-name="gr12" draw:text-style-name="P9" draw:layer="layout" svg:width="0.375cm" svg:height="0.396cm" svg:x="5.824cm" svg:y="7.163cm" svg:viewBox="0 0 376 397" draw:points="54,151 0,397 318,244 376,0">
          <text:p/>
        </draw:polygon>
        <draw:g>
          <draw:polygon draw:style-name="gr12" draw:text-style-name="P9" draw:layer="layout" svg:width="0.359cm" svg:height="0.458cm" svg:x="6.282cm" svg:y="7cm" svg:viewBox="0 0 360 459" draw:points="0,148 42,459 360,306 326,0 156,68 117,31 22,79">
            <text:p/>
          </draw:polygon>
          <draw:polygon draw:style-name="gr13" draw:text-style-name="P10" draw:layer="layout" svg:width="0.287cm" svg:height="0.393cm" svg:x="6.354cm" svg:y="7.042cm" svg:viewBox="0 0 288 394" draw:points="0,127 0,394 264,264 288,0">
            <text:p/>
          </draw:polygon>
          <draw:polygon draw:style-name="gr12" draw:text-style-name="P9" draw:layer="layout" svg:width="0.375cm" svg:height="0.396cm" svg:x="6.324cm" svg:y="7.063cm" svg:viewBox="0 0 376 397" draw:points="54,151 0,397 318,244 376,0">
            <text:p/>
          </draw:polygon>
        </draw:g>
        <draw:g>
          <draw:polygon draw:style-name="gr12" draw:text-style-name="P9" draw:layer="layout" svg:width="0.688cm" svg:height="0.697cm" svg:x="4.3cm" svg:y="5.261cm" svg:viewBox="0 0 689 698" draw:points="0,225 80,698 689,466 624,0 299,103 224,47 42,120">
            <text:p/>
          </draw:polygon>
          <draw:polygon draw:style-name="gr13" draw:text-style-name="P10" draw:layer="layout" svg:width="0.55cm" svg:height="0.599cm" svg:x="4.438cm" svg:y="5.325cm" svg:viewBox="0 0 551 600" draw:points="0,193 0,600 505,402 551,0">
            <text:p/>
          </draw:polygon>
          <draw:polygon draw:style-name="gr12" draw:text-style-name="P9" draw:layer="layout" svg:width="0.719cm" svg:height="0.603cm" svg:x="4.38cm" svg:y="5.357cm" svg:viewBox="0 0 720 604" draw:points="103,230 0,604 609,371 720,0">
            <text:p/>
          </draw:polygon>
        </draw:g>
        <draw:g>
          <draw:custom-shape draw:style-name="gr7" draw:text-style-name="P6" draw:layer="layout" svg:width="0.396cm" svg:height="0.133cm" svg:x="4.5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5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502cm" svg:y="7.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396cm" svg:height="0.197cm" svg:x="4.5cm" svg:y="7.737cm">
            <text:p/>
            <draw:enhanced-geometry svg:viewBox="0 0 21600 21600" draw:type="rectangle" draw:enhanced-path="M 0 0 L 21600 0 21600 21600 0 21600 0 0 Z N"/>
          </draw:custom-shape>
          <draw:custom-shape draw:style-name="gr10" draw:text-style-name="P8" draw:layer="layout" svg:width="0.396cm" svg:height="0.133cm" svg:x="4.502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504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5cm" svg:y="7.924cm">
            <text:p/>
            <draw:enhanced-geometry svg:viewBox="0 0 21600 21600" draw:type="rectangle" draw:enhanced-path="M 0 0 L 21600 0 21600 21600 0 21600 0 0 Z N"/>
          </draw:custom-shape>
          <draw:custom-shape draw:style-name="gr10" draw:text-style-name="P8" draw:layer="layout" svg:width="0.396cm" svg:height="0.133cm" svg:x="4.504cm" svg:y="7.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396cm" svg:height="0.133cm" svg:x="4.504cm" svg:y="7.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6" draw:layer="layout" svg:width="0.396cm" svg:height="0.133cm" svg:x="4.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6cm" svg:y="5.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602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604cm" svg:y="5.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6cm" svg:y="5.939cm">
            <text:p/>
            <draw:enhanced-geometry svg:viewBox="0 0 21600 21600" draw:type="rectangle" draw:enhanced-path="M 0 0 L 21600 0 21600 21600 0 21600 0 0 Z N"/>
          </draw:custom-shape>
          <draw:path draw:style-name="gr14" draw:text-style-name="P11" draw:layer="layout" svg:width="0.397cm" svg:height="0.256cm" svg:x="4.6cm" svg:y="5.759cm" svg:viewBox="0 0 398 257" svg:d="M0 4v194l14 22 25 14 60 15c94 8 76 8 116 8 21-3 67-8 67-8l68-16 27-11 12-9 7-15 2-198z">
            <text:p/>
          </draw:path>
          <draw:custom-shape draw:style-name="gr15" draw:text-style-name="P12" draw:layer="layout" svg:width="0.396cm" svg:height="0.133cm" svg:x="4.602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4.604cm" svg:y="5.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4.604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4" draw:layer="layout" svg:width="1cm" svg:height="1cm" svg:x="5.613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6" draw:layer="layout" svg:width="0.396cm" svg:height="0.133cm" svg:x="6.00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6.001cm" svg:y="5.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6.003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6.005cm" svg:y="5.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6.001cm" svg:y="5.939cm">
            <text:p/>
            <draw:enhanced-geometry svg:viewBox="0 0 21600 21600" draw:type="rectangle" draw:enhanced-path="M 0 0 L 21600 0 21600 21600 0 21600 0 0 Z N"/>
          </draw:custom-shape>
          <draw:path draw:style-name="gr14" draw:text-style-name="P11" draw:layer="layout" svg:width="0.397cm" svg:height="0.256cm" svg:x="6.001cm" svg:y="5.759cm" svg:viewBox="0 0 398 257" svg:d="M0 4v194l14 22 25 14 60 15c94 8 76 8 116 8 21-3 67-8 67-8l68-16 27-11 12-9 7-15 2-198z">
            <text:p/>
          </draw:path>
          <draw:custom-shape draw:style-name="gr15" draw:text-style-name="P12" draw:layer="layout" svg:width="0.396cm" svg:height="0.133cm" svg:x="6.003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6.005cm" svg:y="5.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6.00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13" draw:layer="layout" svg:x1="5.833cm" svg:y1="5.444cm" svg:x2="6.233cm" svg:y2="5.844cm">
          <text:p/>
        </draw:line>
        <draw:line draw:style-name="gr16" draw:text-style-name="P13" draw:layer="layout" svg:x1="6.233cm" svg:y1="5.444cm" svg:x2="5.833cm" svg:y2="5.844cm">
          <text:p/>
        </draw:line>
        <draw:g>
          <draw:custom-shape draw:style-name="gr17" draw:text-style-name="P14" draw:layer="layout" svg:width="1cm" svg:height="1cm" svg:x="4.197cm" svg:y="8.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0.536cm" svg:height="0.151cm" svg:x="4.324cm" svg:y="9.12cm" svg:viewBox="0 0 537 152" draw:points="0,0 0,150 537,152 534,2">
            <text:p/>
          </draw:polygon>
          <draw:polygon draw:style-name="gr18" draw:text-style-name="P11" draw:layer="layout" svg:width="0.053cm" svg:height="0.208cm" svg:x="4.858cm" svg:y="9.064cm" svg:viewBox="0 0 54 209" draw:points="54,0 54,153 4,209 0,58">
            <text:p/>
          </draw:polygon>
          <draw:polygon draw:style-name="gr18" draw:text-style-name="P11" draw:layer="layout" svg:width="0.586cm" svg:height="0.057cm" svg:x="4.325cm" svg:y="9.064cm" svg:viewBox="0 0 587 58" draw:points="0,56 69,0 587,0 534,58">
            <text:p/>
          </draw:polygon>
          <draw:polygon draw:style-name="gr18" draw:text-style-name="P11" draw:layer="layout" svg:width="0.195cm" svg:height="0.063cm" svg:x="4.372cm" svg:y="9.055cm" svg:viewBox="0 0 196 64" draw:points="0,0 1,64 196,64 196,0">
            <text:p/>
          </draw:polygon>
          <draw:polygon draw:style-name="gr18" draw:text-style-name="P11" draw:layer="layout" svg:width="0.053cm" svg:height="0.12cm" svg:x="4.565cm" svg:y="8.999cm" svg:viewBox="0 0 54 121" draw:points="54,0 54,65 4,121 0,56">
            <text:p/>
          </draw:polygon>
          <draw:polygon draw:style-name="gr18" draw:text-style-name="P11" draw:layer="layout" svg:width="0.246cm" svg:height="0.058cm" svg:x="4.372cm" svg:y="8.996cm" svg:viewBox="0 0 247 59" draw:points="0,59 57,0 247,3 193,59">
            <text:p/>
          </draw:polygon>
        </draw:g>
        <draw:g>
          <draw:custom-shape draw:style-name="gr7" draw:text-style-name="P6" draw:layer="layout" svg:width="0.396cm" svg:height="0.133cm" svg:x="4.4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4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402cm" svg:y="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4cm" svg:y="7.333cm">
            <text:p/>
            <draw:enhanced-geometry svg:viewBox="0 0 21600 21600" draw:type="rectangle" draw:enhanced-path="M 0 0 L 21600 0 21600 21600 0 21600 0 0 Z N"/>
          </draw:custom-shape>
          <draw:path draw:style-name="gr14" draw:text-style-name="P11" draw:layer="layout" svg:width="0.397cm" svg:height="0.256cm" svg:x="4.4cm" svg:y="7.153cm" svg:viewBox="0 0 398 257" svg:d="M0 4v194l14 22 25 14 60 15c94 8 76 8 116 8 21-3 67-8 67-8l68-16 27-11 12-9 7-15 2-198z">
            <text:p/>
          </draw:path>
          <draw:custom-shape draw:style-name="gr15" draw:text-style-name="P12" draw:layer="layout" svg:width="0.396cm" svg:height="0.133cm" svg:x="4.402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6" draw:layer="layout" svg:width="0.099cm" svg:height="0.039cm" svg:x="4.634cm" svg:y="9.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4cm" svg:x="4.634cm" svg:y="9.0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39cm" svg:x="4.635cm" svg:y="9.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099cm" svg:height="0.003cm" svg:x="4.634cm" svg:y="9.081cm">
            <text:p/>
            <draw:enhanced-geometry svg:viewBox="0 0 21600 21600" draw:mirror-horizontal="false" draw:mirror-vertical="false" draw:type="rectangle" draw:enhanced-path="M 0 0 L 21600 0 21600 21600 0 21600 0 0 Z N"/>
          </draw:custom-shape>
          <draw:path draw:style-name="gr18" draw:text-style-name="P11" draw:layer="layout" svg:width="0.099cm" svg:height="0.075cm" svg:x="4.634cm" svg:y="9.028cm" svg:viewBox="0 0 100 76" svg:d="M0 1v57l4 7 6 4 15 4c23 3 19 3 29 3 5-1 17-3 17-3l17-4 7-4 3-2 1-5 1-58z">
            <text:p/>
          </draw:path>
          <draw:custom-shape draw:style-name="gr19" draw:text-style-name="P11" draw:layer="layout" svg:width="0.099cm" svg:height="0.039cm" svg:x="4.635cm" svg:y="9.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86cm" svg:height="0.029cm" svg:x="4.35cm" svg:y="9.142cm">
          <text:p/>
          <draw:enhanced-geometry svg:viewBox="0 0 21600 21600" draw:type="rectangle" draw:enhanced-path="M 0 0 L 21600 0 21600 21600 0 21600 0 0 Z N"/>
        </draw:custom-shape>
        <draw:custom-shape draw:style-name="gr20" draw:text-style-name="P15" draw:layer="layout" svg:width="0.086cm" svg:height="0.029cm" svg:x="4.45cm" svg:y="9.142cm">
          <text:p/>
          <draw:enhanced-geometry svg:viewBox="0 0 21600 21600" draw:type="rectangle" draw:enhanced-path="M 0 0 L 21600 0 21600 21600 0 21600 0 0 Z N"/>
        </draw:custom-shape>
        <draw:custom-shape draw:style-name="gr20" draw:text-style-name="P15" draw:layer="layout" svg:width="0.086cm" svg:height="0.029cm" svg:x="4.55cm" svg:y="9.142cm">
          <text:p/>
          <draw:enhanced-geometry svg:viewBox="0 0 21600 21600" draw:type="rectangle" draw:enhanced-path="M 0 0 L 21600 0 21600 21600 0 21600 0 0 Z N"/>
        </draw:custom-shape>
        <draw:custom-shape draw:style-name="gr20" draw:text-style-name="P15" draw:layer="layout" svg:width="0.086cm" svg:height="0.029cm" svg:x="4.65cm" svg:y="9.142cm">
          <text:p/>
          <draw:enhanced-geometry svg:viewBox="0 0 21600 21600" draw:type="rectangle" draw:enhanced-path="M 0 0 L 21600 0 21600 21600 0 21600 0 0 Z N"/>
        </draw:custom-shape>
        <draw:custom-shape draw:style-name="gr20" draw:text-style-name="P15" draw:layer="layout" svg:width="0.086cm" svg:height="0.029cm" svg:x="4.75cm" svg:y="9.142cm">
          <text:p/>
          <draw:enhanced-geometry svg:viewBox="0 0 21600 21600" draw:type="rectangle" draw:enhanced-path="M 0 0 L 21600 0 21600 21600 0 21600 0 0 Z N"/>
        </draw:custom-shape>
        <draw:g>
          <draw:path draw:style-name="gr18" draw:text-style-name="P11" draw:layer="layout" svg:width="0.082cm" svg:height="0.198cm" svg:x="4.762cm" svg:y="8.906cm" svg:viewBox="0 0 83 199" svg:d="M23 0l-23 182 3 7 5 4 13 4c19 2 16 2 24 2 4 0 15-2 15-2l14-5 6-3 2-3 1-4-18-182z">
            <text:p/>
          </draw:path>
          <draw:custom-shape draw:style-name="gr19" draw:text-style-name="P11" draw:layer="layout" svg:width="0.04cm" svg:height="0.015cm" svg:x="4.786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57cm" svg:height="0.017cm" svg:x="4.382cm" svg:y="9.071cm">
          <text:p/>
          <draw:enhanced-geometry svg:viewBox="0 0 21600 21600" draw:type="rectangle" draw:enhanced-path="M 0 0 L 21600 0 21600 21600 0 21600 0 0 Z N"/>
        </draw:custom-shape>
        <draw:custom-shape draw:style-name="gr20" draw:text-style-name="P15" draw:layer="layout" svg:width="0.057cm" svg:height="0.017cm" svg:x="4.482cm" svg:y="9.071cm">
          <text:p/>
          <draw:enhanced-geometry svg:viewBox="0 0 21600 21600" draw:type="rectangle" draw:enhanced-path="M 0 0 L 21600 0 21600 21600 0 21600 0 0 Z N"/>
        </draw:custom-shape>
        <draw:g>
          <draw:polygon draw:style-name="gr18" draw:text-style-name="P11" draw:layer="layout" svg:width="0.533cm" svg:height="0.155cm" svg:x="4.424cm" svg:y="9.421cm" svg:viewBox="0 0 534 156" draw:points="0,0 0,43 25,58 58,86 75,107 89,156 124,156 135,108 157,81 185,62 211,54 260,50 310,58 353,75 385,105 408,156 447,156 465,109 492,71 534,43 534,2">
            <text:p/>
          </draw:polygon>
          <draw:polygon draw:style-name="gr18" draw:text-style-name="P11" draw:layer="layout" svg:width="0.053cm" svg:height="0.098cm" svg:x="4.958cm" svg:y="9.365cm" svg:viewBox="0 0 54 99" draw:points="54,0 54,40 0,99 0,58">
            <text:p/>
          </draw:polygon>
          <draw:polygon draw:style-name="gr18" draw:text-style-name="P11" draw:layer="layout" svg:width="0.586cm" svg:height="0.057cm" svg:x="4.425cm" svg:y="9.365cm" svg:viewBox="0 0 587 58" draw:points="0,56 69,0 587,0 534,58">
            <text:p/>
          </draw:polygon>
          <draw:line draw:style-name="gr21" draw:text-style-name="P13" draw:layer="layout" svg:x1="4.424cm" svg:y1="9.464cm" svg:x2="4.958cm" svg:y2="9.464cm">
            <text:p/>
          </draw:line>
          <draw:line draw:style-name="gr22" draw:text-style-name="P13" draw:layer="layout" svg:x1="4.458cm" svg:y1="9.393cm" svg:x2="4.985cm" svg:y2="9.393cm">
            <text:p/>
          </draw:line>
        </draw:g>
        <draw:g>
          <draw:custom-shape draw:style-name="gr23" draw:text-style-name="P16" draw:layer="layout" svg:width="2.2cm" svg:height="2.2cm" svg:x="7.2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cm" svg:y="8.165cm" svg:viewBox="0 0 1650 1635" draw:points="100,935 532,1326 700,1635 887,1323 1295,612 1624,223 1650,19 1511,0 1242,140 993,722 819,1081 747,1217 365,956 0,835">
            <text:p/>
          </draw:polygon>
        </draw:g>
        <draw:g>
          <draw:custom-shape draw:style-name="gr23" draw:text-style-name="P16" draw:layer="layout" svg:width="2.2cm" svg:height="2.2cm" svg:x="9.6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5" draw:text-style-name="P17" draw:layer="layout" svg:width="1.199cm" svg:height="1.199cm" svg:x="10cm" svg:y="8.5cm" svg:viewBox="0 0 1200 1200" draw:points="532,620 300,424 100,282 0,212 95,150 100,71 200,71 200,0 500,212 800,494 987,705 1148,994 1200,1129 1108,1149 1029,1200 963,1172 764,901">
              <text:p/>
            </draw:polygon>
            <draw:polygon draw:style-name="gr25" draw:text-style-name="P17" draw:layer="layout" svg:width="1.106cm" svg:height="1.199cm" svg:x="10.177cm" svg:y="8.534cm" svg:viewBox="0 0 1107 1200" draw:points="668,620 878,411 1060,305 1107,219 1105,150 1100,71 1080,21 1023,0 786,123 561,378 234,752 75,993 0,1129 32,1166 171,1200 237,1172 436,901">
              <text:p/>
            </draw:polygon>
          </draw:g>
        </draw:g>
        <draw:g>
          <draw:custom-shape draw:style-name="gr23" draw:text-style-name="P16" draw:layer="layout" svg:width="2.2cm" svg:height="2.2cm" svg:x="7.201cm" svg:y="10.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7.5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0.2cm" svg:height="0.8cm" svg:x="8.2cm" svg:y="1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2cm" svg:height="0.8cm" draw:transform="rotate (1.5707963267949) translate (7.902cm 1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2" draw:layer="layout" svg:width="0.28cm" svg:height="0.262cm" draw:transform="rotate (1.5707963267949) translate (8.176cm 11.6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9.601cm" svg:y="10.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9.9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0.302cm 1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7.201cm" svg:y="12.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2" draw:layer="layout" svg:width="1cm" svg:height="1cm" svg:x="7.5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8.349cm" svg:y="13.23cm" svg:viewBox="0 0 836 755" draw:points="0,688 236,400 536,100 736,0 836,0 836,100 713,296 384,544 60,755">
            <text:p/>
          </draw:polygon>
        </draw:g>
        <draw:g>
          <draw:custom-shape draw:style-name="gr23" draw:text-style-name="P16" draw:layer="layout" svg:width="2.2cm" svg:height="2.2cm" svg:x="9.601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9" draw:layer="layout" svg:width="1.099cm" svg:height="1.199cm" svg:x="10.2cm" svg:y="13.4cm" svg:viewBox="0 0 1100 1200" draw:points="0,1000 900,0 1100,200 200,1200">
            <text:p/>
          </draw:polygon>
          <draw:polygon draw:style-name="gr33" draw:text-style-name="P19" draw:layer="layout" svg:width="0.985cm" svg:height="0.986cm" svg:x="10.482cm" svg:y="13.6cm" svg:viewBox="0 0 986 987" draw:points="818,0 986,0 110,956 7,987 0,912">
            <text:p/>
          </draw:polygon>
          <draw:polygon draw:style-name="gr33" draw:text-style-name="P19" draw:layer="layout" svg:width="0.914cm" svg:height="1.145cm" svg:x="10.2cm" svg:y="13.254cm" svg:viewBox="0 0 915 1146" draw:points="915,0 900,146 0,1146 55,970">
            <text:p/>
          </draw:polygon>
          <draw:polygon draw:style-name="gr12" draw:text-style-name="P9" draw:layer="layout" svg:width="0.367cm" svg:height="0.345cm" svg:x="11.1cm" svg:y="13.254cm" svg:viewBox="0 0 368 346" draw:points="15,0 169,28 346,199 368,346 200,346 0,146">
            <text:p/>
          </draw:polygon>
          <draw:polygon draw:style-name="gr12" draw:text-style-name="P9" draw:layer="layout" svg:width="0.596cm" svg:height="0.62cm" svg:x="9.995cm" svg:y="14.224cm" svg:viewBox="0 0 597 621" draw:points="0,621 260,0 225,116 262,116 315,292 487,288 494,363 597,332">
            <text:p/>
          </draw:polygon>
          <draw:custom-shape draw:style-name="gr34" draw:text-style-name="P18" draw:layer="layout" svg:width="0.2cm" svg:height="0.1cm" draw:transform="rotate (-0.680678408277789) translate (11.239cm 13.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9.996cm" svg:y="14.622cm" svg:viewBox="0 0 207 224" draw:points="0,224 92,0 90,10 92,23 106,48 128,81 164,108 207,122">
            <text:p/>
          </draw:polygon>
        </draw:g>
        <draw:g>
          <draw:custom-shape draw:style-name="gr23" draw:text-style-name="P16" draw:layer="layout" svg:width="2.2cm" svg:height="2.2cm" svg:x="7.201cm" svg:y="15.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 draw:text-style-name="P11" draw:layer="layout" svg:width="0.699cm" svg:height="1.099cm" svg:x="7.7cm" svg:y="16cm" svg:viewBox="0 0 700 1100" draw:points="0,0 0,1100 700,1100 700,0">
            <text:p/>
          </draw:polygon>
          <draw:polygon draw:style-name="gr35" draw:text-style-name="P12" draw:layer="layout" svg:width="0.399cm" svg:height="1.199cm" svg:x="7.7cm" svg:y="16cm" svg:viewBox="0 0 400 1200" draw:points="0,0 0,1100 400,1200 400,100">
            <text:p/>
          </draw:polygon>
          <draw:custom-shape draw:style-name="gr36" draw:text-style-name="P20" draw:layer="layout" svg:width="0.7cm" svg:height="0.3cm" svg:x="7.7cm" svg:y="15.6cm">
            <text:p text:style-name="P7"><text:span text:style-name="T3">EXIT</text:span></text:p>
            <draw:enhanced-geometry svg:viewBox="0 0 21600 21600" draw:type="rectangle" draw:enhanced-path="M 0 0 L 21600 0 21600 21600 0 21600 0 0 Z N"/>
          </draw:custom-shape>
          <draw:polygon draw:style-name="gr32" draw:text-style-name="P18" draw:layer="layout" svg:width="0.153cm" svg:height="0.32cm" draw:transform="skewX (-0.0495673507566389) rotate (-2.31029233086489) translate (8.97879472965771cm 16.6430772993931cm)" svg:viewBox="0 0 154 321" draw:points="88,44 38,132 0,279 0,308 24,321 49,309 55,283 88,143 154,39 152,15 141,0">
            <text:p/>
          </draw:polygon>
          <draw:polygon draw:style-name="gr32" draw:text-style-name="P18" draw:layer="layout" svg:width="0.127cm" svg:height="0.306cm" svg:x="8.654cm" svg:y="16.424cm" svg:viewBox="0 0 128 307" draw:points="0,186 7,20 95,0 115,27 128,86 122,278 97,307 71,307 3,307 9,267">
            <text:p/>
          </draw:polygon>
          <draw:custom-shape draw:style-name="gr34" draw:text-style-name="P18" draw:layer="layout" svg:width="0.22cm" svg:height="0.231cm" svg:x="8.584cm" svg:y="16.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179cm" svg:height="0.374cm" svg:x="8.532cm" svg:y="16.729cm" svg:viewBox="0 0 180 375" draw:points="125,0 44,155 0,326 0,360 28,375 57,362 64,331 103,168 180,46 178,18 165,0">
            <text:p/>
          </draw:polygon>
          <draw:polygon draw:style-name="gr32" draw:text-style-name="P18" draw:layer="layout" svg:width="0.179cm" svg:height="0.374cm" draw:transform="rotate (0.593411945678072) translate (8.59879804195571cm 16.80169183672cm)" svg:viewBox="0 0 180 375" draw:points="125,0 44,155 0,326 0,360 28,375 57,362 64,331 103,168 180,46 178,18 165,0">
            <text:p/>
          </draw:polygon>
          <draw:polygon draw:style-name="gr32" draw:text-style-name="P18" draw:layer="layout" svg:width="0.153cm" svg:height="0.32cm" draw:transform="skewX (-0.049567350756639) rotate (3.00196631343025) translate (8.68994400001168cm 16.7727228629862cm)" svg:viewBox="0 0 154 321" draw:points="88,44 38,132 0,279 0,308 24,321 49,309 55,283 88,143 154,39 152,15 141,0">
            <text:p/>
          </draw:polygon>
        </draw:g>
        <draw:g>
          <draw:custom-shape draw:style-name="gr23" draw:text-style-name="P16" draw:layer="layout" svg:width="2.2cm" svg:height="2.2cm" svg:x="12.501cm" svg:y="10.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2.8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2" draw:layer="layout" svg:width="0.4cm" svg:height="1.2cm" svg:x="13.4cm" svg:y="10.9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3cm 1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0.598cm" svg:height="0.517cm" draw:transform="rotate (1.5707963267949) translate (13.35cm 11.7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901cm" svg:y="10.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5.2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5.602cm 1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5.4cm 1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7.2cm" svg:y="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cm" svg:y="18.665cm" svg:viewBox="0 0 1650 1635" draw:points="100,935 532,1326 700,1635 887,1323 1295,612 1624,223 1650,19 1511,0 1242,140 993,722 819,1081 747,1217 365,956 0,835">
            <text:p/>
          </draw:polygon>
        </draw:g>
        <draw:custom-shape draw:style-name="gr40" draw:text-style-name="P12" draw:layer="layout" svg:width="2.6cm" svg:height="2.6cm" svg:x="10.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1" draw:text-style-name="P8" draw:layer="layout" svg:width="1.649cm" svg:height="1.634cm" svg:x="11.35cm" svg:y="18.365cm" svg:viewBox="0 0 1650 1635" draw:points="100,935 532,1326 700,1635 887,1323 1295,612 1624,223 1650,19 1511,0 1242,140 993,722 819,1081 747,1217 365,956 0,835">
          <text:p/>
        </draw:polygon>
        <draw:g>
          <draw:custom-shape draw:style-name="gr42" draw:text-style-name="P16" draw:layer="layout" svg:width="2.8cm" svg:height="2.599cm" svg:x="13.9cm" svg:y="17.752cm">
            <text:p/>
            <draw:enhanced-geometry svg:viewBox="0 0 21600 21600" draw:path-stretchpoint-x="10800" draw:path-stretchpoint-y="10800" draw:text-areas="?f3 ?f4 ?f5 ?f6" draw:type="round-rectangle" draw:modifiers="1650.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1" draw:layer="layout" svg:width="2.6cm" svg:height="2.499cm" svg:x="14.001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2" draw:layer="layout" svg:width="2.6cm" svg:height="2.307cm" svg:x="14.002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45" draw:text-style-name="P23" draw:layer="layout" svg:width="2.349cm" svg:height="1.299cm" svg:x="14.127cm" svg:y="17.899cm" svg:viewBox="0 0 2350 1300" draw:points="0,954 31,786 72,646 144,530 227,419 340,304 444,217 573,136 702,82 846,48 1017,20 1167,0 1348,20 1524,54 1730,120 1879,202 1998,289 2107,400 2221,545 2322,753 2350,877 2350,1002 2256,1060 2014,1156 1750,1224 1472,1272 1182,1300 795,1272 558,1204 340,1137 144,1041">
            <text:p/>
          </draw:polygon>
          <draw:polygon draw:style-name="gr46" draw:text-style-name="P21" draw:layer="layout" svg:width="1.708cm" svg:height="1.537cm" svg:x="14.481cm" svg:y="18.281cm" svg:viewBox="0 0 1709 1538" draw:points="26,802 0,868 0,941 43,1030 224,1167 357,1288 611,1503 720,1538 820,1538 945,1516 1045,1431 1137,1250 1399,734 1544,483 1660,340 1709,255 1706,179 1676,114 1613,41 1520,0 1362,26 1223,153 1144,296 1031,518 962,683 886,862 797,938 687,935 520,865 220,769 120,769">
            <text:p/>
          </draw:polygon>
          <draw:custom-shape draw:style-name="gr47" draw:text-style-name="P24" draw:layer="layout" svg:width="2.6cm" svg:height="2.494cm" svg:x="14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8" draw:text-style-name="P12" draw:layer="layout" svg:width="1.708cm" svg:height="1.537cm" svg:x="14.48cm" svg:y="18.203cm" svg:viewBox="0 0 1709 1538" draw:points="26,802 0,868 0,941 43,1030 224,1167 357,1288 611,1503 720,1538 820,1538 945,1516 1045,1431 1137,1250 1399,734 1544,483 1660,340 1709,255 1706,179 1676,114 1613,41 1520,0 1362,26 1223,153 1144,296 1031,518 962,683 886,862 823,986 780,996 684,954 520,865 220,769 120,769">
            <text:p/>
          </draw:polygon>
          <draw:polygon draw:style-name="gr49" draw:text-style-name="P25" draw:layer="layout" svg:width="1.708cm" svg:height="1.537cm" svg:x="14.481cm" svg:y="18.203cm" svg:viewBox="0 0 1709 1538" draw:points="26,802 0,868 0,941 43,1030 224,1167 357,1288 611,1503 720,1538 820,1538 945,1516 1045,1431 1137,1250 1399,734 1544,483 1660,340 1709,255 1706,179 1676,114 1613,41 1520,0 1362,26 1223,153 1144,296 1031,518 962,683 886,862 823,986 780,996 684,954 520,865 220,769 120,769">
            <text:p/>
          </draw:polygon>
        </draw:g>
        <draw:g>
          <draw:custom-shape draw:style-name="gr23" draw:text-style-name="P16" draw:layer="layout" svg:width="2.2cm" svg:height="2.2cm" svg:x="7.2cm" svg:y="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7.4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1" draw:text-style-name="P27" draw:layer="layout" svg:width="0.345cm" svg:height="1.503cm" svg:x="7.9cm" svg:y="21.596cm" svg:viewBox="0 0 346 1504" draw:points="0,1504 300,4 346,0 50,1504">
            <text:p/>
          </draw:polygon>
          <draw:polygon draw:style-name="gr51" draw:text-style-name="P27" draw:layer="layout" svg:width="0.345cm" svg:height="1.503cm" svg:x="8.261cm" svg:y="21.596cm" svg:viewBox="0 0 346 1504" draw:points="346,1504 46,4 0,0 296,1504">
            <text:p/>
          </draw:polygon>
          <draw:polygon draw:style-name="gr51" draw:text-style-name="P27" draw:layer="layout" svg:width="0.508cm" svg:height="0.204cm" svg:x="7.981cm" svg:y="22.732cm" svg:viewBox="0 0 509 205" draw:points="6,165 504,0 509,35 0,205">
            <text:p/>
          </draw:polygon>
          <draw:polygon draw:style-name="gr51" draw:text-style-name="P27" draw:layer="layout" svg:width="0.413cm" svg:height="0.246cm" svg:x="8.065cm" svg:y="22.467cm" svg:viewBox="0 0 414 247" draw:points="9,0 409,210 414,247 0,39">
            <text:p/>
          </draw:polygon>
          <draw:polygon draw:style-name="gr52" draw:text-style-name="P18" draw:layer="layout" svg:width="1.299cm" svg:height="0.162cm" svg:x="7.6cm" svg:y="23.1cm" svg:viewBox="0 0 1300 163" draw:points="0,0 1300,0 1100,100 689,163 533,147 200,100">
            <text:p/>
          </draw:polygon>
          <draw:polygon draw:style-name="gr51" draw:text-style-name="P27" draw:layer="layout" svg:width="0.316cm" svg:height="0.22cm" svg:x="8.077cm" svg:y="22.232cm" svg:viewBox="0 0 317 221" draw:points="9,182 310,0 317,31 0,221">
            <text:p/>
          </draw:polygon>
          <draw:polygon draw:style-name="gr51" draw:text-style-name="P27" draw:layer="layout" svg:width="0.23cm" svg:height="0.185cm" svg:x="8.154cm" svg:y="22.04cm" svg:viewBox="0 0 231 186" draw:points="8,0 224,155 231,186 0,36">
            <text:p/>
          </draw:polygon>
          <draw:polygon draw:style-name="gr53" draw:text-style-name="P28" draw:layer="layout" svg:width="0.957cm" svg:height="0.574cm" svg:x="7.703cm" svg:y="21.246cm" svg:viewBox="0 0 958 575" draw:points="214,256 958,435 958,529 188,353 126,575 84,565 47,505 9,420 0,329 0,254 23,182 69,98 158,35 235,0 275,7">
            <text:p/>
          </draw:polygon>
          <draw:custom-shape draw:style-name="gr54" draw:text-style-name="P29" draw:layer="layout" svg:width="0.15cm" svg:height="0.16cm" svg:x="8.175cm" svg:y="2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7.7cm" svg:y1="21.6cm" svg:x2="7.7cm" svg:y2="23.1cm">
            <text:p/>
          </draw:line>
        </draw:g>
        <draw:g>
          <draw:custom-shape draw:style-name="gr23" draw:text-style-name="P16" draw:layer="layout" svg:width="2.2cm" svg:height="2.2cm" svg:x="10.5cm" svg:y="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10.7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1" draw:text-style-name="P27" draw:layer="layout" svg:width="0.345cm" svg:height="1.503cm" svg:x="11.2cm" svg:y="21.596cm" svg:viewBox="0 0 346 1504" draw:points="0,1504 300,4 346,0 50,1504">
            <text:p/>
          </draw:polygon>
          <draw:polygon draw:style-name="gr51" draw:text-style-name="P27" draw:layer="layout" svg:width="0.345cm" svg:height="1.503cm" svg:x="11.561cm" svg:y="21.596cm" svg:viewBox="0 0 346 1504" draw:points="346,1504 46,4 0,0 296,1504">
            <text:p/>
          </draw:polygon>
          <draw:polygon draw:style-name="gr51" draw:text-style-name="P27" draw:layer="layout" svg:width="0.508cm" svg:height="0.204cm" svg:x="11.281cm" svg:y="22.732cm" svg:viewBox="0 0 509 205" draw:points="6,165 504,0 509,35 0,205">
            <text:p/>
          </draw:polygon>
          <draw:polygon draw:style-name="gr51" draw:text-style-name="P27" draw:layer="layout" svg:width="0.413cm" svg:height="0.246cm" svg:x="11.365cm" svg:y="22.467cm" svg:viewBox="0 0 414 247" draw:points="9,0 409,210 414,247 0,39">
            <text:p/>
          </draw:polygon>
          <draw:polygon draw:style-name="gr52" draw:text-style-name="P18" draw:layer="layout" svg:width="1.299cm" svg:height="0.162cm" svg:x="10.9cm" svg:y="23.1cm" svg:viewBox="0 0 1300 163" draw:points="0,0 1300,0 1100,100 689,163 533,147 200,100">
            <text:p/>
          </draw:polygon>
          <draw:polygon draw:style-name="gr51" draw:text-style-name="P27" draw:layer="layout" svg:width="0.316cm" svg:height="0.22cm" svg:x="11.377cm" svg:y="22.232cm" svg:viewBox="0 0 317 221" draw:points="9,182 310,0 317,31 0,221">
            <text:p/>
          </draw:polygon>
          <draw:polygon draw:style-name="gr51" draw:text-style-name="P27" draw:layer="layout" svg:width="0.23cm" svg:height="0.185cm" svg:x="11.454cm" svg:y="22.04cm" svg:viewBox="0 0 231 186" draw:points="8,0 224,155 231,186 0,36">
            <text:p/>
          </draw:polygon>
          <draw:polygon draw:style-name="gr53" draw:text-style-name="P28" draw:layer="layout" svg:width="0.957cm" svg:height="0.574cm" svg:x="11.003cm" svg:y="21.246cm" svg:viewBox="0 0 958 575" draw:points="214,256 958,435 958,529 188,353 126,575 84,565 47,505 9,420 0,329 0,254 23,182 69,98 158,35 235,0 275,7">
            <text:p/>
          </draw:polygon>
          <draw:custom-shape draw:style-name="gr54" draw:text-style-name="P29" draw:layer="layout" svg:width="0.15cm" svg:height="0.16cm" svg:x="11.475cm" svg:y="2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cm" svg:y1="21.6cm" svg:x2="11cm" svg:y2="23.1cm">
            <text:p/>
          </draw:line>
          <draw:custom-shape draw:style-name="gr56" draw:text-style-name="P28" draw:layer="layout" svg:width="0.5cm" svg:height="0.2cm" svg:x="11.3cm" svg:y="22cm">
            <text:p/>
            <draw:enhanced-geometry svg:viewBox="0 0 21600 21600" draw:type="rectangle" draw:enhanced-path="M 0 0 L 21600 0 21600 21600 0 21600 0 0 Z N"/>
          </draw:custom-shape>
        </draw:g>
        <draw:g>
          <draw:custom-shape draw:style-name="gr23" draw:text-style-name="P16" draw:layer="layout" svg:width="2.2cm" svg:height="2.2cm" svg:x="17.758cm" svg:y="21.1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17.959cm" svg:y="2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30" draw:layer="layout" svg:width="1.299cm" svg:height="0.162cm" svg:x="18.158cm" svg:y="23.157cm" svg:viewBox="0 0 1300 163" draw:points="0,0 1300,0 1100,100 689,163 533,147 200,100">
            <text:p/>
          </draw:polygon>
          <draw:g>
            <draw:g>
              <draw:custom-shape draw:style-name="gr8" draw:text-style-name="P7" draw:layer="layout" svg:width="0.399cm" svg:height="0.2cm" svg:x="18.901cm" svg:y="2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8.9cm" svg:y="22cm" svg:viewBox="0 0 399 700" draw:points="0,700 0,100 7,75 16,60 28,48 48,35 84,18 120,9 162,1 200,0 265,6 296,12 322,20 348,32 369,47 385,60 399,82 399,100 399,700 200,600">
                <text:p/>
              </draw:polygon>
              <draw:custom-shape draw:style-name="gr58" draw:text-style-name="P31" draw:layer="layout" svg:width="0.399cm" svg:height="0.2cm" svg:x="18.9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9" draw:text-style-name="P12" draw:layer="layout" svg:width="0.362cm" svg:height="1.8cm" svg:x="18.338cm" svg:y="21.3cm">
            <text:p/>
            <draw:enhanced-geometry svg:viewBox="0 0 21600 21600" draw:type="rectangle" draw:enhanced-path="M 0 0 L 21600 0 21600 21600 0 21600 0 0 Z N"/>
          </draw:custom-shape>
          <draw:line draw:style-name="gr55" draw:text-style-name="P13" draw:layer="layout" svg:x1="18.551cm" svg:y1="22.2cm" svg:x2="18.351cm" svg:y2="22.2cm">
            <text:p/>
          </draw:line>
          <draw:line draw:style-name="gr55" draw:text-style-name="P13" draw:layer="layout" svg:x1="18.552cm" svg:y1="21.7cm" svg:x2="18.352cm" svg:y2="21.7cm">
            <text:p/>
          </draw:line>
          <draw:line draw:style-name="gr55" draw:text-style-name="P13" draw:layer="layout" svg:x1="18.552cm" svg:y1="22.7cm" svg:x2="18.352cm" svg:y2="22.7cm">
            <text:p/>
          </draw:line>
          <draw:line draw:style-name="gr60" draw:text-style-name="P13" draw:layer="layout" svg:x1="18.456cm" svg:y1="21.5cm" svg:x2="18.358cm" svg:y2="21.5cm">
            <text:p/>
          </draw:line>
          <draw:line draw:style-name="gr60" draw:text-style-name="P13" draw:layer="layout" svg:x1="18.456cm" svg:y1="21.961cm" svg:x2="18.358cm" svg:y2="21.961cm">
            <text:p/>
          </draw:line>
          <draw:line draw:style-name="gr60" draw:text-style-name="P13" draw:layer="layout" svg:x1="18.456cm" svg:y1="22.461cm" svg:x2="18.358cm" svg:y2="22.461cm">
            <text:p/>
          </draw:line>
          <draw:line draw:style-name="gr60" draw:text-style-name="P13" draw:layer="layout" svg:x1="18.453cm" svg:y1="22.922cm" svg:x2="18.355cm" svg:y2="22.922cm">
            <text:p/>
          </draw:line>
        </draw:g>
        <draw:custom-shape draw:style-name="gr61" draw:text-style-name="P16" draw:layer="layout" svg:width="1.2cm" svg:height="4.7cm" svg:x="2cm" svg:y="12.6cm">
          <text:p/>
          <draw:enhanced-geometry svg:viewBox="0 0 21600 21600" draw:type="rectangle" draw:enhanced-path="M 0 0 L 21600 0 21600 21600 0 21600 0 0 Z N"/>
        </draw:custom-shape>
        <draw:custom-shape draw:style-name="gr62" draw:text-style-name="P14" draw:layer="layout" svg:width="1cm" svg:height="3cm" svg:x="2.1cm" svg:y="13.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14" draw:layer="layout" svg:width="0.2cm" svg:height="4.3cm" svg:x="2.48cm" svg:y="12.78cm">
          <text:p/>
          <draw:enhanced-geometry svg:viewBox="0 0 21600 21600" draw:type="rectangle" draw:enhanced-path="M 0 0 L 21600 0 21600 21600 0 21600 0 0 Z N"/>
        </draw:custom-shape>
        <draw:custom-shape draw:style-name="gr61" draw:text-style-name="P16" draw:layer="layout" svg:width="1.2cm" svg:height="4.7cm" svg:x="2cm" svg:y="17.6cm">
          <text:p/>
          <draw:enhanced-geometry svg:viewBox="0 0 21600 21600" draw:type="rectangle" draw:enhanced-path="M 0 0 L 21600 0 21600 21600 0 21600 0 0 Z N"/>
        </draw:custom-shape>
        <draw:custom-shape draw:style-name="gr64" draw:text-style-name="P32" draw:layer="layout" svg:width="0.22cm" svg:height="1.5cm" svg:x="2.64cm" svg:y="19.3cm">
          <text:p/>
          <draw:enhanced-geometry svg:viewBox="0 0 21600 21600" draw:type="rectangle" draw:enhanced-path="M 0 0 L 21600 0 21600 21600 0 21600 0 0 Z N"/>
        </draw:custom-shape>
        <draw:custom-shape draw:style-name="gr65" draw:text-style-name="P32" draw:layer="layout" svg:width="2.7cm" svg:height="0.4cm" draw:transform="rotate (1.5707963267949) translate (2.78cm 21.4cm)">
          <text:p/>
          <draw:enhanced-geometry svg:viewBox="0 0 21600 21600" draw:mirror-horizontal="true" draw:glue-points="?f0 0 ?f1 10800 0 21600 10800 21600 21600 21600 ?f7 10800" draw:text-areas="?f1 10800 ?f2 18000 ?f3 7200 ?f4 21600" draw:type="isosceles-triangle" draw:modifiers="10742.163513031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5" draw:text-style-name="P32" draw:layer="layout" svg:width="2.7cm" svg:height="0.4cm" draw:transform="rotate (1.5707963267949) translate (2.06cm 21.4cm)">
          <text:p/>
          <draw:enhanced-geometry svg:viewBox="0 0 21600 21600" draw:mirror-horizontal="false" draw:glue-points="?f0 0 ?f1 10800 0 21600 10800 21600 21600 21600 ?f7 10800" draw:text-areas="?f1 10800 ?f2 18000 ?f3 7200 ?f4 21600" draw:type="isosceles-triangle" draw:modifiers="10742.163513031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32" draw:layer="layout" svg:width="0.22cm" svg:height="1.5cm" svg:x="2.38cm" svg:y="19.3cm">
          <text:p/>
          <draw:enhanced-geometry svg:viewBox="0 0 21600 21600" draw:type="rectangle" draw:enhanced-path="M 0 0 L 21600 0 21600 21600 0 21600 0 0 Z N"/>
        </draw:custom-shape>
        <draw:custom-shape draw:style-name="gr66" draw:text-style-name="P32" draw:layer="layout" svg:width="0.244cm" svg:height="1.466cm" svg:x="2.356cm" svg:y="19.314cm">
          <text:p/>
          <draw:enhanced-geometry svg:viewBox="0 0 21600 21600" draw:type="rectangle" draw:enhanced-path="M 0 0 L 21600 0 21600 21600 0 21600 0 0 Z N"/>
        </draw:custom-shape>
        <draw:custom-shape draw:style-name="gr67" draw:text-style-name="P32" draw:layer="layout" svg:width="0.131cm" svg:height="1.656cm" svg:x="2.33cm" svg:y="19.224cm">
          <text:p/>
          <draw:enhanced-geometry svg:viewBox="0 0 21600 21600" draw:type="rectangle" draw:enhanced-path="M 0 0 L 21600 0 21600 21600 0 21600 0 0 Z N"/>
        </draw:custom-shape>
        <draw:custom-shape draw:style-name="gr68" draw:text-style-name="P32" draw:layer="layout" svg:width="0.244cm" svg:height="1.483cm" svg:x="2.656cm" svg:y="19.313cm">
          <text:p/>
          <draw:enhanced-geometry svg:viewBox="0 0 21600 21600" draw:type="rectangle" draw:enhanced-path="M 0 0 L 21600 0 21600 21600 0 21600 0 0 Z N"/>
        </draw:custom-shape>
        <draw:custom-shape draw:style-name="gr67" draw:text-style-name="P32" draw:layer="layout" svg:width="0.102cm" svg:height="1.656cm" svg:x="2.798cm" svg:y="19.224cm">
          <text:p/>
          <draw:enhanced-geometry svg:viewBox="0 0 21600 21600" draw:type="rectangle" draw:enhanced-path="M 0 0 L 21600 0 21600 21600 0 21600 0 0 Z N"/>
        </draw:custom-shape>
        <draw:line draw:style-name="gr69" draw:text-style-name="P13" draw:layer="layout" svg:x1="2.624cm" svg:y1="17.695cm" svg:x2="2.624cm" svg:y2="22.2cm">
          <text:p/>
        </draw:line>
        <draw:g>
          <draw:custom-shape draw:style-name="gr23" draw:text-style-name="P16" draw:layer="layout" svg:width="2.2cm" svg:height="2.2cm" svg:x="12.502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2.801cm" svg:y="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3" draw:layer="layout" svg:width="0.4cm" svg:height="1.2cm" svg:x="13.401cm" svg:y="8.4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3" draw:layer="layout" svg:width="0.4cm" svg:height="1.2cm" draw:transform="rotate (1.5707963267949) translate (13.001cm 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3" draw:layer="layout" svg:width="0.598cm" svg:height="0.517cm" draw:transform="rotate (1.5707963267949) translate (13.351cm 9.2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902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5.201cm" svg:y="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5.603cm 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5.401cm 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2" draw:style-name="dp1" draw:master-page-name="Обычный">
        <draw:frame draw:style-name="gr73" draw:text-style-name="P13" draw:layer="layout" svg:width="2.045cm" svg:height="1.836cm" svg:x="7.505cm" svg:y="22.776cm">
          <draw:image xlink:href="Pictures/100000000000004E000000464870E0406D8FD0C9.png" xlink:type="simple" xlink:show="embed" xlink:actuate="onLoad">
            <text:p/>
          </draw:image>
        </draw:frame>
        <draw:frame draw:style-name="gr73" draw:text-style-name="P13" draw:layer="layout" svg:width="2.045cm" svg:height="1.836cm" svg:x="10.804cm" svg:y="22.776cm">
          <draw:image xlink:href="Pictures/100000000000004E000000464870E0406D8FD0C9.png" xlink:type="simple" xlink:show="embed" xlink:actuate="onLoad">
            <text:p/>
          </draw:image>
        </draw:frame>
        <draw:frame draw:style-name="gr73" draw:text-style-name="P13" draw:layer="layout" svg:width="2.045cm" svg:height="1.836cm" svg:x="10.804cm" svg:y="20.276cm">
          <draw:image xlink:href="Pictures/100000000000004E000000464870E0406D8FD0C9.png" xlink:type="simple" xlink:show="embed" xlink:actuate="onLoad">
            <text:p/>
          </draw:image>
        </draw:frame>
        <draw:frame draw:style-name="gr73" draw:text-style-name="P13" draw:layer="layout" svg:width="2.045cm" svg:height="1.836cm" svg:x="7.503cm" svg:y="20.276cm">
          <draw:image xlink:href="Pictures/100000000000004E000000464870E0406D8FD0C9.png" xlink:type="simple" xlink:show="embed" xlink:actuate="onLoad">
            <text:p/>
          </draw:image>
        </draw:frame>
        <draw:frame draw:style-name="gr73" draw:text-style-name="P13" draw:layer="layout" svg:width="2.045cm" svg:height="1.836cm" svg:x="10.803cm" svg:y="17.776cm">
          <draw:image xlink:href="Pictures/100000000000004E000000464870E0406D8FD0C9.png" xlink:type="simple" xlink:show="embed" xlink:actuate="onLoad">
            <text:p/>
          </draw:image>
        </draw:frame>
        <draw:frame draw:style-name="gr73" draw:text-style-name="P13" draw:layer="layout" svg:width="2.045cm" svg:height="1.836cm" svg:x="7.502cm" svg:y="17.776cm">
          <draw:image xlink:href="Pictures/100000000000004E000000464870E0406D8FD0C9.png" xlink:type="simple" xlink:show="embed" xlink:actuate="onLoad">
            <text:p/>
          </draw:image>
        </draw:frame>
        <draw:frame draw:style-name="gr73" draw:text-style-name="P13" draw:layer="layout" svg:width="3.008cm" svg:height="2.7cm" svg:x="2cm" svg:y="24.5cm">
          <draw:image xlink:href="Pictures/100000000000004E000000464870E0406D8FD0C9.png" xlink:type="simple" xlink:show="embed" xlink:actuate="onLoad">
            <text:p/>
          </draw:image>
        </draw:frame>
        <draw:g>
          <draw:custom-shape draw:style-name="gr74" draw:text-style-name="P34" draw:layer="layout" svg:width="2.6cm" svg:height="2.5cm" svg:x="2.2cm" svg:y="24.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2cm" svg:y="21.5cm">
          <draw:image xlink:href="Pictures/100000000000004E000000464870E0406D8FD0C9.png" xlink:type="simple" xlink:show="embed" xlink:actuate="onLoad">
            <text:p/>
          </draw:image>
        </draw:frame>
        <draw:g>
          <draw:custom-shape draw:style-name="gr75" draw:text-style-name="P35" draw:layer="layout" svg:width="2.6cm" svg:height="2.5cm" svg:x="2.2cm" svg:y="2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2.8cm" svg:y="2.2cm">
          <draw:image xlink:href="Pictures/100000000000004E000000464870E0406D8FD0C9.png" xlink:type="simple" xlink:show="embed" xlink:actuate="onLoad">
            <text:p/>
          </draw:image>
        </draw:frame>
        <draw:g>
          <draw:custom-shape draw:style-name="gr76" draw:text-style-name="P36" draw:layer="layout" svg:width="2.6cm" svg:height="2.5cm" svg:x="13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3" draw:text-style-name="P10" draw:layer="layout" svg:width="1.332cm" svg:height="1.017cm" svg:x="13.4cm" svg:y="3cm" svg:viewBox="0 0 1333 1018" draw:points="0,0 0,1018 1333,1018 1318,215 1128,0 1318,215 1117,202 1128,0">
          <text:p/>
        </draw:polygon>
        <draw:frame draw:style-name="gr73" draw:text-style-name="P13" draw:layer="layout" svg:width="3.008cm" svg:height="2.7cm" svg:x="5.8cm" svg:y="2.2cm">
          <draw:image xlink:href="Pictures/100000000000004E000000464870E0406D8FD0C9.png" xlink:type="simple" xlink:show="embed" xlink:actuate="onLoad">
            <text:p/>
          </draw:image>
        </draw:frame>
        <draw:g>
          <draw:custom-shape draw:style-name="gr77" draw:text-style-name="P37" draw:layer="layout" svg:width="2.6cm" svg:height="2.5cm" svg:x="6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8" draw:text-style-name="P38" draw:layer="layout" svg:width="2.6cm" svg:height="2.5cm" svg:x="10.5cm" svg:y="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2" draw:text-style-name="P9" draw:layer="layout" svg:width="1.79cm" svg:height="1.744cm" svg:x="6.27cm" svg:y="2.578cm" svg:viewBox="0 0 1791 1745" draw:points="0,563 208,1745 1791,1165 1622,0 777,258 582,118 109,300">
            <text:p/>
          </draw:polygon>
          <draw:polygon draw:style-name="gr13" draw:text-style-name="P10" draw:layer="layout" svg:width="1.432cm" svg:height="1.499cm" svg:x="6.629cm" svg:y="2.738cm" svg:viewBox="0 0 1433 1500" draw:points="0,483 0,1500 1313,1005 1433,0">
            <text:p/>
          </draw:polygon>
          <draw:polygon draw:style-name="gr12" draw:text-style-name="P9" draw:layer="layout" svg:width="1.871cm" svg:height="1.509cm" svg:x="6.478cm" svg:y="2.818cm" svg:viewBox="0 0 1872 1510" draw:points="268,575 0,1510 1583,928 1872,0">
            <text:p/>
          </draw:polygon>
        </draw:g>
        <draw:g>
          <draw:custom-shape draw:style-name="gr79" draw:text-style-name="P6" draw:layer="layout" svg:width="1.03cm" svg:height="0.332cm" svg:x="7.0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7.0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7.0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7.0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7.05cm" svg:y="4.272cm">
            <text:p/>
            <draw:enhanced-geometry svg:viewBox="0 0 21600 21600" draw:type="rectangle" draw:enhanced-path="M 0 0 L 21600 0 21600 21600 0 21600 0 0 Z N"/>
          </draw:custom-shape>
          <draw:path draw:style-name="gr14" draw:text-style-name="P11" draw:layer="layout" svg:width="1.034cm" svg:height="0.642cm" svg:x="7.05cm" svg:y="3.823cm" svg:viewBox="0 0 1035 643" svg:d="M0 10v485l36 55 65 35 156 37c245 20 198 21 302 21 55-8 174-21 174-21l177-40 70-27 31-23 19-37 5-495z">
            <text:p/>
          </draw:path>
          <draw:custom-shape draw:style-name="gr82" draw:text-style-name="P12" draw:layer="layout" svg:width="1.03cm" svg:height="0.332cm" svg:x="7.0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7.0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7.0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4" draw:layer="layout" svg:width="1cm" svg:height="1cm" svg:x="10.7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6" draw:layer="layout" svg:width="0.396cm" svg:height="0.133cm" svg:x="11.088cm" svg:y="1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11.088cm" svg:y="10.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11.09cm" svg:y="10.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11.092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11.088cm" svg:y="10.692cm">
            <text:p/>
            <draw:enhanced-geometry svg:viewBox="0 0 21600 21600" draw:type="rectangle" draw:enhanced-path="M 0 0 L 21600 0 21600 21600 0 21600 0 0 Z N"/>
          </draw:custom-shape>
          <draw:path draw:style-name="gr14" draw:text-style-name="P11" draw:layer="layout" svg:width="0.397cm" svg:height="0.256cm" svg:x="11.088cm" svg:y="10.512cm" svg:viewBox="0 0 398 257" svg:d="M0 4v194l14 22 25 14 60 15c94 8 76 8 116 8 21-3 67-8 67-8l68-16 27-11 12-9 7-15 2-198z">
            <text:p/>
          </draw:path>
          <draw:custom-shape draw:style-name="gr15" draw:text-style-name="P12" draw:layer="layout" svg:width="0.396cm" svg:height="0.133cm" svg:x="11.09cm" svg:y="10.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11.092cm" svg:y="10.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11.092cm" svg:y="10.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13" draw:layer="layout" svg:x1="10.92cm" svg:y1="10.197cm" svg:x2="11.32cm" svg:y2="10.597cm">
          <text:p/>
        </draw:line>
        <draw:line draw:style-name="gr16" draw:text-style-name="P13" draw:layer="layout" svg:x1="11.32cm" svg:y1="10.197cm" svg:x2="10.92cm" svg:y2="10.597cm">
          <text:p/>
        </draw:line>
        <draw:frame draw:style-name="gr73" draw:text-style-name="P13" draw:layer="layout" svg:width="3.008cm" svg:height="2.7cm" svg:x="7.1cm" svg:y="5.9cm">
          <draw:image xlink:href="Pictures/100000000000004E000000464870E0406D8FD0C9.png" xlink:type="simple" xlink:show="embed" xlink:actuate="onLoad">
            <text:p/>
          </draw:image>
        </draw:frame>
        <draw:frame draw:style-name="gr73" draw:text-style-name="P13" draw:layer="layout" svg:width="3.008cm" svg:height="2.7cm" svg:x="9.3cm" svg:y="2.2cm">
          <draw:image xlink:href="Pictures/100000000000004E000000464870E0406D8FD0C9.png" xlink:type="simple" xlink:show="embed" xlink:actuate="onLoad">
            <text:p/>
          </draw:image>
        </draw:frame>
        <draw:g>
          <draw:custom-shape draw:style-name="gr83" draw:text-style-name="P39" draw:layer="layout" svg:width="2.6cm" svg:height="2.5cm" svg:x="9.5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9" draw:text-style-name="P6" draw:layer="layout" svg:width="1.03cm" svg:height="0.332cm" svg:x="10.5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10.5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10.5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10.5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10.55cm" svg:y="4.272cm">
            <text:p/>
            <draw:enhanced-geometry svg:viewBox="0 0 21600 21600" draw:type="rectangle" draw:enhanced-path="M 0 0 L 21600 0 21600 21600 0 21600 0 0 Z N"/>
          </draw:custom-shape>
          <draw:path draw:style-name="gr14" draw:text-style-name="P11" draw:layer="layout" svg:width="1.034cm" svg:height="0.642cm" svg:x="10.55cm" svg:y="3.823cm" svg:viewBox="0 0 1035 643" svg:d="M0 10v485l36 55 65 35 156 37c245 20 198 21 302 21 55-8 174-21 174-21l177-40 70-27 31-23 19-37 5-495z">
            <text:p/>
          </draw:path>
          <draw:custom-shape draw:style-name="gr82" draw:text-style-name="P12" draw:layer="layout" svg:width="1.03cm" svg:height="0.332cm" svg:x="10.5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10.5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10.5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 draw:text-style-name="P9" draw:layer="layout" svg:width="1.79cm" svg:height="1.744cm" svg:x="15.1cm" svg:y="7.65cm" svg:viewBox="0 0 1791 1745" draw:points="0,563 208,1745 1791,1165 1622,0 777,258 582,118 109,300">
            <text:p/>
          </draw:polygon>
          <draw:polygon draw:style-name="gr13" draw:text-style-name="P10" draw:layer="layout" svg:width="1.332cm" svg:height="1.017cm" svg:x="14.367cm" svg:y="6.082cm" svg:viewBox="0 0 1333 1018" draw:points="0,0 0,1018 1333,1018 1318,215 1128,0 1318,215 1117,202 1128,0">
            <text:p/>
          </draw:polygon>
          <draw:polygon draw:style-name="gr12" draw:text-style-name="P9" draw:layer="layout" svg:width="1.871cm" svg:height="1.509cm" svg:x="15.308cm" svg:y="7.89cm" svg:viewBox="0 0 1872 1510" draw:points="268,575 0,1510 1583,928 1872,0">
            <text:p/>
          </draw:polygon>
        </draw:g>
        <draw:g>
          <draw:custom-shape draw:style-name="gr79" draw:text-style-name="P6" draw:layer="layout" svg:width="1.03cm" svg:height="0.332cm" svg:x="14.0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14.0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14.0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14.0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14.05cm" svg:y="4.272cm">
            <text:p/>
            <draw:enhanced-geometry svg:viewBox="0 0 21600 21600" draw:type="rectangle" draw:enhanced-path="M 0 0 L 21600 0 21600 21600 0 21600 0 0 Z N"/>
          </draw:custom-shape>
          <draw:path draw:style-name="gr14" draw:text-style-name="P11" draw:layer="layout" svg:width="1.034cm" svg:height="0.642cm" svg:x="14.05cm" svg:y="3.823cm" svg:viewBox="0 0 1035 643" svg:d="M0 10v485l36 55 65 35 156 37c245 20 198 21 302 21 55-8 174-21 174-21l177-40 70-27 31-23 19-37 5-495z">
            <text:p/>
          </draw:path>
          <draw:custom-shape draw:style-name="gr82" draw:text-style-name="P12" draw:layer="layout" svg:width="1.03cm" svg:height="0.332cm" svg:x="14.0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14.0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14.0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4" draw:text-style-name="P13" draw:layer="layout" svg:x1="18.2cm" svg:y1="3.31cm" svg:x2="17.25cm" svg:y2="3.31cm">
            <text:p/>
          </draw:line>
          <draw:line draw:style-name="gr84" draw:text-style-name="P13" draw:layer="layout" svg:x1="17.728cm" svg:y1="2.8cm" svg:x2="17.723cm" svg:y2="3.786cm">
            <text:p/>
          </draw:line>
        </draw:g>
        <draw:frame draw:style-name="gr73" draw:text-style-name="P13" draw:layer="layout" svg:width="0.9cm" svg:height="0.806cm" svg:x="4.2cm" svg:y="11.597cm">
          <draw:image xlink:href="Pictures/100000000000004E000000464870E0406D8FD0C9.png" xlink:type="simple" xlink:show="embed" xlink:actuate="onLoad">
            <text:p/>
          </draw:image>
        </draw:frame>
        <draw:frame draw:style-name="gr73" draw:text-style-name="P13" draw:layer="layout" svg:width="0.9cm" svg:height="0.806cm" svg:x="4.2cm" svg:y="10.897cm">
          <draw:image xlink:href="Pictures/100000000000004E000000464870E0406D8FD0C9.png" xlink:type="simple" xlink:show="embed" xlink:actuate="onLoad">
            <text:p/>
          </draw:image>
        </draw:frame>
        <draw:frame draw:style-name="gr73" draw:text-style-name="P13" draw:layer="layout" svg:width="0.9cm" svg:height="0.806cm" svg:x="4.2cm" svg:y="10.197cm">
          <draw:image xlink:href="Pictures/100000000000004E000000464870E0406D8FD0C9.png" xlink:type="simple" xlink:show="embed" xlink:actuate="onLoad">
            <text:p/>
          </draw:image>
        </draw:frame>
        <draw:frame draw:style-name="gr73" draw:text-style-name="P13" draw:layer="layout" svg:width="0.9cm" svg:height="0.806cm" svg:x="4.2cm" svg:y="9.497cm">
          <draw:image xlink:href="Pictures/100000000000004E000000464870E0406D8FD0C9.png" xlink:type="simple" xlink:show="embed" xlink:actuate="onLoad">
            <text:p/>
          </draw:image>
        </draw:frame>
        <draw:frame draw:style-name="gr73" draw:text-style-name="P13" draw:layer="layout" svg:width="0.9cm" svg:height="0.806cm" svg:x="4.2cm" svg:y="8.797cm">
          <draw:image xlink:href="Pictures/100000000000004E000000464870E0406D8FD0C9.png" xlink:type="simple" xlink:show="embed" xlink:actuate="onLoad">
            <text:p/>
          </draw:image>
        </draw:frame>
        <draw:frame draw:style-name="gr73" draw:text-style-name="P13" draw:layer="layout" svg:width="0.9cm" svg:height="0.806cm" svg:x="4.2cm" svg:y="8.097cm">
          <draw:image xlink:href="Pictures/100000000000004E000000464870E0406D8FD0C9.png" xlink:type="simple" xlink:show="embed" xlink:actuate="onLoad">
            <text:p/>
          </draw:image>
        </draw:frame>
        <draw:frame draw:style-name="gr73" draw:text-style-name="P13" draw:layer="layout" svg:width="0.396cm" svg:height="1.719cm" svg:x="5.4cm" svg:y="9.081cm">
          <draw:image xlink:href="Pictures/100000000000000F00000041C6992CE2BF38FF53.png" xlink:type="simple" xlink:show="embed" xlink:actuate="onLoad">
            <text:p/>
          </draw:image>
        </draw:frame>
        <draw:frame draw:style-name="gr73" draw:text-style-name="P13" draw:layer="layout" svg:width="0.396cm" svg:height="1.428cm" svg:x="6.6cm" svg:y="9.2cm">
          <draw:image xlink:href="Pictures/100000000000000F000000363580D7401B71E0BA.png" xlink:type="simple" xlink:show="embed" xlink:actuate="onLoad">
            <text:p/>
          </draw:image>
        </draw:frame>
        <draw:frame draw:style-name="gr73" draw:text-style-name="P13" draw:layer="layout" svg:width="0.396cm" svg:height="1.428cm" svg:x="6.7cm" svg:y="16.2cm">
          <draw:image xlink:href="Pictures/100000000000000F000000363580D7401B71E0BA.png" xlink:type="simple" xlink:show="embed" xlink:actuate="onLoad">
            <text:p/>
          </draw:image>
        </draw:frame>
        <draw:frame draw:style-name="gr73" draw:text-style-name="P13" draw:layer="layout" svg:width="0.396cm" svg:height="1.428cm" svg:x="6.704cm" svg:y="14.972cm">
          <draw:image xlink:href="Pictures/100000000000000F000000363580D7401B71E0BA.png" xlink:type="simple" xlink:show="embed" xlink:actuate="onLoad">
            <text:p/>
          </draw:image>
        </draw:frame>
        <draw:frame draw:style-name="gr73" draw:text-style-name="P13" draw:layer="layout" svg:width="0.396cm" svg:height="1.428cm" svg:x="6.7cm" svg:y="13.7cm">
          <draw:image xlink:href="Pictures/100000000000000F000000363580D7401B71E0BA.png" xlink:type="simple" xlink:show="embed" xlink:actuate="onLoad">
            <text:p/>
          </draw:image>
        </draw:frame>
        <draw:frame draw:style-name="gr73" draw:text-style-name="P13" draw:layer="layout" svg:width="0.396cm" svg:height="1.428cm" svg:x="6.704cm" svg:y="12.472cm">
          <draw:image xlink:href="Pictures/100000000000000F000000363580D7401B71E0BA.png" xlink:type="simple" xlink:show="embed" xlink:actuate="onLoad">
            <text:p/>
          </draw:image>
        </draw:frame>
        <draw:frame draw:style-name="gr73" draw:text-style-name="P13" draw:layer="layout" svg:width="3.008cm" svg:height="2.7cm" svg:x="2cm" svg:y="18.5cm">
          <draw:image xlink:href="Pictures/100000000000004E000000464870E0406D8FD0C9.png" xlink:type="simple" xlink:show="embed" xlink:actuate="onLoad">
            <text:p/>
          </draw:image>
        </draw:frame>
        <draw:g>
          <draw:custom-shape draw:style-name="gr85" draw:text-style-name="P40" draw:layer="layout" svg:width="2.6cm" svg:height="2.5cm" svg:x="2.2cm" svg:y="1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3" draw:text-style-name="P10" draw:layer="layout" svg:width="1.332cm" svg:height="1.017cm" svg:x="3.867cm" svg:y="15.882cm" svg:viewBox="0 0 1333 1018" draw:points="0,0 0,1018 1333,1018 1318,215 1128,0 1318,215 1117,202 1128,0">
          <text:p/>
        </draw:polygon>
        <draw:g>
          <draw:custom-shape draw:style-name="gr79" draw:text-style-name="P6" draw:layer="layout" svg:width="1.03cm" svg:height="0.332cm" svg:x="2.627cm" svg:y="17.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2.627cm" svg:y="16.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2.633cm" svg:y="16.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2.637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2.627cm" svg:y="17.3cm">
            <text:p/>
            <draw:enhanced-geometry svg:viewBox="0 0 21600 21600" draw:type="rectangle" draw:enhanced-path="M 0 0 L 21600 0 21600 21600 0 21600 0 0 Z N"/>
          </draw:custom-shape>
          <draw:path draw:style-name="gr14" draw:text-style-name="P11" draw:layer="layout" svg:width="1.034cm" svg:height="0.642cm" svg:x="2.627cm" svg:y="16.851cm" svg:viewBox="0 0 1035 643" svg:d="M0 10v485l36 55 65 35 156 38c245 20 198 20 302 20 55-8 174-20 174-20l177-40 70-28 31-22 19-38 5-495z">
            <text:p/>
          </draw:path>
          <draw:custom-shape draw:style-name="gr82" draw:text-style-name="P12" draw:layer="layout" svg:width="1.03cm" svg:height="0.332cm" svg:x="2.633cm" svg:y="1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2.637cm" svg:y="16.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2.637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4" draw:text-style-name="P13" draw:layer="layout" svg:x1="3.217cm" svg:y1="15.21cm" svg:x2="2.267cm" svg:y2="15.21cm">
            <text:p/>
          </draw:line>
          <draw:line draw:style-name="gr84" draw:text-style-name="P13" draw:layer="layout" svg:x1="2.745cm" svg:y1="14.7cm" svg:x2="2.74cm" svg:y2="15.686cm">
            <text:p/>
          </draw:line>
        </draw:g>
        <draw:g>
          <draw:custom-shape draw:style-name="gr17" draw:text-style-name="P14" draw:layer="layout" svg:width="1cm" svg:height="1cm" svg:x="12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0.536cm" svg:height="0.151cm" svg:x="12.127cm" svg:y="10.269cm" svg:viewBox="0 0 537 152" draw:points="0,0 0,150 537,152 534,2">
            <text:p/>
          </draw:polygon>
          <draw:polygon draw:style-name="gr18" draw:text-style-name="P11" draw:layer="layout" svg:width="0.053cm" svg:height="0.208cm" svg:x="12.661cm" svg:y="10.213cm" svg:viewBox="0 0 54 209" draw:points="54,0 54,153 4,209 0,58">
            <text:p/>
          </draw:polygon>
          <draw:polygon draw:style-name="gr18" draw:text-style-name="P11" draw:layer="layout" svg:width="0.586cm" svg:height="0.057cm" svg:x="12.128cm" svg:y="10.213cm" svg:viewBox="0 0 587 58" draw:points="0,56 69,0 587,0 534,58">
            <text:p/>
          </draw:polygon>
          <draw:polygon draw:style-name="gr18" draw:text-style-name="P11" draw:layer="layout" svg:width="0.195cm" svg:height="0.063cm" svg:x="12.175cm" svg:y="10.204cm" svg:viewBox="0 0 196 64" draw:points="0,0 1,64 196,64 196,0">
            <text:p/>
          </draw:polygon>
          <draw:polygon draw:style-name="gr18" draw:text-style-name="P11" draw:layer="layout" svg:width="0.053cm" svg:height="0.12cm" svg:x="12.368cm" svg:y="10.148cm" svg:viewBox="0 0 54 121" draw:points="54,0 54,65 4,121 0,56">
            <text:p/>
          </draw:polygon>
          <draw:polygon draw:style-name="gr18" draw:text-style-name="P11" draw:layer="layout" svg:width="0.246cm" svg:height="0.058cm" svg:x="12.175cm" svg:y="10.145cm" svg:viewBox="0 0 247 59" draw:points="0,59 57,0 247,3 193,59">
            <text:p/>
          </draw:polygon>
        </draw:g>
        <draw:g>
          <draw:custom-shape draw:style-name="gr7" draw:text-style-name="P6" draw:layer="layout" svg:width="0.099cm" svg:height="0.039cm" svg:x="12.437cm" svg:y="10.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4cm" svg:x="12.437cm" svg:y="10.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39cm" svg:x="12.438cm" svg:y="10.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099cm" svg:height="0.003cm" svg:x="12.437cm" svg:y="10.23cm">
            <text:p/>
            <draw:enhanced-geometry svg:viewBox="0 0 21600 21600" draw:mirror-horizontal="false" draw:mirror-vertical="false" draw:type="rectangle" draw:enhanced-path="M 0 0 L 21600 0 21600 21600 0 21600 0 0 Z N"/>
          </draw:custom-shape>
          <draw:path draw:style-name="gr18" draw:text-style-name="P11" draw:layer="layout" svg:width="0.099cm" svg:height="0.075cm" svg:x="12.437cm" svg:y="10.177cm" svg:viewBox="0 0 100 76" svg:d="M0 1v57l4 7 6 4 15 4c23 3 19 3 29 3 5-1 17-3 17-3l17-4 7-4 3-2 1-5 1-58z">
            <text:p/>
          </draw:path>
          <draw:custom-shape draw:style-name="gr19" draw:text-style-name="P11" draw:layer="layout" svg:width="0.099cm" svg:height="0.039cm" svg:x="12.438cm" svg:y="10.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86cm" svg:height="0.029cm" svg:x="12.153cm" svg:y="10.291cm">
          <text:p/>
          <draw:enhanced-geometry svg:viewBox="0 0 21600 21600" draw:type="rectangle" draw:enhanced-path="M 0 0 L 21600 0 21600 21600 0 21600 0 0 Z N"/>
        </draw:custom-shape>
        <draw:custom-shape draw:style-name="gr20" draw:text-style-name="P15" draw:layer="layout" svg:width="0.086cm" svg:height="0.029cm" svg:x="12.253cm" svg:y="10.291cm">
          <text:p/>
          <draw:enhanced-geometry svg:viewBox="0 0 21600 21600" draw:type="rectangle" draw:enhanced-path="M 0 0 L 21600 0 21600 21600 0 21600 0 0 Z N"/>
        </draw:custom-shape>
        <draw:custom-shape draw:style-name="gr20" draw:text-style-name="P15" draw:layer="layout" svg:width="0.086cm" svg:height="0.029cm" svg:x="12.353cm" svg:y="10.291cm">
          <text:p/>
          <draw:enhanced-geometry svg:viewBox="0 0 21600 21600" draw:type="rectangle" draw:enhanced-path="M 0 0 L 21600 0 21600 21600 0 21600 0 0 Z N"/>
        </draw:custom-shape>
        <draw:custom-shape draw:style-name="gr20" draw:text-style-name="P15" draw:layer="layout" svg:width="0.086cm" svg:height="0.029cm" svg:x="12.453cm" svg:y="10.291cm">
          <text:p/>
          <draw:enhanced-geometry svg:viewBox="0 0 21600 21600" draw:type="rectangle" draw:enhanced-path="M 0 0 L 21600 0 21600 21600 0 21600 0 0 Z N"/>
        </draw:custom-shape>
        <draw:custom-shape draw:style-name="gr20" draw:text-style-name="P15" draw:layer="layout" svg:width="0.086cm" svg:height="0.029cm" svg:x="12.553cm" svg:y="10.291cm">
          <text:p/>
          <draw:enhanced-geometry svg:viewBox="0 0 21600 21600" draw:type="rectangle" draw:enhanced-path="M 0 0 L 21600 0 21600 21600 0 21600 0 0 Z N"/>
        </draw:custom-shape>
        <draw:g>
          <draw:path draw:style-name="gr18" draw:text-style-name="P11" draw:layer="layout" svg:width="0.082cm" svg:height="0.198cm" svg:x="12.565cm" svg:y="10.055cm" svg:viewBox="0 0 83 199" svg:d="M23 0l-23 182 3 7 5 4 13 4c19 2 16 2 24 2 4 0 15-2 15-2l14-5 6-3 2-3 1-4-18-182z">
            <text:p/>
          </draw:path>
          <draw:custom-shape draw:style-name="gr19" draw:text-style-name="P11" draw:layer="layout" svg:width="0.04cm" svg:height="0.015cm" svg:x="12.589cm" svg:y="10.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57cm" svg:height="0.017cm" svg:x="12.185cm" svg:y="10.22cm">
          <text:p/>
          <draw:enhanced-geometry svg:viewBox="0 0 21600 21600" draw:type="rectangle" draw:enhanced-path="M 0 0 L 21600 0 21600 21600 0 21600 0 0 Z N"/>
        </draw:custom-shape>
        <draw:custom-shape draw:style-name="gr20" draw:text-style-name="P15" draw:layer="layout" svg:width="0.057cm" svg:height="0.017cm" svg:x="12.285cm" svg:y="10.22cm">
          <text:p/>
          <draw:enhanced-geometry svg:viewBox="0 0 21600 21600" draw:type="rectangle" draw:enhanced-path="M 0 0 L 21600 0 21600 21600 0 21600 0 0 Z N"/>
        </draw:custom-shape>
        <draw:g>
          <draw:polygon draw:style-name="gr18" draw:text-style-name="P11" draw:layer="layout" svg:width="0.533cm" svg:height="0.155cm" svg:x="12.227cm" svg:y="10.57cm" svg:viewBox="0 0 534 156" draw:points="0,0 0,43 25,58 58,86 75,107 89,156 124,156 135,108 157,81 185,62 211,54 260,50 310,58 353,75 385,105 408,156 447,156 465,109 492,71 534,43 534,2">
            <text:p/>
          </draw:polygon>
          <draw:polygon draw:style-name="gr18" draw:text-style-name="P11" draw:layer="layout" svg:width="0.053cm" svg:height="0.098cm" svg:x="12.761cm" svg:y="10.514cm" svg:viewBox="0 0 54 99" draw:points="54,0 54,40 0,99 0,58">
            <text:p/>
          </draw:polygon>
          <draw:polygon draw:style-name="gr18" draw:text-style-name="P11" draw:layer="layout" svg:width="0.586cm" svg:height="0.057cm" svg:x="12.228cm" svg:y="10.514cm" svg:viewBox="0 0 587 58" draw:points="0,56 69,0 587,0 534,58">
            <text:p/>
          </draw:polygon>
          <draw:line draw:style-name="gr21" draw:text-style-name="P13" draw:layer="layout" svg:x1="12.227cm" svg:y1="10.613cm" svg:x2="12.761cm" svg:y2="10.613cm">
            <text:p/>
          </draw:line>
          <draw:line draw:style-name="gr22" draw:text-style-name="P13" draw:layer="layout" svg:x1="12.261cm" svg:y1="10.542cm" svg:x2="12.788cm" svg:y2="10.542cm">
            <text:p/>
          </draw:line>
        </draw:g>
        <draw:g>
          <draw:custom-shape draw:style-name="gr1" draw:text-style-name="P1" draw:layer="layout" svg:width="1cm" svg:height="1cm" svg:x="9.4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2" draw:text-style-name="P9" draw:layer="layout" svg:width="0.688cm" svg:height="0.697cm" svg:x="9.504cm" svg:y="10.011cm" svg:viewBox="0 0 689 698" draw:points="0,225 80,698 689,466 624,0 299,103 224,47 42,120">
            <text:p/>
          </draw:polygon>
          <draw:polygon draw:style-name="gr13" draw:text-style-name="P10" draw:layer="layout" svg:width="0.55cm" svg:height="0.599cm" svg:x="9.642cm" svg:y="10.075cm" svg:viewBox="0 0 551 600" draw:points="0,193 0,600 505,402 551,0">
            <text:p/>
          </draw:polygon>
          <draw:polygon draw:style-name="gr12" draw:text-style-name="P9" draw:layer="layout" svg:width="0.719cm" svg:height="0.603cm" svg:x="9.584cm" svg:y="10.107cm" svg:viewBox="0 0 720 604" draw:points="103,230 0,604 609,371 720,0">
            <text:p/>
          </draw:polygon>
        </draw:g>
        <draw:g>
          <draw:custom-shape draw:style-name="gr7" draw:text-style-name="P6" draw:layer="layout" svg:width="0.396cm" svg:height="0.133cm" svg:x="9.804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9.804cm" svg:y="10.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9.806cm" svg:y="1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9.808cm" svg:y="10.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9.804cm" svg:y="10.689cm">
            <text:p/>
            <draw:enhanced-geometry svg:viewBox="0 0 21600 21600" draw:type="rectangle" draw:enhanced-path="M 0 0 L 21600 0 21600 21600 0 21600 0 0 Z N"/>
          </draw:custom-shape>
          <draw:path draw:style-name="gr14" draw:text-style-name="P11" draw:layer="layout" svg:width="0.397cm" svg:height="0.256cm" svg:x="9.804cm" svg:y="10.509cm" svg:viewBox="0 0 398 257" svg:d="M0 4v194l14 22 25 14 60 15c94 8 76 8 116 8 21-3 67-8 67-8l68-16 27-11 12-9 7-15 2-198z">
            <text:p/>
          </draw:path>
          <draw:custom-shape draw:style-name="gr15" draw:text-style-name="P12" draw:layer="layout" svg:width="0.396cm" svg:height="0.133cm" svg:x="9.806cm" svg:y="10.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9.808cm" svg:y="10.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9.808cm" svg:y="1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6" draw:text-style-name="P41" draw:layer="layout" svg:width="0.852cm" svg:height="0.849cm" draw:transform="rotate (0.785398163397448) translate (13.124cm 3.298cm)" svg:viewBox="0 0 853 850" draw:points="421,544 125,831 59,850 0,791 10,728 306,432 19,142 5,87 64,28 127,35 415,326 735,6 798,0 853,56 845,114 532,436 817,721 828,783 780,838 705,831">
          <text:p/>
        </draw:polygon>
        <draw:polygon draw:style-name="gr87" draw:text-style-name="P42" draw:layer="layout" svg:width="0.852cm" svg:height="0.849cm" svg:x="10.035cm" svg:y="2.875cm" svg:viewBox="0 0 853 850" draw:points="421,544 125,831 59,850 0,791 10,728 306,432 19,142 5,87 64,28 127,35 415,326 735,6 798,0 853,56 845,114 532,436 817,721 828,783 780,838 705,831">
          <text:p/>
        </draw:polygon>
        <draw:g>
          <draw:polygon draw:style-name="gr18" draw:text-style-name="P11" draw:layer="layout" svg:width="1.436cm" svg:height="0.427cm" svg:x="2.727cm" svg:y="19.82cm" svg:viewBox="0 0 1437 428" draw:points="0,0 0,423 1437,428 1429,6">
            <text:p/>
          </draw:polygon>
          <draw:polygon draw:style-name="gr18" draw:text-style-name="P11" draw:layer="layout" svg:width="0.143cm" svg:height="0.588cm" svg:x="4.156cm" svg:y="19.662cm" svg:viewBox="0 0 144 589" draw:points="144,0 144,431 11,589 0,163">
            <text:p/>
          </draw:polygon>
          <draw:polygon draw:style-name="gr18" draw:text-style-name="P11" draw:layer="layout" svg:width="1.569cm" svg:height="0.162cm" svg:x="2.73cm" svg:y="19.662cm" svg:viewBox="0 0 1570 163" draw:points="0,158 185,0 1570,0 1429,163">
            <text:p/>
          </draw:polygon>
          <draw:polygon draw:style-name="gr18" draw:text-style-name="P11" draw:layer="layout" svg:width="0.523cm" svg:height="0.179cm" svg:x="2.855cm" svg:y="19.637cm" svg:viewBox="0 0 524 180" draw:points="0,0 3,180 524,180 524,0">
            <text:p/>
          </draw:polygon>
          <draw:polygon draw:style-name="gr18" draw:text-style-name="P11" draw:layer="layout" svg:width="0.143cm" svg:height="0.34cm" svg:x="3.372cm" svg:y="19.479cm" svg:viewBox="0 0 144 341" draw:points="144,0 144,183 11,341 0,158">
            <text:p/>
          </draw:polygon>
          <draw:polygon draw:style-name="gr18" draw:text-style-name="P11" draw:layer="layout" svg:width="0.66cm" svg:height="0.157cm" svg:x="2.855cm" svg:y="19.479cm" svg:viewBox="0 0 661 158" draw:points="0,158 191,1 661,0 517,158">
            <text:p/>
          </draw:polygon>
        </draw:g>
        <draw:custom-shape draw:style-name="gr20" draw:text-style-name="P15" draw:layer="layout" svg:width="0.23cm" svg:height="0.082cm" svg:x="2.797cm" svg:y="19.882cm">
          <text:p/>
          <draw:enhanced-geometry svg:viewBox="0 0 21600 21600" draw:type="rectangle" draw:enhanced-path="M 0 0 L 21600 0 21600 21600 0 21600 0 0 Z N"/>
        </draw:custom-shape>
        <draw:custom-shape draw:style-name="gr20" draw:text-style-name="P15" draw:layer="layout" svg:width="0.23cm" svg:height="0.082cm" svg:x="3.064cm" svg:y="19.882cm">
          <text:p/>
          <draw:enhanced-geometry svg:viewBox="0 0 21600 21600" draw:type="rectangle" draw:enhanced-path="M 0 0 L 21600 0 21600 21600 0 21600 0 0 Z N"/>
        </draw:custom-shape>
        <draw:custom-shape draw:style-name="gr20" draw:text-style-name="P15" draw:layer="layout" svg:width="0.23cm" svg:height="0.082cm" svg:x="3.332cm" svg:y="19.882cm">
          <text:p/>
          <draw:enhanced-geometry svg:viewBox="0 0 21600 21600" draw:type="rectangle" draw:enhanced-path="M 0 0 L 21600 0 21600 21600 0 21600 0 0 Z N"/>
        </draw:custom-shape>
        <draw:custom-shape draw:style-name="gr20" draw:text-style-name="P15" draw:layer="layout" svg:width="0.23cm" svg:height="0.082cm" svg:x="3.599cm" svg:y="19.882cm">
          <text:p/>
          <draw:enhanced-geometry svg:viewBox="0 0 21600 21600" draw:type="rectangle" draw:enhanced-path="M 0 0 L 21600 0 21600 21600 0 21600 0 0 Z N"/>
        </draw:custom-shape>
        <draw:custom-shape draw:style-name="gr20" draw:text-style-name="P15" draw:layer="layout" svg:width="0.23cm" svg:height="0.082cm" svg:x="3.867cm" svg:y="19.882cm">
          <text:p/>
          <draw:enhanced-geometry svg:viewBox="0 0 21600 21600" draw:type="rectangle" draw:enhanced-path="M 0 0 L 21600 0 21600 21600 0 21600 0 0 Z N"/>
        </draw:custom-shape>
        <draw:custom-shape draw:style-name="gr20" draw:text-style-name="P15" draw:layer="layout" svg:width="0.153cm" svg:height="0.048cm" svg:x="2.882cm" svg:y="19.682cm">
          <text:p/>
          <draw:enhanced-geometry svg:viewBox="0 0 21600 21600" draw:type="rectangle" draw:enhanced-path="M 0 0 L 21600 0 21600 21600 0 21600 0 0 Z N"/>
        </draw:custom-shape>
        <draw:custom-shape draw:style-name="gr20" draw:text-style-name="P15" draw:layer="layout" svg:width="0.152cm" svg:height="0.048cm" svg:x="3.15cm" svg:y="19.682cm">
          <text:p/>
          <draw:enhanced-geometry svg:viewBox="0 0 21600 21600" draw:type="rectangle" draw:enhanced-path="M 0 0 L 21600 0 21600 21600 0 21600 0 0 Z N"/>
        </draw:custom-shape>
        <draw:g>
          <draw:polygon draw:style-name="gr18" draw:text-style-name="P11" draw:layer="layout" svg:width="0.136cm" svg:height="0.567cm" svg:x="3.675cm" svg:y="19.202cm" svg:viewBox="0 0 137 568" draw:points="14,0 0,532 0,543 15,558 38,566 61,568 84,568 103,564 121,554 135,544 137,532 107,0">
            <text:p/>
          </draw:polygon>
          <draw:custom-shape draw:style-name="gr19" draw:text-style-name="P11" draw:layer="layout" svg:width="0.093cm" svg:height="0.044cm" svg:x="3.69cm" svg:y="19.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3.896cm" svg:y="19.202cm" svg:viewBox="0 0 137 568" draw:points="14,0 0,532 0,543 15,558 38,566 61,568 84,568 103,564 121,554 135,544 137,532 107,0">
            <text:p/>
          </draw:polygon>
          <draw:custom-shape draw:style-name="gr19" draw:text-style-name="P11" draw:layer="layout" svg:width="0.093cm" svg:height="0.044cm" svg:x="3.911cm" svg:y="19.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51" draw:text-style-name="P27" draw:layer="layout" svg:width="0.345cm" svg:height="1.503cm" svg:x="3.1cm" svg:y="22.096cm" svg:viewBox="0 0 346 1504" draw:points="0,1504 300,4 346,0 50,1504">
          <text:p/>
        </draw:polygon>
        <draw:polygon draw:style-name="gr51" draw:text-style-name="P27" draw:layer="layout" svg:width="0.345cm" svg:height="1.503cm" svg:x="3.461cm" svg:y="22.096cm" svg:viewBox="0 0 346 1504" draw:points="346,1504 46,4 0,0 296,1504">
          <text:p/>
        </draw:polygon>
        <draw:polygon draw:style-name="gr51" draw:text-style-name="P27" draw:layer="layout" svg:width="0.508cm" svg:height="0.204cm" svg:x="3.181cm" svg:y="23.232cm" svg:viewBox="0 0 509 205" draw:points="6,165 504,0 509,35 0,205">
          <text:p/>
        </draw:polygon>
        <draw:polygon draw:style-name="gr51" draw:text-style-name="P27" draw:layer="layout" svg:width="0.413cm" svg:height="0.246cm" svg:x="3.265cm" svg:y="22.967cm" svg:viewBox="0 0 414 247" draw:points="9,0 409,210 414,247 0,39">
          <text:p/>
        </draw:polygon>
        <draw:polygon draw:style-name="gr52" draw:text-style-name="P18" draw:layer="layout" svg:width="1.299cm" svg:height="0.162cm" svg:x="2.8cm" svg:y="23.6cm" svg:viewBox="0 0 1300 163" draw:points="0,0 1300,0 1100,100 689,163 533,147 200,100">
          <text:p/>
        </draw:polygon>
        <draw:polygon draw:style-name="gr51" draw:text-style-name="P27" draw:layer="layout" svg:width="0.316cm" svg:height="0.22cm" svg:x="3.277cm" svg:y="22.732cm" svg:viewBox="0 0 317 221" draw:points="9,182 310,0 317,31 0,221">
          <text:p/>
        </draw:polygon>
        <draw:polygon draw:style-name="gr51" draw:text-style-name="P27" draw:layer="layout" svg:width="0.23cm" svg:height="0.185cm" svg:x="3.354cm" svg:y="22.54cm" svg:viewBox="0 0 231 186" draw:points="8,0 224,155 231,186 0,36">
          <text:p/>
        </draw:polygon>
        <draw:polygon draw:style-name="gr53" draw:text-style-name="P28" draw:layer="layout" svg:width="0.957cm" svg:height="0.574cm" svg:x="2.903cm" svg:y="21.746cm" svg:viewBox="0 0 958 575" draw:points="214,256 958,435 958,529 188,353 126,575 84,565 47,505 9,420 0,329 0,254 23,182 69,98 158,35 235,0 275,7">
          <text:p/>
        </draw:polygon>
        <draw:custom-shape draw:style-name="gr54" draw:text-style-name="P29" draw:layer="layout" svg:width="0.15cm" svg:height="0.16cm" svg:x="3.375cm" svg:y="2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2.9cm" svg:y1="22.1cm" svg:x2="2.9cm" svg:y2="23.6cm">
          <text:p/>
        </draw:line>
        <draw:custom-shape draw:style-name="gr56" draw:text-style-name="P28" draw:layer="layout" svg:width="0.5cm" svg:height="0.2cm" svg:x="3.2cm" svg:y="22.5cm">
          <text:p/>
          <draw:enhanced-geometry svg:viewBox="0 0 21600 21600" draw:type="rectangle" draw:enhanced-path="M 0 0 L 21600 0 21600 21600 0 21600 0 0 Z N"/>
        </draw:custom-shape>
        <draw:g>
          <draw:g>
            <draw:custom-shape draw:style-name="gr8" draw:text-style-name="P7" draw:layer="layout" svg:width="0.399cm" svg:height="0.2cm" svg:x="3.601cm" svg:y="2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3.6cm" svg:y="25.6cm" svg:viewBox="0 0 399 700" draw:points="0,700 0,100 7,75 16,60 28,48 48,35 84,18 120,9 162,1 200,0 265,6 296,12 322,20 348,32 369,47 385,60 399,82 399,100 399,700 200,600">
              <text:p/>
            </draw:polygon>
            <draw:custom-shape draw:style-name="gr58" draw:text-style-name="P31" draw:layer="layout" svg:width="0.399cm" svg:height="0.2cm" svg:x="3.6cm" svg:y="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3.038cm" svg:y="24.9cm">
          <text:p/>
          <draw:enhanced-geometry svg:viewBox="0 0 21600 21600" draw:type="rectangle" draw:enhanced-path="M 0 0 L 21600 0 21600 21600 0 21600 0 0 Z N"/>
        </draw:custom-shape>
        <draw:line draw:style-name="gr55" draw:text-style-name="P13" draw:layer="layout" svg:x1="3.251cm" svg:y1="25.8cm" svg:x2="3.051cm" svg:y2="25.8cm">
          <text:p/>
        </draw:line>
        <draw:line draw:style-name="gr55" draw:text-style-name="P13" draw:layer="layout" svg:x1="3.252cm" svg:y1="25.3cm" svg:x2="3.052cm" svg:y2="25.3cm">
          <text:p/>
        </draw:line>
        <draw:line draw:style-name="gr55" draw:text-style-name="P13" draw:layer="layout" svg:x1="3.252cm" svg:y1="26.3cm" svg:x2="3.052cm" svg:y2="26.3cm">
          <text:p/>
        </draw:line>
        <draw:line draw:style-name="gr60" draw:text-style-name="P13" draw:layer="layout" svg:x1="3.156cm" svg:y1="25.1cm" svg:x2="3.058cm" svg:y2="25.1cm">
          <text:p/>
        </draw:line>
        <draw:line draw:style-name="gr60" draw:text-style-name="P13" draw:layer="layout" svg:x1="3.156cm" svg:y1="25.561cm" svg:x2="3.058cm" svg:y2="25.561cm">
          <text:p/>
        </draw:line>
        <draw:line draw:style-name="gr60" draw:text-style-name="P13" draw:layer="layout" svg:x1="3.156cm" svg:y1="26.061cm" svg:x2="3.058cm" svg:y2="26.061cm">
          <text:p/>
        </draw:line>
        <draw:line draw:style-name="gr60" draw:text-style-name="P13" draw:layer="layout" svg:x1="3.153cm" svg:y1="26.522cm" svg:x2="3.055cm" svg:y2="26.522cm">
          <text:p/>
        </draw:line>
        <draw:g>
          <draw:polygon draw:style-name="gr24" draw:text-style-name="P8" draw:layer="layout" svg:width="1.649cm" svg:height="1.634cm" svg:x="7.7cm" svg:y="17.865cm" svg:viewBox="0 0 1650 1635" draw:points="100,935 532,1326 700,1635 887,1323 1295,612 1624,223 1650,19 1511,0 1242,140 993,722 819,1081 747,1217 365,956 0,835">
            <text:p/>
          </draw:polygon>
        </draw:g>
        <draw:g>
          <draw:g>
            <draw:polygon draw:style-name="gr25" draw:text-style-name="P17" draw:layer="layout" svg:width="1.199cm" svg:height="1.199cm" svg:x="11.2cm" svg:y="18.1cm" svg:viewBox="0 0 1200 1200" draw:points="532,620 300,424 100,282 0,212 95,150 100,71 200,71 200,0 500,212 800,494 987,705 1148,994 1200,1129 1108,1149 1029,1200 963,1172 764,901">
              <text:p/>
            </draw:polygon>
            <draw:polygon draw:style-name="gr25" draw:text-style-name="P17" draw:layer="layout" svg:width="1.106cm" svg:height="1.199cm" svg:x="11.377cm" svg:y="18.134cm" svg:viewBox="0 0 1107 1200" draw:points="668,620 878,411 1060,305 1107,219 1105,150 1100,71 1080,21 1023,0 786,123 561,378 234,752 75,993 0,1129 32,1166 171,1200 237,1172 436,901">
              <text:p/>
            </draw:polygon>
          </draw:g>
        </draw:g>
        <draw:g>
          <draw:custom-shape draw:style-name="gr26" draw:text-style-name="P8" draw:layer="layout" svg:width="1.6cm" svg:height="1.6cm" svg:x="7.7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0" draw:layer="layout" svg:width="0.2cm" svg:height="0.8cm" svg:x="8.4cm" svg:y="2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0" draw:layer="layout" svg:width="0.2cm" svg:height="0.8cm" draw:transform="rotate (1.5707963267949) translate (8.102cm 21.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8cm" svg:height="0.262cm" draw:transform="rotate (1.5707963267949) translate (8.376cm 2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17" draw:layer="layout" svg:width="1.6cm" svg:height="1.6cm" svg:x="11.1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0" draw:layer="layout" svg:width="0.2cm" svg:height="0.8cm" draw:transform="rotate (1.5707963267949) translate (11.502cm 21.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2" draw:text-style-name="P12" draw:layer="layout" svg:width="1cm" svg:height="1cm" svg:x="7.7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8.549cm" svg:y="22.93cm" svg:viewBox="0 0 836 755" draw:points="0,688 236,400 536,100 736,0 836,0 836,100 713,296 384,544 60,755">
            <text:p/>
          </draw:polygon>
        </draw:g>
        <draw:g>
          <draw:polygon draw:style-name="gr33" draw:text-style-name="P19" draw:layer="layout" svg:width="1.099cm" svg:height="1.199cm" svg:x="11.4cm" svg:y="23.1cm" svg:viewBox="0 0 1100 1200" draw:points="0,1000 900,0 1100,200 200,1200">
            <text:p/>
          </draw:polygon>
          <draw:polygon draw:style-name="gr33" draw:text-style-name="P19" draw:layer="layout" svg:width="0.985cm" svg:height="0.986cm" svg:x="11.682cm" svg:y="23.3cm" svg:viewBox="0 0 986 987" draw:points="818,0 986,0 110,956 7,987 0,912">
            <text:p/>
          </draw:polygon>
          <draw:polygon draw:style-name="gr33" draw:text-style-name="P19" draw:layer="layout" svg:width="0.914cm" svg:height="1.145cm" svg:x="11.4cm" svg:y="22.954cm" svg:viewBox="0 0 915 1146" draw:points="915,0 900,146 0,1146 55,970">
            <text:p/>
          </draw:polygon>
          <draw:polygon draw:style-name="gr12" draw:text-style-name="P9" draw:layer="layout" svg:width="0.367cm" svg:height="0.345cm" svg:x="12.3cm" svg:y="22.954cm" svg:viewBox="0 0 368 346" draw:points="15,0 169,28 346,199 368,346 200,346 0,146">
            <text:p/>
          </draw:polygon>
          <draw:polygon draw:style-name="gr12" draw:text-style-name="P9" draw:layer="layout" svg:width="0.596cm" svg:height="0.62cm" svg:x="11.195cm" svg:y="23.924cm" svg:viewBox="0 0 597 621" draw:points="0,621 260,0 225,116 262,116 315,292 487,288 494,363 597,332">
            <text:p/>
          </draw:polygon>
          <draw:custom-shape draw:style-name="gr34" draw:text-style-name="P18" draw:layer="layout" svg:width="0.2cm" svg:height="0.1cm" draw:transform="rotate (-0.680678408277789) translate (12.439cm 23.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11.196cm" svg:y="24.322cm" svg:viewBox="0 0 207 224" draw:points="0,224 92,0 90,10 92,23 106,48 128,81 164,108 207,122">
            <text:p/>
          </draw:polygon>
        </draw:g>
        <draw:g>
          <draw:custom-shape draw:style-name="gr23" draw:text-style-name="P16" draw:layer="layout" svg:width="2.2cm" svg:height="2.2cm" svg:x="7.401cm" svg:y="25.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 draw:text-style-name="P11" draw:layer="layout" svg:width="0.699cm" svg:height="1.099cm" svg:x="7.9cm" svg:y="25.7cm" svg:viewBox="0 0 700 1100" draw:points="0,0 0,1100 700,1100 700,0">
            <text:p/>
          </draw:polygon>
          <draw:polygon draw:style-name="gr35" draw:text-style-name="P12" draw:layer="layout" svg:width="0.399cm" svg:height="1.199cm" svg:x="7.9cm" svg:y="25.7cm" svg:viewBox="0 0 400 1200" draw:points="0,0 0,1100 400,1200 400,100">
            <text:p/>
          </draw:polygon>
          <draw:custom-shape draw:style-name="gr93" draw:text-style-name="P20" draw:layer="layout" svg:width="0.7cm" svg:height="0.3cm" svg:x="7.9cm" svg:y="25.3cm">
            <text:p text:style-name="P7"><text:span text:style-name="T3">EXIT</text:span></text:p>
            <draw:enhanced-geometry svg:viewBox="0 0 21600 21600" draw:type="rectangle" draw:enhanced-path="M 0 0 L 21600 0 21600 21600 0 21600 0 0 Z N"/>
          </draw:custom-shape>
          <draw:polygon draw:style-name="gr32" draw:text-style-name="P18" draw:layer="layout" svg:width="0.153cm" svg:height="0.32cm" draw:transform="skewX (-0.049567350756639) rotate (-2.31029233086489) translate (9.17879472965771cm 26.3430772993931cm)" svg:viewBox="0 0 154 321" draw:points="88,44 38,132 0,279 0,308 24,321 49,309 55,283 88,143 154,39 152,15 141,0">
            <text:p/>
          </draw:polygon>
          <draw:polygon draw:style-name="gr32" draw:text-style-name="P18" draw:layer="layout" svg:width="0.127cm" svg:height="0.306cm" svg:x="8.854cm" svg:y="26.124cm" svg:viewBox="0 0 128 307" draw:points="0,186 7,20 95,0 115,27 128,86 122,278 97,307 71,307 3,307 9,267">
            <text:p/>
          </draw:polygon>
          <draw:custom-shape draw:style-name="gr34" draw:text-style-name="P18" draw:layer="layout" svg:width="0.22cm" svg:height="0.231cm" svg:x="8.784cm" svg:y="25.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179cm" svg:height="0.374cm" svg:x="8.732cm" svg:y="26.429cm" svg:viewBox="0 0 180 375" draw:points="125,0 44,155 0,326 0,360 28,375 57,362 64,331 103,168 180,46 178,18 165,0">
            <text:p/>
          </draw:polygon>
          <draw:polygon draw:style-name="gr32" draw:text-style-name="P18" draw:layer="layout" svg:width="0.179cm" svg:height="0.374cm" draw:transform="rotate (0.593411945678072) translate (8.79879804195571cm 26.50169183672cm)" svg:viewBox="0 0 180 375" draw:points="125,0 44,155 0,326 0,360 28,375 57,362 64,331 103,168 180,46 178,18 165,0">
            <text:p/>
          </draw:polygon>
          <draw:polygon draw:style-name="gr32" draw:text-style-name="P18" draw:layer="layout" svg:width="0.153cm" svg:height="0.32cm" draw:transform="skewX (-0.049567350756639) rotate (3.00196631343025) translate (8.88994400001168cm 26.4727228629862cm)" svg:viewBox="0 0 154 321" draw:points="88,44 38,132 0,279 0,308 24,321 49,309 55,283 88,143 154,39 152,15 141,0">
            <text:p/>
          </draw:polygon>
        </draw:g>
        <draw:g>
          <draw:custom-shape draw:style-name="gr23" draw:text-style-name="P16" draw:layer="layout" svg:width="2.2cm" svg:height="2.2cm" svg:x="14.001cm" svg:y="20.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4.3cm" svg:y="2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2" draw:layer="layout" svg:width="0.4cm" svg:height="1.2cm" svg:x="14.9cm" svg:y="20.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4.5cm 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0.598cm" svg:height="0.517cm" draw:transform="rotate (1.5707963267949) translate (14.85cm 21.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7.101cm" svg:y="20.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7.4cm" svg:y="2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7.802cm 2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7.6cm 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002cm" svg:y="1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4.301cm" svg:y="1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3" draw:layer="layout" svg:width="0.4cm" svg:height="1.2cm" svg:x="14.901cm" svg:y="18.1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3" draw:layer="layout" svg:width="0.4cm" svg:height="1.2cm" draw:transform="rotate (1.5707963267949) translate (14.501cm 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3" draw:layer="layout" svg:width="0.598cm" svg:height="0.517cm" draw:transform="rotate (1.5707963267949) translate (14.851cm 18.9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7.102cm" svg:y="1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7.401cm" svg:y="1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7.803cm 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7.601cm 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4" draw:text-style-name="P13" draw:layer="layout" svg:width="1.9cm" svg:height="1.6cm" svg:x="2.6cm" svg:y="19cm">
          <text:p/>
          <draw:enhanced-geometry svg:viewBox="0 0 21600 21600" draw:type="rectangle" draw:enhanced-path="M 0 0 L 21600 0 21600 21600 0 21600 0 0 Z N"/>
        </draw:custom-shape>
        <draw:custom-shape draw:style-name="gr95" draw:text-style-name="P13" draw:layer="layout" svg:width="2cm" svg:height="2.3cm" svg:x="2.5cm" svg:y="21.6cm">
          <text:p/>
          <draw:enhanced-geometry svg:viewBox="0 0 21600 21600" draw:type="rectangle" draw:enhanced-path="M 0 0 L 21600 0 21600 21600 0 21600 0 0 Z N"/>
        </draw:custom-shape>
        <draw:custom-shape draw:style-name="gr95" draw:text-style-name="P13" draw:layer="layout" svg:width="2cm" svg:height="2.3cm" svg:x="2.5cm" svg:y="24.6cm">
          <text:p/>
          <draw:enhanced-geometry svg:viewBox="0 0 21600 21600" draw:type="rectangle" draw:enhanced-path="M 0 0 L 21600 0 21600 21600 0 21600 0 0 Z N"/>
        </draw:custom-shape>
        <draw:custom-shape draw:style-name="gr96" draw:text-style-name="P8" draw:layer="layout" svg:width="8.1cm" svg:height="2.1cm" svg:x="11cm" svg:y="25.9cm">
          <text:p/>
          <draw:enhanced-geometry svg:viewBox="0 0 21600 21600" draw:type="rectangle" draw:enhanced-path="M 0 0 L 21600 0 21600 21600 0 21600 0 0 Z N"/>
        </draw:custom-shape>
        <draw:frame draw:style-name="gr73" draw:text-style-name="P13" draw:layer="layout" svg:width="2.045cm" svg:height="1.836cm" svg:x="14.104cm" svg:y="22.776cm">
          <draw:image xlink:href="Pictures/100000000000004E000000464870E0406D8FD0C9.png" xlink:type="simple" xlink:show="embed" xlink:actuate="onLoad">
            <text:p/>
          </draw:image>
        </draw:frame>
        <draw:polygon draw:style-name="gr97" draw:text-style-name="P10" draw:layer="layout" svg:width="1.267cm" svg:height="1.099cm" draw:transform="rotate (1.5707963267949) translate (14.4cm 24.2cm)" svg:viewBox="0 0 1268 1100" draw:points="0,0 0,1100 1268,1100 1266,215 1076,0 1266,215 1079,211 1076,0">
          <text:p/>
        </draw:polygon>
        <draw:g>
          <draw:custom-shape draw:style-name="gr98" draw:text-style-name="P8" draw:layer="layout" svg:width="0.8cm" svg:height="0.8cm" svg:x="15.201cm" svg:y="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0" draw:layer="layout" svg:width="0.1cm" svg:height="0.4cm" svg:x="15.551cm" svg:y="2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0" draw:layer="layout" svg:width="0.1cm" svg:height="0.4cm" draw:transform="rotate (1.5707963267949) translate (15.402cm 24.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14cm" svg:height="0.131cm" draw:transform="rotate (1.5707963267949) translate (15.539cm 24.1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01" draw:text-style-name="P13" draw:layer="layout" svg:x1="14.544cm" svg:y1="23.3cm" svg:x2="15.244cm" svg:y2="23.3cm">
          <text:p/>
        </draw:line>
        <draw:line draw:style-name="gr101" draw:text-style-name="P13" draw:layer="layout" svg:x1="14.544cm" svg:y1="23.5cm" svg:x2="15.244cm" svg:y2="23.5cm">
          <text:p/>
        </draw:line>
        <draw:line draw:style-name="gr101" draw:text-style-name="P13" draw:layer="layout" svg:x1="14.544cm" svg:y1="23.7cm" svg:x2="15.244cm" svg:y2="23.7cm">
          <text:p/>
        </draw:line>
        <draw:g>
          <draw:polygon draw:style-name="gr97" draw:text-style-name="P10" draw:layer="layout" svg:width="1.267cm" svg:height="1.099cm" draw:transform="rotate (1.5707963267949) translate (16.9cm 24.268cm)" svg:viewBox="0 0 1268 1100" draw:points="0,0 0,1100 1268,1100 1266,215 1076,0 1266,215 1079,211 1076,0">
            <text:p/>
          </draw:polygon>
          <draw:line draw:style-name="gr101" draw:text-style-name="P13" draw:layer="layout" svg:x1="17.044cm" svg:y1="23.368cm" svg:x2="17.744cm" svg:y2="23.368cm">
            <text:p/>
          </draw:line>
          <draw:line draw:style-name="gr101" draw:text-style-name="P13" draw:layer="layout" svg:x1="17.044cm" svg:y1="23.568cm" svg:x2="17.744cm" svg:y2="23.568cm">
            <text:p/>
          </draw:line>
          <draw:line draw:style-name="gr101" draw:text-style-name="P13" draw:layer="layout" svg:x1="17.044cm" svg:y1="23.768cm" svg:x2="17.744cm" svg:y2="23.768cm">
            <text:p/>
          </draw:line>
        </draw:g>
        <draw:g>
          <draw:polygon draw:style-name="gr97" draw:text-style-name="P10" draw:layer="layout" svg:width="1.267cm" svg:height="1.099cm" draw:transform="rotate (1.5707963267949) translate (17.4cm 24.568cm)" svg:viewBox="0 0 1268 1100" draw:points="0,0 0,1100 1268,1100 1266,215 1076,0 1266,215 1079,211 1076,0">
            <text:p/>
          </draw:polygon>
          <draw:polygon draw:style-name="gr24" draw:text-style-name="P8" draw:layer="layout" svg:width="0.799cm" svg:height="0.799cm" svg:x="17.545cm" svg:y="23.575cm" svg:viewBox="0 0 800 800" draw:points="300,300 301,49 316,13 347,0 455,0 483,14 500,48 500,300 748,302 783,312 800,346 800,456 787,487 748,500 500,500 498,748 479,786 448,800 358,800 321,787 300,748 300,500 52,500 17,488 0,455 0,346 17,312 52,301">
            <text:p/>
          </draw:polygon>
        </draw:g>
      </draw:page>
      <draw:page draw:name="page3" draw:style-name="dp1" draw:master-page-name="Обычный">
        <draw:frame draw:style-name="gr73" draw:text-style-name="P13" draw:layer="layout" svg:width="4.324cm" svg:height="0.672cm" svg:x="2.5cm" svg:y="2.528cm">
          <draw:image xlink:href="Pictures/10000000000000D4000000217894554237DBD1B9.png" xlink:type="simple" xlink:show="embed" xlink:actuate="onLoad">
            <text:p/>
          </draw:image>
        </draw:frame>
        <draw:frame draw:style-name="gr73" draw:text-style-name="P13" draw:layer="layout" svg:width="5.608cm" svg:height="0.872cm" svg:x="2.492cm" svg:y="4.028cm">
          <draw:image xlink:href="Pictures/10000000000000D4000000217894554237DBD1B9.png" xlink:type="simple" xlink:show="embed" xlink:actuate="onLoad">
            <text:p/>
          </draw:image>
        </draw:frame>
        <draw:custom-shape draw:style-name="gr102" draw:text-style-name="P43" draw:layer="layout" svg:width="8.1cm" svg:height="2.1cm" svg:x="10cm" svg:y="2cm">
          <text:p/>
          <draw:enhanced-geometry svg:viewBox="0 0 21600 21600" draw:type="rectangle" draw:enhanced-path="M 0 0 L 21600 0 21600 21600 0 21600 0 0 Z N"/>
        </draw:custom-shape>
        <draw:frame draw:style-name="gr73" draw:text-style-name="P13" draw:layer="layout" svg:width="6.402cm" svg:height="1.798cm" svg:x="5.298cm" svg:y="6.4cm">
          <draw:image xlink:href="Pictures/10000000000000F20000004459FB1F92BE7DBEE2.png" xlink:type="simple" xlink:show="embed" xlink:actuate="onLoad">
            <text:p/>
          </draw:image>
        </draw:frame>
      </draw:page>
      <draw:page draw:name="page4" draw:style-name="dp1" draw:master-page-name="Обычный">
        <draw:frame draw:style-name="gr73" draw:text-style-name="P13" draw:layer="layout" svg:width="4.324cm" svg:height="0.672cm" svg:x="2.5cm" svg:y="2.528cm">
          <draw:image xlink:href="Pictures/10000000000000D4000000217894554237DBD1B9.png" xlink:type="simple" xlink:show="embed" xlink:actuate="onLoad">
            <text:p/>
          </draw:image>
        </draw:frame>
        <draw:frame draw:style-name="gr73" draw:text-style-name="P13" draw:layer="layout" svg:width="5.608cm" svg:height="0.872cm" svg:x="2.492cm" svg:y="4.028cm">
          <draw:image xlink:href="Pictures/10000000000000D4000000217894554237DBD1B9.png" xlink:type="simple" xlink:show="embed" xlink:actuate="onLoad">
            <text:p/>
          </draw:image>
        </draw:frame>
        <draw:custom-shape draw:style-name="gr102" draw:text-style-name="P43" draw:layer="layout" svg:width="8.1cm" svg:height="2.1cm" svg:x="10cm" svg:y="2cm">
          <text:p/>
          <draw:enhanced-geometry svg:viewBox="0 0 21600 21600" draw:type="rectangle" draw:enhanced-path="M 0 0 L 21600 0 21600 21600 0 21600 0 0 Z N"/>
        </draw:custom-shape>
        <draw:frame draw:style-name="gr73" draw:text-style-name="P13" draw:layer="layout" svg:width="6.402cm" svg:height="1.798cm" svg:x="5.298cm" svg:y="6.4cm">
          <draw:image xlink:href="Pictures/10000000000000F20000004459FB1F92BE7DBEE2.png" xlink:type="simple" xlink:show="embed" xlink:actuate="onLoad">
            <text:p/>
          </draw:image>
        </draw:frame>
        <draw:frame draw:style-name="gr73" draw:text-style-name="P13" draw:layer="layout" svg:width="18.549cm" svg:height="11.937cm" svg:x="1.128cm" svg:y="12.363cm">
          <draw:image xlink:href="Pictures/100000000000030C000001F6A7F0527B1E5456C0.png" xlink:type="simple" xlink:show="embed" xlink:actuate="onLoad">
            <text:p/>
          </draw:image>
        </draw:frame>
      </draw:page>
      <draw:page draw:name="page5" draw:style-name="dp1" draw:master-page-name="Обычный">
        <draw:g>
          <draw:custom-shape draw:style-name="gr23" draw:text-style-name="P16" draw:layer="layout" svg:width="2.2cm" svg:height="2.2cm" svg:x="7.2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01cm" svg:y="8.166cm" svg:viewBox="0 0 1650 1635" draw:points="100,935 532,1326 700,1635 887,1323 1295,612 1624,223 1650,19 1511,0 1242,140 993,722 819,1081 747,1217 365,956 0,835">
            <text:p/>
          </draw:polygon>
        </draw:g>
        <draw:g>
          <draw:custom-shape draw:style-name="gr23" draw:text-style-name="P16" draw:layer="layout" svg:width="2.2cm" svg:height="2.2cm" svg:x="7.2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6" draw:layer="layout" svg:width="1.6cm" svg:height="0.6cm" draw:transform="rotate (1.5707963267949) translate (8cm 12.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3" draw:text-style-name="P16" draw:layer="layout" svg:width="2.2cm" svg:height="2.2cm" svg:x="10.201cm" svg:y="10.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6" draw:layer="layout" svg:width="1.6cm" svg:height="0.6cm" draw:transform="rotate (1.5707963267949) translate (10.901cm 12.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3" draw:text-style-name="P16" draw:layer="layout" svg:width="2.2cm" svg:height="2.2cm" svg:x="10.2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44" draw:layer="layout" svg:width="1.9cm" svg:height="1.6cm" svg:x="10.348cm" svg:y="8.1cm">
            <text:p text:style-name="P7"><text:span text:style-name="T4"/></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05" draw:text-style-name="P45" draw:layer="layout" svg:width="0.925cm" svg:height="1.657cm" svg:x="10.832cm" svg:y="8.2cm">
            <draw:text-box>
              <text:p text:style-name="P7"><text:span text:style-name="T4">!</text:span></text:p>
            </draw:text-box>
          </draw:frame>
        </draw:g>
        <draw:frame draw:style-name="gr73" draw:text-style-name="P13" draw:layer="layout" svg:width="3.008cm" svg:height="2.7cm" svg:x="1.999cm" svg:y="24.499cm">
          <draw:image xlink:href="Pictures/100000000000004E000000464870E0406D8FD0C9.png" xlink:type="simple" xlink:show="embed" xlink:actuate="onLoad">
            <text:p/>
          </draw:image>
        </draw:frame>
        <draw:g>
          <draw:custom-shape draw:style-name="gr74" draw:text-style-name="P34" draw:layer="layout" svg:width="2.6cm" svg:height="2.5cm" svg:x="2.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9cm" svg:y="21.499cm">
          <draw:image xlink:href="Pictures/100000000000004E000000464870E0406D8FD0C9.png" xlink:type="simple" xlink:show="embed" xlink:actuate="onLoad">
            <text:p/>
          </draw:image>
        </draw:frame>
        <draw:g>
          <draw:custom-shape draw:style-name="gr75" draw:text-style-name="P35" draw:layer="layout" svg:width="2.6cm" svg:height="2.5cm" svg:x="2.199cm" svg:y="21.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9cm" svg:y="18.499cm">
          <draw:image xlink:href="Pictures/100000000000004E000000464870E0406D8FD0C9.png" xlink:type="simple" xlink:show="embed" xlink:actuate="onLoad">
            <text:p/>
          </draw:image>
        </draw:frame>
        <draw:g>
          <draw:custom-shape draw:style-name="gr85" draw:text-style-name="P40" draw:layer="layout" svg:width="2.6cm" svg:height="2.5cm" svg:x="2.199cm" svg:y="18.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2.726cm" svg:y="19.819cm" svg:viewBox="0 0 1437 428" draw:points="0,0 0,423 1437,428 1429,6">
            <text:p/>
          </draw:polygon>
          <draw:polygon draw:style-name="gr18" draw:text-style-name="P11" draw:layer="layout" svg:width="0.143cm" svg:height="0.588cm" svg:x="4.155cm" svg:y="19.661cm" svg:viewBox="0 0 144 589" draw:points="144,0 144,431 11,589 0,163">
            <text:p/>
          </draw:polygon>
          <draw:polygon draw:style-name="gr18" draw:text-style-name="P11" draw:layer="layout" svg:width="1.569cm" svg:height="0.162cm" svg:x="2.729cm" svg:y="19.661cm" svg:viewBox="0 0 1570 163" draw:points="0,158 185,0 1570,0 1429,163">
            <text:p/>
          </draw:polygon>
          <draw:polygon draw:style-name="gr18" draw:text-style-name="P11" draw:layer="layout" svg:width="0.523cm" svg:height="0.179cm" svg:x="2.854cm" svg:y="19.636cm" svg:viewBox="0 0 524 180" draw:points="0,0 3,180 524,180 524,0">
            <text:p/>
          </draw:polygon>
          <draw:polygon draw:style-name="gr18" draw:text-style-name="P11" draw:layer="layout" svg:width="0.143cm" svg:height="0.34cm" svg:x="3.371cm" svg:y="19.478cm" svg:viewBox="0 0 144 341" draw:points="144,0 144,183 11,341 0,158">
            <text:p/>
          </draw:polygon>
          <draw:polygon draw:style-name="gr18" draw:text-style-name="P11" draw:layer="layout" svg:width="0.66cm" svg:height="0.157cm" svg:x="2.854cm" svg:y="19.478cm" svg:viewBox="0 0 661 158" draw:points="0,158 191,1 661,0 517,158">
            <text:p/>
          </draw:polygon>
        </draw:g>
        <draw:custom-shape draw:style-name="gr20" draw:text-style-name="P15" draw:layer="layout" svg:width="0.23cm" svg:height="0.082cm" svg:x="2.796cm" svg:y="19.881cm">
          <text:p/>
          <draw:enhanced-geometry svg:viewBox="0 0 21600 21600" draw:type="rectangle" draw:enhanced-path="M 0 0 L 21600 0 21600 21600 0 21600 0 0 Z N"/>
        </draw:custom-shape>
        <draw:custom-shape draw:style-name="gr20" draw:text-style-name="P15" draw:layer="layout" svg:width="0.23cm" svg:height="0.082cm" svg:x="3.063cm" svg:y="19.881cm">
          <text:p/>
          <draw:enhanced-geometry svg:viewBox="0 0 21600 21600" draw:type="rectangle" draw:enhanced-path="M 0 0 L 21600 0 21600 21600 0 21600 0 0 Z N"/>
        </draw:custom-shape>
        <draw:custom-shape draw:style-name="gr20" draw:text-style-name="P15" draw:layer="layout" svg:width="0.23cm" svg:height="0.082cm" svg:x="3.331cm" svg:y="19.881cm">
          <text:p/>
          <draw:enhanced-geometry svg:viewBox="0 0 21600 21600" draw:type="rectangle" draw:enhanced-path="M 0 0 L 21600 0 21600 21600 0 21600 0 0 Z N"/>
        </draw:custom-shape>
        <draw:custom-shape draw:style-name="gr20" draw:text-style-name="P15" draw:layer="layout" svg:width="0.23cm" svg:height="0.082cm" svg:x="3.598cm" svg:y="19.881cm">
          <text:p/>
          <draw:enhanced-geometry svg:viewBox="0 0 21600 21600" draw:type="rectangle" draw:enhanced-path="M 0 0 L 21600 0 21600 21600 0 21600 0 0 Z N"/>
        </draw:custom-shape>
        <draw:custom-shape draw:style-name="gr20" draw:text-style-name="P15" draw:layer="layout" svg:width="0.23cm" svg:height="0.082cm" svg:x="3.866cm" svg:y="19.881cm">
          <text:p/>
          <draw:enhanced-geometry svg:viewBox="0 0 21600 21600" draw:type="rectangle" draw:enhanced-path="M 0 0 L 21600 0 21600 21600 0 21600 0 0 Z N"/>
        </draw:custom-shape>
        <draw:custom-shape draw:style-name="gr20" draw:text-style-name="P15" draw:layer="layout" svg:width="0.153cm" svg:height="0.048cm" svg:x="2.881cm" svg:y="19.681cm">
          <text:p/>
          <draw:enhanced-geometry svg:viewBox="0 0 21600 21600" draw:type="rectangle" draw:enhanced-path="M 0 0 L 21600 0 21600 21600 0 21600 0 0 Z N"/>
        </draw:custom-shape>
        <draw:custom-shape draw:style-name="gr20" draw:text-style-name="P15" draw:layer="layout" svg:width="0.152cm" svg:height="0.048cm" svg:x="3.149cm" svg:y="19.681cm">
          <text:p/>
          <draw:enhanced-geometry svg:viewBox="0 0 21600 21600" draw:type="rectangle" draw:enhanced-path="M 0 0 L 21600 0 21600 21600 0 21600 0 0 Z N"/>
        </draw:custom-shape>
        <draw:g>
          <draw:polygon draw:style-name="gr18" draw:text-style-name="P11" draw:layer="layout" svg:width="0.136cm" svg:height="0.567cm" svg:x="3.674cm" svg:y="19.201cm" svg:viewBox="0 0 137 568" draw:points="14,0 0,532 0,543 15,558 38,566 61,568 84,568 103,564 121,554 135,544 137,532 107,0">
            <text:p/>
          </draw:polygon>
          <draw:custom-shape draw:style-name="gr19" draw:text-style-name="P11" draw:layer="layout" svg:width="0.093cm" svg:height="0.044cm" svg:x="3.689cm" svg:y="1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3.895cm" svg:y="19.201cm" svg:viewBox="0 0 137 568" draw:points="14,0 0,532 0,543 15,558 38,566 61,568 84,568 103,564 121,554 135,544 137,532 107,0">
            <text:p/>
          </draw:polygon>
          <draw:custom-shape draw:style-name="gr19" draw:text-style-name="P11" draw:layer="layout" svg:width="0.093cm" svg:height="0.044cm" svg:x="3.91cm" svg:y="1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51" draw:text-style-name="P27" draw:layer="layout" svg:width="0.345cm" svg:height="1.503cm" svg:x="3.099cm" svg:y="22.095cm" svg:viewBox="0 0 346 1504" draw:points="0,1504 300,4 346,0 50,1504">
          <text:p/>
        </draw:polygon>
        <draw:polygon draw:style-name="gr51" draw:text-style-name="P27" draw:layer="layout" svg:width="0.345cm" svg:height="1.503cm" svg:x="3.46cm" svg:y="22.095cm" svg:viewBox="0 0 346 1504" draw:points="346,1504 46,4 0,0 296,1504">
          <text:p/>
        </draw:polygon>
        <draw:polygon draw:style-name="gr51" draw:text-style-name="P27" draw:layer="layout" svg:width="0.508cm" svg:height="0.204cm" svg:x="3.18cm" svg:y="23.231cm" svg:viewBox="0 0 509 205" draw:points="6,165 504,0 509,35 0,205">
          <text:p/>
        </draw:polygon>
        <draw:polygon draw:style-name="gr51" draw:text-style-name="P27" draw:layer="layout" svg:width="0.413cm" svg:height="0.246cm" svg:x="3.264cm" svg:y="22.966cm" svg:viewBox="0 0 414 247" draw:points="9,0 409,210 414,247 0,39">
          <text:p/>
        </draw:polygon>
        <draw:polygon draw:style-name="gr52" draw:text-style-name="P18" draw:layer="layout" svg:width="1.299cm" svg:height="0.162cm" svg:x="2.799cm" svg:y="23.599cm" svg:viewBox="0 0 1300 163" draw:points="0,0 1300,0 1100,100 689,163 533,147 200,100">
          <text:p/>
        </draw:polygon>
        <draw:polygon draw:style-name="gr51" draw:text-style-name="P27" draw:layer="layout" svg:width="0.316cm" svg:height="0.22cm" svg:x="3.276cm" svg:y="22.731cm" svg:viewBox="0 0 317 221" draw:points="9,182 310,0 317,31 0,221">
          <text:p/>
        </draw:polygon>
        <draw:polygon draw:style-name="gr51" draw:text-style-name="P27" draw:layer="layout" svg:width="0.23cm" svg:height="0.185cm" svg:x="3.353cm" svg:y="22.539cm" svg:viewBox="0 0 231 186" draw:points="8,0 224,155 231,186 0,36">
          <text:p/>
        </draw:polygon>
        <draw:polygon draw:style-name="gr53" draw:text-style-name="P28" draw:layer="layout" svg:width="0.957cm" svg:height="0.574cm" svg:x="2.902cm" svg:y="21.745cm" svg:viewBox="0 0 958 575" draw:points="214,256 958,435 958,529 188,353 126,575 84,565 47,505 9,420 0,329 0,254 23,182 69,98 158,35 235,0 275,7">
          <text:p/>
        </draw:polygon>
        <draw:custom-shape draw:style-name="gr54" draw:text-style-name="P29" draw:layer="layout" svg:width="0.15cm" svg:height="0.16cm" svg:x="3.374cm" svg:y="22.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2.899cm" svg:y1="22.099cm" svg:x2="2.899cm" svg:y2="23.599cm">
          <text:p/>
        </draw:line>
        <draw:custom-shape draw:style-name="gr56" draw:text-style-name="P28" draw:layer="layout" svg:width="0.5cm" svg:height="0.2cm" svg:x="3.199cm" svg:y="22.499cm">
          <text:p/>
          <draw:enhanced-geometry svg:viewBox="0 0 21600 21600" draw:type="rectangle" draw:enhanced-path="M 0 0 L 21600 0 21600 21600 0 21600 0 0 Z N"/>
        </draw:custom-shape>
        <draw:g>
          <draw:g>
            <draw:custom-shape draw:style-name="gr8" draw:text-style-name="P7" draw:layer="layout" svg:width="0.399cm" svg:height="0.2cm" svg:x="3.6cm" svg:y="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3.599cm" svg:y="25.599cm" svg:viewBox="0 0 399 700" draw:points="0,700 0,100 7,75 16,60 28,48 48,35 84,18 120,9 162,1 200,0 265,6 296,12 322,20 348,32 369,47 385,60 399,82 399,100 399,700 200,600">
              <text:p/>
            </draw:polygon>
            <draw:custom-shape draw:style-name="gr58" draw:text-style-name="P31" draw:layer="layout" svg:width="0.399cm" svg:height="0.2cm" svg:x="3.599cm" svg:y="26.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3.037cm" svg:y="24.899cm">
          <text:p/>
          <draw:enhanced-geometry svg:viewBox="0 0 21600 21600" draw:type="rectangle" draw:enhanced-path="M 0 0 L 21600 0 21600 21600 0 21600 0 0 Z N"/>
        </draw:custom-shape>
        <draw:line draw:style-name="gr55" draw:text-style-name="P13" draw:layer="layout" svg:x1="3.25cm" svg:y1="25.799cm" svg:x2="3.05cm" svg:y2="25.799cm">
          <text:p/>
        </draw:line>
        <draw:line draw:style-name="gr55" draw:text-style-name="P13" draw:layer="layout" svg:x1="3.251cm" svg:y1="25.299cm" svg:x2="3.051cm" svg:y2="25.299cm">
          <text:p/>
        </draw:line>
        <draw:line draw:style-name="gr55" draw:text-style-name="P13" draw:layer="layout" svg:x1="3.251cm" svg:y1="26.299cm" svg:x2="3.051cm" svg:y2="26.299cm">
          <text:p/>
        </draw:line>
        <draw:line draw:style-name="gr60" draw:text-style-name="P13" draw:layer="layout" svg:x1="3.155cm" svg:y1="25.099cm" svg:x2="3.057cm" svg:y2="25.099cm">
          <text:p/>
        </draw:line>
        <draw:line draw:style-name="gr60" draw:text-style-name="P13" draw:layer="layout" svg:x1="3.155cm" svg:y1="25.56cm" svg:x2="3.057cm" svg:y2="25.56cm">
          <text:p/>
        </draw:line>
        <draw:line draw:style-name="gr60" draw:text-style-name="P13" draw:layer="layout" svg:x1="3.155cm" svg:y1="26.06cm" svg:x2="3.057cm" svg:y2="26.06cm">
          <text:p/>
        </draw:line>
        <draw:line draw:style-name="gr60" draw:text-style-name="P13" draw:layer="layout" svg:x1="3.152cm" svg:y1="26.521cm" svg:x2="3.054cm" svg:y2="26.521cm">
          <text:p/>
        </draw:line>
        <draw:frame draw:style-name="gr73" draw:text-style-name="P13" draw:layer="layout" svg:width="2.045cm" svg:height="1.836cm" svg:x="17.404cm" svg:y="18.276cm">
          <draw:image xlink:href="Pictures/100000000000004E000000464870E0406D8FD0C9.png" xlink:type="simple" xlink:show="embed" xlink:actuate="onLoad">
            <text:p/>
          </draw:image>
        </draw:frame>
        <draw:frame draw:style-name="gr73" draw:text-style-name="P13" draw:layer="layout" svg:width="2.045cm" svg:height="1.836cm" svg:x="14.103cm" svg:y="18.276cm">
          <draw:image xlink:href="Pictures/100000000000004E000000464870E0406D8FD0C9.png" xlink:type="simple" xlink:show="embed" xlink:actuate="onLoad">
            <text:p/>
          </draw:image>
        </draw:frame>
        <draw:g>
          <draw:custom-shape draw:style-name="gr26" draw:text-style-name="P8" draw:layer="layout" svg:width="1.6cm" svg:height="1.6cm" svg:x="14.3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0" draw:layer="layout" svg:width="0.2cm" svg:height="0.8cm" svg:x="15cm" svg:y="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0" draw:layer="layout" svg:width="0.2cm" svg:height="0.8cm" draw:transform="rotate (1.5707963267949) translate (14.702cm 19.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8cm" svg:height="0.262cm" draw:transform="rotate (1.5707963267949) translate (14.976cm 19.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17" draw:layer="layout" svg:width="1.6cm" svg:height="1.6cm" svg:x="17.7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0" draw:layer="layout" svg:width="0.2cm" svg:height="0.8cm" draw:transform="rotate (1.5707963267949) translate (18.102cm 19.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6.999cm" svg:y="20.499cm">
          <draw:image xlink:href="Pictures/100000000000004E000000464870E0406D8FD0C9.png" xlink:type="simple" xlink:show="embed" xlink:actuate="onLoad">
            <text:p/>
          </draw:image>
        </draw:frame>
        <draw:g>
          <draw:custom-shape draw:style-name="gr85" draw:text-style-name="P40" draw:layer="layout" svg:width="2.6cm" svg:height="2.5cm" svg:x="7.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7.726cm" svg:y="21.819cm" svg:viewBox="0 0 1437 428" draw:points="0,0 0,423 1437,428 1429,6">
            <text:p/>
          </draw:polygon>
          <draw:polygon draw:style-name="gr18" draw:text-style-name="P11" draw:layer="layout" svg:width="0.143cm" svg:height="0.588cm" svg:x="9.155cm" svg:y="21.661cm" svg:viewBox="0 0 144 589" draw:points="144,0 144,431 11,589 0,163">
            <text:p/>
          </draw:polygon>
          <draw:polygon draw:style-name="gr18" draw:text-style-name="P11" draw:layer="layout" svg:width="1.569cm" svg:height="0.162cm" svg:x="7.729cm" svg:y="21.661cm" svg:viewBox="0 0 1570 163" draw:points="0,158 185,0 1570,0 1429,163">
            <text:p/>
          </draw:polygon>
          <draw:polygon draw:style-name="gr18" draw:text-style-name="P11" draw:layer="layout" svg:width="0.523cm" svg:height="0.179cm" svg:x="7.854cm" svg:y="21.636cm" svg:viewBox="0 0 524 180" draw:points="0,0 3,180 524,180 524,0">
            <text:p/>
          </draw:polygon>
          <draw:polygon draw:style-name="gr18" draw:text-style-name="P11" draw:layer="layout" svg:width="0.143cm" svg:height="0.34cm" svg:x="8.371cm" svg:y="21.478cm" svg:viewBox="0 0 144 341" draw:points="144,0 144,183 11,341 0,158">
            <text:p/>
          </draw:polygon>
          <draw:polygon draw:style-name="gr18" draw:text-style-name="P11" draw:layer="layout" svg:width="0.66cm" svg:height="0.157cm" svg:x="7.854cm" svg:y="21.478cm" svg:viewBox="0 0 661 158" draw:points="0,158 191,1 661,0 517,158">
            <text:p/>
          </draw:polygon>
        </draw:g>
        <draw:custom-shape draw:style-name="gr20" draw:text-style-name="P15" draw:layer="layout" svg:width="0.23cm" svg:height="0.082cm" svg:x="7.796cm" svg:y="21.881cm">
          <text:p/>
          <draw:enhanced-geometry svg:viewBox="0 0 21600 21600" draw:type="rectangle" draw:enhanced-path="M 0 0 L 21600 0 21600 21600 0 21600 0 0 Z N"/>
        </draw:custom-shape>
        <draw:custom-shape draw:style-name="gr20" draw:text-style-name="P15" draw:layer="layout" svg:width="0.23cm" svg:height="0.082cm" svg:x="8.063cm" svg:y="21.881cm">
          <text:p/>
          <draw:enhanced-geometry svg:viewBox="0 0 21600 21600" draw:type="rectangle" draw:enhanced-path="M 0 0 L 21600 0 21600 21600 0 21600 0 0 Z N"/>
        </draw:custom-shape>
        <draw:custom-shape draw:style-name="gr20" draw:text-style-name="P15" draw:layer="layout" svg:width="0.23cm" svg:height="0.082cm" svg:x="8.331cm" svg:y="21.881cm">
          <text:p/>
          <draw:enhanced-geometry svg:viewBox="0 0 21600 21600" draw:type="rectangle" draw:enhanced-path="M 0 0 L 21600 0 21600 21600 0 21600 0 0 Z N"/>
        </draw:custom-shape>
        <draw:custom-shape draw:style-name="gr20" draw:text-style-name="P15" draw:layer="layout" svg:width="0.23cm" svg:height="0.082cm" svg:x="8.598cm" svg:y="21.881cm">
          <text:p/>
          <draw:enhanced-geometry svg:viewBox="0 0 21600 21600" draw:type="rectangle" draw:enhanced-path="M 0 0 L 21600 0 21600 21600 0 21600 0 0 Z N"/>
        </draw:custom-shape>
        <draw:custom-shape draw:style-name="gr20" draw:text-style-name="P15" draw:layer="layout" svg:width="0.23cm" svg:height="0.082cm" svg:x="8.866cm" svg:y="21.881cm">
          <text:p/>
          <draw:enhanced-geometry svg:viewBox="0 0 21600 21600" draw:type="rectangle" draw:enhanced-path="M 0 0 L 21600 0 21600 21600 0 21600 0 0 Z N"/>
        </draw:custom-shape>
        <draw:custom-shape draw:style-name="gr20" draw:text-style-name="P15" draw:layer="layout" svg:width="0.153cm" svg:height="0.048cm" svg:x="7.881cm" svg:y="21.681cm">
          <text:p/>
          <draw:enhanced-geometry svg:viewBox="0 0 21600 21600" draw:type="rectangle" draw:enhanced-path="M 0 0 L 21600 0 21600 21600 0 21600 0 0 Z N"/>
        </draw:custom-shape>
        <draw:custom-shape draw:style-name="gr20" draw:text-style-name="P15" draw:layer="layout" svg:width="0.152cm" svg:height="0.048cm" svg:x="8.149cm" svg:y="21.681cm">
          <text:p/>
          <draw:enhanced-geometry svg:viewBox="0 0 21600 21600" draw:type="rectangle" draw:enhanced-path="M 0 0 L 21600 0 21600 21600 0 21600 0 0 Z N"/>
        </draw:custom-shape>
        <draw:g>
          <draw:polygon draw:style-name="gr18" draw:text-style-name="P11" draw:layer="layout" svg:width="0.136cm" svg:height="0.567cm" svg:x="8.674cm" svg:y="21.201cm" svg:viewBox="0 0 137 568" draw:points="14,0 0,532 0,543 15,558 38,566 61,568 84,568 103,564 121,554 135,544 137,532 107,0">
            <text:p/>
          </draw:polygon>
          <draw:custom-shape draw:style-name="gr19" draw:text-style-name="P11" draw:layer="layout" svg:width="0.093cm" svg:height="0.044cm" svg:x="8.689cm" svg:y="2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8.895cm" svg:y="21.201cm" svg:viewBox="0 0 137 568" draw:points="14,0 0,532 0,543 15,558 38,566 61,568 84,568 103,564 121,554 135,544 137,532 107,0">
            <text:p/>
          </draw:polygon>
          <draw:custom-shape draw:style-name="gr19" draw:text-style-name="P11" draw:layer="layout" svg:width="0.093cm" svg:height="0.044cm" svg:x="8.91cm" svg:y="2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3" draw:text-style-name="P13" draw:layer="layout" svg:width="3.008cm" svg:height="2.7cm" svg:x="6.999cm" svg:y="24.499cm">
          <draw:image xlink:href="Pictures/100000000000004E000000464870E0406D8FD0C9.png" xlink:type="simple" xlink:show="embed" xlink:actuate="onLoad">
            <text:p/>
          </draw:image>
        </draw:frame>
        <draw:g>
          <draw:custom-shape draw:style-name="gr85" draw:text-style-name="P40" draw:layer="layout" svg:width="2.6cm" svg:height="2.5cm" svg:x="7.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7.726cm" svg:y="25.819cm" svg:viewBox="0 0 1437 428" draw:points="0,0 0,423 1437,428 1429,6">
            <text:p/>
          </draw:polygon>
          <draw:polygon draw:style-name="gr18" draw:text-style-name="P11" draw:layer="layout" svg:width="0.143cm" svg:height="0.588cm" svg:x="9.155cm" svg:y="25.661cm" svg:viewBox="0 0 144 589" draw:points="144,0 144,431 11,589 0,163">
            <text:p/>
          </draw:polygon>
          <draw:polygon draw:style-name="gr18" draw:text-style-name="P11" draw:layer="layout" svg:width="1.569cm" svg:height="0.162cm" svg:x="7.729cm" svg:y="25.661cm" svg:viewBox="0 0 1570 163" draw:points="0,158 185,0 1570,0 1429,163">
            <text:p/>
          </draw:polygon>
          <draw:polygon draw:style-name="gr18" draw:text-style-name="P11" draw:layer="layout" svg:width="0.523cm" svg:height="0.179cm" svg:x="7.854cm" svg:y="25.636cm" svg:viewBox="0 0 524 180" draw:points="0,0 3,180 524,180 524,0">
            <text:p/>
          </draw:polygon>
          <draw:polygon draw:style-name="gr18" draw:text-style-name="P11" draw:layer="layout" svg:width="0.143cm" svg:height="0.34cm" svg:x="8.371cm" svg:y="25.478cm" svg:viewBox="0 0 144 341" draw:points="144,0 144,183 11,341 0,158">
            <text:p/>
          </draw:polygon>
          <draw:polygon draw:style-name="gr18" draw:text-style-name="P11" draw:layer="layout" svg:width="0.66cm" svg:height="0.157cm" svg:x="7.854cm" svg:y="25.478cm" svg:viewBox="0 0 661 158" draw:points="0,158 191,1 661,0 517,158">
            <text:p/>
          </draw:polygon>
        </draw:g>
        <draw:custom-shape draw:style-name="gr20" draw:text-style-name="P15" draw:layer="layout" svg:width="0.23cm" svg:height="0.082cm" svg:x="7.796cm" svg:y="25.881cm">
          <text:p/>
          <draw:enhanced-geometry svg:viewBox="0 0 21600 21600" draw:type="rectangle" draw:enhanced-path="M 0 0 L 21600 0 21600 21600 0 21600 0 0 Z N"/>
        </draw:custom-shape>
        <draw:custom-shape draw:style-name="gr20" draw:text-style-name="P15" draw:layer="layout" svg:width="0.23cm" svg:height="0.082cm" svg:x="8.063cm" svg:y="25.881cm">
          <text:p/>
          <draw:enhanced-geometry svg:viewBox="0 0 21600 21600" draw:type="rectangle" draw:enhanced-path="M 0 0 L 21600 0 21600 21600 0 21600 0 0 Z N"/>
        </draw:custom-shape>
        <draw:custom-shape draw:style-name="gr20" draw:text-style-name="P15" draw:layer="layout" svg:width="0.23cm" svg:height="0.082cm" svg:x="8.331cm" svg:y="25.881cm">
          <text:p/>
          <draw:enhanced-geometry svg:viewBox="0 0 21600 21600" draw:type="rectangle" draw:enhanced-path="M 0 0 L 21600 0 21600 21600 0 21600 0 0 Z N"/>
        </draw:custom-shape>
        <draw:custom-shape draw:style-name="gr20" draw:text-style-name="P15" draw:layer="layout" svg:width="0.23cm" svg:height="0.082cm" svg:x="8.598cm" svg:y="25.881cm">
          <text:p/>
          <draw:enhanced-geometry svg:viewBox="0 0 21600 21600" draw:type="rectangle" draw:enhanced-path="M 0 0 L 21600 0 21600 21600 0 21600 0 0 Z N"/>
        </draw:custom-shape>
        <draw:custom-shape draw:style-name="gr20" draw:text-style-name="P15" draw:layer="layout" svg:width="0.23cm" svg:height="0.082cm" svg:x="8.866cm" svg:y="25.881cm">
          <text:p/>
          <draw:enhanced-geometry svg:viewBox="0 0 21600 21600" draw:type="rectangle" draw:enhanced-path="M 0 0 L 21600 0 21600 21600 0 21600 0 0 Z N"/>
        </draw:custom-shape>
        <draw:custom-shape draw:style-name="gr20" draw:text-style-name="P15" draw:layer="layout" svg:width="0.153cm" svg:height="0.048cm" svg:x="7.881cm" svg:y="25.681cm">
          <text:p/>
          <draw:enhanced-geometry svg:viewBox="0 0 21600 21600" draw:type="rectangle" draw:enhanced-path="M 0 0 L 21600 0 21600 21600 0 21600 0 0 Z N"/>
        </draw:custom-shape>
        <draw:custom-shape draw:style-name="gr20" draw:text-style-name="P15" draw:layer="layout" svg:width="0.152cm" svg:height="0.048cm" svg:x="8.149cm" svg:y="25.681cm">
          <text:p/>
          <draw:enhanced-geometry svg:viewBox="0 0 21600 21600" draw:type="rectangle" draw:enhanced-path="M 0 0 L 21600 0 21600 21600 0 21600 0 0 Z N"/>
        </draw:custom-shape>
        <draw:g>
          <draw:polygon draw:style-name="gr18" draw:text-style-name="P11" draw:layer="layout" svg:width="0.136cm" svg:height="0.567cm" svg:x="8.674cm" svg:y="25.201cm" svg:viewBox="0 0 137 568" draw:points="14,0 0,532 0,543 15,558 38,566 61,568 84,568 103,564 121,554 135,544 137,532 107,0">
            <text:p/>
          </draw:polygon>
          <draw:custom-shape draw:style-name="gr19" draw:text-style-name="P11" draw:layer="layout" svg:width="0.093cm" svg:height="0.044cm" svg:x="8.689cm" svg:y="25.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8.895cm" svg:y="25.201cm" svg:viewBox="0 0 137 568" draw:points="14,0 0,532 0,543 15,558 38,566 61,568 84,568 103,564 121,554 135,544 137,532 107,0">
            <text:p/>
          </draw:polygon>
          <draw:custom-shape draw:style-name="gr19" draw:text-style-name="P11" draw:layer="layout" svg:width="0.093cm" svg:height="0.044cm" svg:x="8.91cm" svg:y="25.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6" draw:text-style-name="P8" draw:layer="layout" svg:width="1.154cm" svg:height="1.153cm" svg:x="10.246cm" svg:y="18.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0.751cm" svg:y="18.6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0.535cm 19.0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0.734cm 19.0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1.907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2.207cm 19.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6" draw:text-style-name="P8" draw:layer="layout" svg:width="1.154cm" svg:height="1.153cm" svg:x="8.947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9.452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9.236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9.435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8.907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9.207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0.999cm" svg:y="20.499cm">
          <draw:image xlink:href="Pictures/100000000000004E000000464870E0406D8FD0C9.png" xlink:type="simple" xlink:show="embed" xlink:actuate="onLoad">
            <text:p/>
          </draw:image>
        </draw:frame>
        <draw:g>
          <draw:custom-shape draw:style-name="gr75" draw:text-style-name="P35" draw:layer="layout" svg:width="2.6cm" svg:height="2.5cm" svg:x="11.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51" draw:text-style-name="P27" draw:layer="layout" svg:width="0.345cm" svg:height="1.503cm" svg:x="12.099cm" svg:y="21.095cm" svg:viewBox="0 0 346 1504" draw:points="0,1504 300,4 346,0 50,1504">
          <text:p/>
        </draw:polygon>
        <draw:polygon draw:style-name="gr51" draw:text-style-name="P27" draw:layer="layout" svg:width="0.345cm" svg:height="1.503cm" svg:x="12.46cm" svg:y="21.095cm" svg:viewBox="0 0 346 1504" draw:points="346,1504 46,4 0,0 296,1504">
          <text:p/>
        </draw:polygon>
        <draw:polygon draw:style-name="gr51" draw:text-style-name="P27" draw:layer="layout" svg:width="0.508cm" svg:height="0.204cm" svg:x="12.18cm" svg:y="22.231cm" svg:viewBox="0 0 509 205" draw:points="6,165 504,0 509,35 0,205">
          <text:p/>
        </draw:polygon>
        <draw:polygon draw:style-name="gr51" draw:text-style-name="P27" draw:layer="layout" svg:width="0.413cm" svg:height="0.246cm" svg:x="12.264cm" svg:y="21.966cm" svg:viewBox="0 0 414 247" draw:points="9,0 409,210 414,247 0,39">
          <text:p/>
        </draw:polygon>
        <draw:polygon draw:style-name="gr52" draw:text-style-name="P18" draw:layer="layout" svg:width="1.299cm" svg:height="0.162cm" svg:x="11.799cm" svg:y="22.599cm" svg:viewBox="0 0 1300 163" draw:points="0,0 1300,0 1100,100 689,163 533,147 200,100">
          <text:p/>
        </draw:polygon>
        <draw:polygon draw:style-name="gr51" draw:text-style-name="P27" draw:layer="layout" svg:width="0.316cm" svg:height="0.22cm" svg:x="12.276cm" svg:y="21.731cm" svg:viewBox="0 0 317 221" draw:points="9,182 310,0 317,31 0,221">
          <text:p/>
        </draw:polygon>
        <draw:polygon draw:style-name="gr51" draw:text-style-name="P27" draw:layer="layout" svg:width="0.23cm" svg:height="0.185cm" svg:x="12.353cm" svg:y="21.539cm" svg:viewBox="0 0 231 186" draw:points="8,0 224,155 231,186 0,36">
          <text:p/>
        </draw:polygon>
        <draw:polygon draw:style-name="gr53" draw:text-style-name="P28" draw:layer="layout" svg:width="0.957cm" svg:height="0.574cm" svg:x="11.902cm" svg:y="20.745cm" svg:viewBox="0 0 958 575" draw:points="214,256 958,435 958,529 188,353 126,575 84,565 47,505 9,420 0,329 0,254 23,182 69,98 158,35 235,0 275,7">
          <text:p/>
        </draw:polygon>
        <draw:custom-shape draw:style-name="gr54" draw:text-style-name="P29" draw:layer="layout" svg:width="0.15cm" svg:height="0.16cm" svg:x="12.374cm" svg:y="21.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899cm" svg:y1="21.099cm" svg:x2="11.899cm" svg:y2="22.599cm">
          <text:p/>
        </draw:line>
        <draw:custom-shape draw:style-name="gr56" draw:text-style-name="P28" draw:layer="layout" svg:width="0.5cm" svg:height="0.2cm" svg:x="12.199cm" svg:y="21.499cm">
          <text:p/>
          <draw:enhanced-geometry svg:viewBox="0 0 21600 21600" draw:type="rectangle" draw:enhanced-path="M 0 0 L 21600 0 21600 21600 0 21600 0 0 Z N"/>
        </draw:custom-shape>
        <draw:frame draw:style-name="gr73" draw:text-style-name="P13" draw:layer="layout" svg:width="3.008cm" svg:height="2.7cm" svg:x="10.999cm" svg:y="24.499cm">
          <draw:image xlink:href="Pictures/100000000000004E000000464870E0406D8FD0C9.png" xlink:type="simple" xlink:show="embed" xlink:actuate="onLoad">
            <text:p/>
          </draw:image>
        </draw:frame>
        <draw:g>
          <draw:custom-shape draw:style-name="gr75" draw:text-style-name="P35" draw:layer="layout" svg:width="2.6cm" svg:height="2.5cm" svg:x="11.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51" draw:text-style-name="P27" draw:layer="layout" svg:width="0.345cm" svg:height="1.503cm" svg:x="12.099cm" svg:y="25.095cm" svg:viewBox="0 0 346 1504" draw:points="0,1504 300,4 346,0 50,1504">
          <text:p/>
        </draw:polygon>
        <draw:polygon draw:style-name="gr51" draw:text-style-name="P27" draw:layer="layout" svg:width="0.345cm" svg:height="1.503cm" svg:x="12.46cm" svg:y="25.095cm" svg:viewBox="0 0 346 1504" draw:points="346,1504 46,4 0,0 296,1504">
          <text:p/>
        </draw:polygon>
        <draw:polygon draw:style-name="gr51" draw:text-style-name="P27" draw:layer="layout" svg:width="0.508cm" svg:height="0.204cm" svg:x="12.18cm" svg:y="26.231cm" svg:viewBox="0 0 509 205" draw:points="6,165 504,0 509,35 0,205">
          <text:p/>
        </draw:polygon>
        <draw:polygon draw:style-name="gr51" draw:text-style-name="P27" draw:layer="layout" svg:width="0.413cm" svg:height="0.246cm" svg:x="12.264cm" svg:y="25.966cm" svg:viewBox="0 0 414 247" draw:points="9,0 409,210 414,247 0,39">
          <text:p/>
        </draw:polygon>
        <draw:polygon draw:style-name="gr52" draw:text-style-name="P18" draw:layer="layout" svg:width="1.299cm" svg:height="0.162cm" svg:x="11.799cm" svg:y="26.599cm" svg:viewBox="0 0 1300 163" draw:points="0,0 1300,0 1100,100 689,163 533,147 200,100">
          <text:p/>
        </draw:polygon>
        <draw:polygon draw:style-name="gr51" draw:text-style-name="P27" draw:layer="layout" svg:width="0.316cm" svg:height="0.22cm" svg:x="12.276cm" svg:y="25.731cm" svg:viewBox="0 0 317 221" draw:points="9,182 310,0 317,31 0,221">
          <text:p/>
        </draw:polygon>
        <draw:polygon draw:style-name="gr51" draw:text-style-name="P27" draw:layer="layout" svg:width="0.23cm" svg:height="0.185cm" svg:x="12.353cm" svg:y="25.539cm" svg:viewBox="0 0 231 186" draw:points="8,0 224,155 231,186 0,36">
          <text:p/>
        </draw:polygon>
        <draw:polygon draw:style-name="gr53" draw:text-style-name="P28" draw:layer="layout" svg:width="0.957cm" svg:height="0.574cm" svg:x="11.902cm" svg:y="24.745cm" svg:viewBox="0 0 958 575" draw:points="214,256 958,435 958,529 188,353 126,575 84,565 47,505 9,420 0,329 0,254 23,182 69,98 158,35 235,0 275,7">
          <text:p/>
        </draw:polygon>
        <draw:custom-shape draw:style-name="gr54" draw:text-style-name="P29" draw:layer="layout" svg:width="0.15cm" svg:height="0.16cm" svg:x="12.374cm" svg:y="2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899cm" svg:y1="25.099cm" svg:x2="11.899cm" svg:y2="26.599cm">
          <text:p/>
        </draw:line>
        <draw:custom-shape draw:style-name="gr56" draw:text-style-name="P28" draw:layer="layout" svg:width="0.5cm" svg:height="0.2cm" svg:x="12.199cm" svg:y="25.499cm">
          <text:p/>
          <draw:enhanced-geometry svg:viewBox="0 0 21600 21600" draw:type="rectangle" draw:enhanced-path="M 0 0 L 21600 0 21600 21600 0 21600 0 0 Z N"/>
        </draw:custom-shape>
        <draw:g>
          <draw:custom-shape draw:style-name="gr106" draw:text-style-name="P8" draw:layer="layout" svg:width="1.154cm" svg:height="1.153cm" svg:x="12.948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3.453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3.237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3.436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2.908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3.208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4.999cm" svg:y="20.499cm">
          <draw:image xlink:href="Pictures/100000000000004E000000464870E0406D8FD0C9.png" xlink:type="simple" xlink:show="embed" xlink:actuate="onLoad">
            <text:p/>
          </draw:image>
        </draw:frame>
        <draw:g>
          <draw:custom-shape draw:style-name="gr74" draw:text-style-name="P34" draw:layer="layout" svg:width="2.6cm" svg:height="2.5cm" svg:x="15.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 draw:text-style-name="P7" draw:layer="layout" svg:width="0.399cm" svg:height="0.2cm" svg:x="16.6cm" svg:y="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6.599cm" svg:y="21.599cm" svg:viewBox="0 0 399 700" draw:points="0,700 0,100 7,75 16,60 28,48 48,35 84,18 120,9 162,1 200,0 265,6 296,12 322,20 348,32 369,47 385,60 399,82 399,100 399,700 200,600">
              <text:p/>
            </draw:polygon>
            <draw:custom-shape draw:style-name="gr58" draw:text-style-name="P31" draw:layer="layout" svg:width="0.399cm" svg:height="0.2cm" svg:x="16.599cm" svg:y="22.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16.037cm" svg:y="20.899cm">
          <text:p/>
          <draw:enhanced-geometry svg:viewBox="0 0 21600 21600" draw:type="rectangle" draw:enhanced-path="M 0 0 L 21600 0 21600 21600 0 21600 0 0 Z N"/>
        </draw:custom-shape>
        <draw:line draw:style-name="gr55" draw:text-style-name="P13" draw:layer="layout" svg:x1="16.25cm" svg:y1="21.799cm" svg:x2="16.05cm" svg:y2="21.799cm">
          <text:p/>
        </draw:line>
        <draw:line draw:style-name="gr55" draw:text-style-name="P13" draw:layer="layout" svg:x1="16.251cm" svg:y1="21.299cm" svg:x2="16.051cm" svg:y2="21.299cm">
          <text:p/>
        </draw:line>
        <draw:line draw:style-name="gr55" draw:text-style-name="P13" draw:layer="layout" svg:x1="16.251cm" svg:y1="22.299cm" svg:x2="16.051cm" svg:y2="22.299cm">
          <text:p/>
        </draw:line>
        <draw:line draw:style-name="gr60" draw:text-style-name="P13" draw:layer="layout" svg:x1="16.155cm" svg:y1="21.099cm" svg:x2="16.057cm" svg:y2="21.099cm">
          <text:p/>
        </draw:line>
        <draw:line draw:style-name="gr60" draw:text-style-name="P13" draw:layer="layout" svg:x1="16.155cm" svg:y1="21.56cm" svg:x2="16.057cm" svg:y2="21.56cm">
          <text:p/>
        </draw:line>
        <draw:line draw:style-name="gr60" draw:text-style-name="P13" draw:layer="layout" svg:x1="16.155cm" svg:y1="22.06cm" svg:x2="16.057cm" svg:y2="22.06cm">
          <text:p/>
        </draw:line>
        <draw:line draw:style-name="gr60" draw:text-style-name="P13" draw:layer="layout" svg:x1="16.152cm" svg:y1="22.521cm" svg:x2="16.054cm" svg:y2="22.521cm">
          <text:p/>
        </draw:line>
        <draw:frame draw:style-name="gr73" draw:text-style-name="P13" draw:layer="layout" svg:width="3.008cm" svg:height="2.7cm" svg:x="14.999cm" svg:y="24.499cm">
          <draw:image xlink:href="Pictures/100000000000004E000000464870E0406D8FD0C9.png" xlink:type="simple" xlink:show="embed" xlink:actuate="onLoad">
            <text:p/>
          </draw:image>
        </draw:frame>
        <draw:g>
          <draw:custom-shape draw:style-name="gr74" draw:text-style-name="P34" draw:layer="layout" svg:width="2.6cm" svg:height="2.5cm" svg:x="15.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 draw:text-style-name="P7" draw:layer="layout" svg:width="0.399cm" svg:height="0.2cm" svg:x="16.6cm" svg:y="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6.599cm" svg:y="25.599cm" svg:viewBox="0 0 399 700" draw:points="0,700 0,100 7,75 16,60 28,48 48,35 84,18 120,9 162,1 200,0 265,6 296,12 322,20 348,32 369,47 385,60 399,82 399,100 399,700 200,600">
              <text:p/>
            </draw:polygon>
            <draw:custom-shape draw:style-name="gr58" draw:text-style-name="P31" draw:layer="layout" svg:width="0.399cm" svg:height="0.2cm" svg:x="16.599cm" svg:y="26.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16.037cm" svg:y="24.899cm">
          <text:p/>
          <draw:enhanced-geometry svg:viewBox="0 0 21600 21600" draw:type="rectangle" draw:enhanced-path="M 0 0 L 21600 0 21600 21600 0 21600 0 0 Z N"/>
        </draw:custom-shape>
        <draw:line draw:style-name="gr55" draw:text-style-name="P13" draw:layer="layout" svg:x1="16.25cm" svg:y1="25.799cm" svg:x2="16.05cm" svg:y2="25.799cm">
          <text:p/>
        </draw:line>
        <draw:line draw:style-name="gr55" draw:text-style-name="P13" draw:layer="layout" svg:x1="16.251cm" svg:y1="25.299cm" svg:x2="16.051cm" svg:y2="25.299cm">
          <text:p/>
        </draw:line>
        <draw:line draw:style-name="gr55" draw:text-style-name="P13" draw:layer="layout" svg:x1="16.251cm" svg:y1="26.299cm" svg:x2="16.051cm" svg:y2="26.299cm">
          <text:p/>
        </draw:line>
        <draw:line draw:style-name="gr60" draw:text-style-name="P13" draw:layer="layout" svg:x1="16.155cm" svg:y1="25.099cm" svg:x2="16.057cm" svg:y2="25.099cm">
          <text:p/>
        </draw:line>
        <draw:line draw:style-name="gr60" draw:text-style-name="P13" draw:layer="layout" svg:x1="16.155cm" svg:y1="25.56cm" svg:x2="16.057cm" svg:y2="25.56cm">
          <text:p/>
        </draw:line>
        <draw:line draw:style-name="gr60" draw:text-style-name="P13" draw:layer="layout" svg:x1="16.155cm" svg:y1="26.06cm" svg:x2="16.057cm" svg:y2="26.06cm">
          <text:p/>
        </draw:line>
        <draw:line draw:style-name="gr60" draw:text-style-name="P13" draw:layer="layout" svg:x1="16.152cm" svg:y1="26.521cm" svg:x2="16.054cm" svg:y2="26.521cm">
          <text:p/>
        </draw:line>
        <draw:g>
          <draw:custom-shape draw:style-name="gr106" draw:text-style-name="P8" draw:layer="layout" svg:width="1.154cm" svg:height="1.153cm" svg:x="16.948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7.453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7.237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7.436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6.908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7.208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8cm" svg:y="14.498cm">
          <draw:image xlink:href="Pictures/100000000000004E000000464870E0406D8FD0C9.png" xlink:type="simple" xlink:show="embed" xlink:actuate="onLoad">
            <text:p/>
          </draw:image>
        </draw:frame>
        <draw:g>
          <draw:custom-shape draw:style-name="gr111" draw:text-style-name="P46" draw:layer="layout" svg:width="2.6cm" svg:height="2.5cm" svg:x="2.198cm" svg:y="14.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2.8cm" svg:y1="16.5cm" svg:x2="2.8cm" svg:y2="14.9cm">
          <text:p/>
        </draw:line>
        <draw:line draw:style-name="gr113" draw:text-style-name="P13" draw:layer="layout" svg:x1="2.8cm" svg:y1="15.4cm" svg:x2="4cm" svg:y2="15.4cm">
          <text:p/>
        </draw:line>
        <draw:line draw:style-name="gr113" draw:text-style-name="P13" draw:layer="layout" svg:x1="2.8cm" svg:y1="15.8cm" svg:x2="4cm" svg:y2="15.8cm">
          <text:p/>
        </draw:line>
        <draw:line draw:style-name="gr113" draw:text-style-name="P13" draw:layer="layout" svg:x1="3.3cm" svg:y1="15.4cm" svg:x2="3.3cm" svg:y2="16.3cm">
          <text:p/>
        </draw:line>
        <draw:line draw:style-name="gr113" draw:text-style-name="P13" draw:layer="layout" svg:x1="3.8cm" svg:y1="15.398cm" svg:x2="3.8cm" svg:y2="16.298cm">
          <text:p/>
        </draw:line>
        <draw:line draw:style-name="gr112" draw:text-style-name="P13" draw:layer="layout" svg:x1="2.6cm" svg:y1="16.3cm" svg:x2="4.2cm" svg:y2="16.3cm">
          <text:p/>
        </draw:line>
        <draw:polyline draw:style-name="gr114" draw:text-style-name="P13" draw:layer="layout" svg:width="1.302cm" svg:height="0.767cm" draw:transform="rotate (1.19031454986013) translate (2.8cm 16.3cm)" svg:viewBox="0 0 1303 768" draw:points="0,0 539,0 891,74 1021,130 1112,196 1167,285 1204,409 1247,576 1303,768 1303,762">
          <text:p/>
        </draw:polyline>
        <draw:polyline draw:style-name="gr60" draw:text-style-name="P13" draw:layer="layout" svg:width="0.149cm" svg:height="0.149cm" svg:x="2.4cm" svg:y="15cm" svg:viewBox="0 0 150 150" draw:points="0,54 55,35 115,37 148,72 150,113 117,150 40,150 5,115 0,72 15,24 37,4 95,5 140,0">
          <text:p/>
        </draw:polyline>
        <draw:polyline draw:style-name="gr60" draw:text-style-name="P13" draw:layer="layout" svg:width="0.116cm" svg:height="0.143cm" svg:x="4.042cm" svg:y="16.475cm" svg:viewBox="0 0 117 144" draw:points="0,126 12,133 39,144 81,140 117,114 117,94 103,71 71,52 94,41 103,17 83,0 54,0 26,14">
          <text:p/>
        </draw:polyline>
        <draw:frame draw:style-name="gr73" draw:text-style-name="P13" draw:layer="layout" svg:width="3.008cm" svg:height="2.7cm" svg:x="6.998cm" svg:y="14.5cm">
          <draw:image xlink:href="Pictures/100000000000004E000000464870E0406D8FD0C9.png" xlink:type="simple" xlink:show="embed" xlink:actuate="onLoad">
            <text:p/>
          </draw:image>
        </draw:frame>
        <draw:g>
          <draw:custom-shape draw:style-name="gr111" draw:text-style-name="P46" draw:layer="layout" svg:width="2.6cm" svg:height="2.5cm" svg:x="7.198cm" svg:y="14.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7.8cm" svg:y1="16.502cm" svg:x2="7.8cm" svg:y2="14.902cm">
          <text:p/>
        </draw:line>
        <draw:line draw:style-name="gr113" draw:text-style-name="P13" draw:layer="layout" svg:x1="7.8cm" svg:y1="15.402cm" svg:x2="9cm" svg:y2="15.402cm">
          <text:p/>
        </draw:line>
        <draw:line draw:style-name="gr113" draw:text-style-name="P13" draw:layer="layout" svg:x1="7.8cm" svg:y1="15.802cm" svg:x2="9cm" svg:y2="15.802cm">
          <text:p/>
        </draw:line>
        <draw:line draw:style-name="gr113" draw:text-style-name="P13" draw:layer="layout" svg:x1="8.3cm" svg:y1="15.402cm" svg:x2="8.3cm" svg:y2="16.302cm">
          <text:p/>
        </draw:line>
        <draw:line draw:style-name="gr113" draw:text-style-name="P13" draw:layer="layout" svg:x1="8.8cm" svg:y1="15.4cm" svg:x2="8.8cm" svg:y2="16.3cm">
          <text:p/>
        </draw:line>
        <draw:line draw:style-name="gr112" draw:text-style-name="P13" draw:layer="layout" svg:x1="7.6cm" svg:y1="16.302cm" svg:x2="9.2cm" svg:y2="16.302cm">
          <text:p/>
        </draw:line>
        <draw:polyline draw:style-name="gr114" draw:text-style-name="P13" draw:layer="layout" svg:width="1.302cm" svg:height="0.767cm" draw:transform="rotate (1.19031454986013) translate (7.8cm 16.302cm)" svg:viewBox="0 0 1303 768" draw:points="0,0 539,0 891,74 1021,130 1112,196 1167,285 1204,409 1247,576 1303,768 1303,762">
          <text:p/>
        </draw:polyline>
        <draw:polyline draw:style-name="gr60" draw:text-style-name="P13" draw:layer="layout" svg:width="0.149cm" svg:height="0.149cm" svg:x="7.4cm" svg:y="15.002cm" svg:viewBox="0 0 150 150" draw:points="0,54 55,35 115,37 148,72 150,113 117,150 40,150 5,115 0,72 15,24 37,4 95,5 140,0">
          <text:p/>
        </draw:polyline>
        <draw:polyline draw:style-name="gr60" draw:text-style-name="P13" draw:layer="layout" svg:width="0.116cm" svg:height="0.143cm" svg:x="9.042cm" svg:y="16.477cm" svg:viewBox="0 0 117 144" draw:points="0,126 12,133 39,144 81,140 117,114 117,94 103,71 71,52 94,41 103,17 83,0 54,0 26,14">
          <text:p/>
        </draw:polyline>
        <draw:frame draw:style-name="gr73" draw:text-style-name="P13" draw:layer="layout" svg:width="3.008cm" svg:height="2.7cm" svg:x="10.498cm" svg:y="14.499cm">
          <draw:image xlink:href="Pictures/100000000000004E000000464870E0406D8FD0C9.png" xlink:type="simple" xlink:show="embed" xlink:actuate="onLoad">
            <text:p/>
          </draw:image>
        </draw:frame>
        <draw:g>
          <draw:custom-shape draw:style-name="gr111" draw:text-style-name="P46" draw:layer="layout" svg:width="2.6cm" svg:height="2.5cm" svg:x="10.698cm" svg:y="1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11.3cm" svg:y1="16.501cm" svg:x2="11.3cm" svg:y2="14.901cm">
          <text:p/>
        </draw:line>
        <draw:line draw:style-name="gr113" draw:text-style-name="P13" draw:layer="layout" svg:x1="11.3cm" svg:y1="15.401cm" svg:x2="12.5cm" svg:y2="15.401cm">
          <text:p/>
        </draw:line>
        <draw:line draw:style-name="gr113" draw:text-style-name="P13" draw:layer="layout" svg:x1="11.3cm" svg:y1="15.801cm" svg:x2="12.5cm" svg:y2="15.801cm">
          <text:p/>
        </draw:line>
        <draw:line draw:style-name="gr113" draw:text-style-name="P13" draw:layer="layout" svg:x1="11.8cm" svg:y1="15.401cm" svg:x2="11.8cm" svg:y2="16.301cm">
          <text:p/>
        </draw:line>
        <draw:line draw:style-name="gr113" draw:text-style-name="P13" draw:layer="layout" svg:x1="12.3cm" svg:y1="15.399cm" svg:x2="12.3cm" svg:y2="16.299cm">
          <text:p/>
        </draw:line>
        <draw:line draw:style-name="gr112" draw:text-style-name="P13" draw:layer="layout" svg:x1="11.1cm" svg:y1="16.301cm" svg:x2="12.7cm" svg:y2="16.301cm">
          <text:p/>
        </draw:line>
        <draw:polyline draw:style-name="gr114" draw:text-style-name="P13" draw:layer="layout" svg:width="1.302cm" svg:height="0.767cm" draw:transform="rotate (1.19031454986013) translate (11.3cm 16.301cm)" svg:viewBox="0 0 1303 768" draw:points="0,0 539,0 891,74 1021,130 1112,196 1167,285 1204,409 1247,576 1303,768 1303,762">
          <text:p/>
        </draw:polyline>
        <draw:polyline draw:style-name="gr60" draw:text-style-name="P13" draw:layer="layout" svg:width="0.149cm" svg:height="0.149cm" svg:x="10.9cm" svg:y="15.001cm" svg:viewBox="0 0 150 150" draw:points="0,54 55,35 115,37 148,72 150,113 117,150 40,150 5,115 0,72 15,24 37,4 95,5 140,0">
          <text:p/>
        </draw:polyline>
        <draw:polyline draw:style-name="gr60" draw:text-style-name="P13" draw:layer="layout" svg:width="0.116cm" svg:height="0.143cm" svg:x="12.542cm" svg:y="16.476cm" svg:viewBox="0 0 117 144" draw:points="0,126 12,133 39,144 81,140 117,114 117,94 103,71 71,52 94,41 103,17 83,0 54,0 26,14">
          <text:p/>
        </draw:polyline>
        <draw:g>
          <draw:custom-shape draw:style-name="gr106" draw:text-style-name="P8" draw:layer="layout" svg:width="1.154cm" svg:height="1.153cm" svg:x="8.947cm" svg:y="16.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9.452cm" svg:y="16.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9.236cm 16.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9.435cm 16.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2.407cm" svg:y="1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2.707cm 1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8cm" svg:y="2.498cm">
          <draw:image xlink:href="Pictures/100000000000004E000000464870E0406D8FD0C9.png" xlink:type="simple" xlink:show="embed" xlink:actuate="onLoad">
            <text:p/>
          </draw:image>
        </draw:frame>
        <draw:g>
          <draw:custom-shape draw:style-name="gr115" draw:text-style-name="P47" draw:layer="layout" svg:width="2.6cm" svg:height="2.5cm" svg:x="2.1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3.1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3.2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3.1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3.2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5.998cm" svg:y="2.498cm">
          <draw:image xlink:href="Pictures/100000000000004E000000464870E0406D8FD0C9.png" xlink:type="simple" xlink:show="embed" xlink:actuate="onLoad">
            <text:p/>
          </draw:image>
        </draw:frame>
        <draw:g>
          <draw:custom-shape draw:style-name="gr115" draw:text-style-name="P47" draw:layer="layout" svg:width="2.6cm" svg:height="2.5cm" svg:x="6.1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7.1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7.2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7.1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7.2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9.398cm" svg:y="2.498cm">
          <draw:image xlink:href="Pictures/100000000000004E000000464870E0406D8FD0C9.png" xlink:type="simple" xlink:show="embed" xlink:actuate="onLoad">
            <text:p/>
          </draw:image>
        </draw:frame>
        <draw:g>
          <draw:custom-shape draw:style-name="gr115" draw:text-style-name="P47" draw:layer="layout" svg:width="2.6cm" svg:height="2.5cm" svg:x="9.5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0.5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0.6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10.5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10.6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60" draw:text-style-name="P13" draw:layer="layout" svg:width="0.116cm" svg:height="0.143cm" svg:x="8.016cm" svg:y="4.549cm" svg:viewBox="0 0 117 144" draw:points="0,126 12,133 39,144 81,140 117,114 117,94 103,71 71,52 94,41 103,17 83,0 54,0 26,14">
          <text:p/>
        </draw:polyline>
        <draw:polyline draw:style-name="gr60" draw:text-style-name="P13" draw:layer="layout" svg:width="0.116cm" svg:height="0.143cm" svg:x="11.916cm" svg:y="4.548cm" svg:viewBox="0 0 117 144" draw:points="0,126 12,133 39,144 81,140 117,114 117,94 103,71 71,52 94,41 103,17 83,0 54,0 26,14">
          <text:p/>
        </draw:polyline>
        <draw:g>
          <draw:custom-shape draw:style-name="gr106" draw:text-style-name="P8" draw:layer="layout" svg:width="1.154cm" svg:height="1.153cm" svg:x="7.921cm" svg:y="4.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8.426cm" svg:y="4.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8.21cm 4.9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8.409cm 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1.381cm" svg:y="4.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1.681cm 5.0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6.801cm" svg:y="7.9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9" draw:layer="layout" svg:width="1.099cm" svg:height="1.199cm" svg:x="17.4cm" svg:y="8.401cm" svg:viewBox="0 0 1100 1200" draw:points="0,1000 900,0 1100,200 200,1200">
            <text:p/>
          </draw:polygon>
          <draw:polygon draw:style-name="gr33" draw:text-style-name="P19" draw:layer="layout" svg:width="0.985cm" svg:height="0.986cm" svg:x="17.682cm" svg:y="8.601cm" svg:viewBox="0 0 986 987" draw:points="818,0 986,0 110,956 7,987 0,912">
            <text:p/>
          </draw:polygon>
          <draw:polygon draw:style-name="gr33" draw:text-style-name="P19" draw:layer="layout" svg:width="0.914cm" svg:height="1.145cm" svg:x="17.4cm" svg:y="8.255cm" svg:viewBox="0 0 915 1146" draw:points="915,0 900,146 0,1146 55,970">
            <text:p/>
          </draw:polygon>
          <draw:polygon draw:style-name="gr12" draw:text-style-name="P9" draw:layer="layout" svg:width="0.367cm" svg:height="0.345cm" svg:x="18.3cm" svg:y="8.255cm" svg:viewBox="0 0 368 346" draw:points="15,0 169,28 346,199 368,346 200,346 0,146">
            <text:p/>
          </draw:polygon>
          <draw:polygon draw:style-name="gr12" draw:text-style-name="P9" draw:layer="layout" svg:width="0.596cm" svg:height="0.62cm" svg:x="17.195cm" svg:y="9.225cm" svg:viewBox="0 0 597 621" draw:points="0,621 260,0 225,116 262,116 315,292 487,288 494,363 597,332">
            <text:p/>
          </draw:polygon>
          <draw:custom-shape draw:style-name="gr34" draw:text-style-name="P18" draw:layer="layout" svg:width="0.2cm" svg:height="0.1cm" draw:transform="rotate (-0.680678408277789) translate (18.439cm 8.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17.196cm" svg:y="9.623cm" svg:viewBox="0 0 207 224" draw:points="0,224 92,0 90,10 92,23 106,48 128,81 164,108 207,122">
            <text:p/>
          </draw:polygon>
        </draw:g>
        <draw:g>
          <draw:custom-shape draw:style-name="gr23" draw:text-style-name="P16" draw:layer="layout" svg:width="2.2cm" svg:height="2.2cm" svg:x="14.4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2" draw:layer="layout" svg:width="1cm" svg:height="1cm" svg:x="14.69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15.548cm" svg:y="8.229cm" svg:viewBox="0 0 836 755" draw:points="0,688 236,400 536,100 736,0 836,0 836,100 713,296 384,544 60,755">
            <text:p/>
          </draw:polygon>
        </draw:g>
        <draw:frame draw:style-name="gr73" draw:text-style-name="P13" draw:layer="layout" svg:width="3.008cm" svg:height="2.7cm" svg:x="12.999cm" svg:y="2.499cm">
          <draw:image xlink:href="Pictures/100000000000004E000000464870E0406D8FD0C9.png" xlink:type="simple" xlink:show="embed" xlink:actuate="onLoad">
            <text:p/>
          </draw:image>
        </draw:frame>
        <draw:g>
          <draw:custom-shape draw:style-name="gr115" draw:text-style-name="P47" draw:layer="layout" svg:width="2.6cm" svg:height="2.5cm" svg:x="13.199cm" svg:y="2.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4.176cm" svg:y="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4.201cm" svg:y="3.201cm" svg:viewBox="0 0 590 1050" draw:points="0,1050 0,150 10,113 24,90 41,72 71,53 124,27 177,14 239,2 295,0 392,9 437,18 476,30 514,48 545,71 569,90 590,123 590,150 590,1050 295,900">
              <text:p/>
            </draw:polygon>
            <draw:polygon draw:style-name="gr117" draw:text-style-name="P18" draw:layer="layout" svg:width="0.622cm" svg:height="0.996cm" svg:x="14.177cm" svg:y="3.227cm" svg:viewBox="0 0 623 997" draw:points="0,997 0,142 11,107 25,85 44,68 75,50 131,26 188,13 253,1 313,0 414,9 463,17 503,28 544,46 577,67 602,85 623,117 623,142 623,997 313,855">
              <text:p/>
            </draw:polygon>
            <draw:custom-shape draw:style-name="gr118" draw:text-style-name="P18" draw:layer="layout" svg:width="0.599cm" svg:height="0.301cm" svg:x="14.20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16.399cm" svg:y="2.499cm">
          <draw:image xlink:href="Pictures/100000000000004E000000464870E0406D8FD0C9.png" xlink:type="simple" xlink:show="embed" xlink:actuate="onLoad">
            <text:p/>
          </draw:image>
        </draw:frame>
        <draw:g>
          <draw:custom-shape draw:style-name="gr115" draw:text-style-name="P47" draw:layer="layout" svg:width="2.6cm" svg:height="2.5cm" svg:x="16.599cm" svg:y="2.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7.576cm" svg:y="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7.601cm" svg:y="3.201cm" svg:viewBox="0 0 590 1050" draw:points="0,1050 0,150 10,113 24,90 41,72 71,53 124,27 177,14 239,2 295,0 392,9 437,18 476,30 514,48 545,71 569,90 590,123 590,150 590,1050 295,900">
              <text:p/>
            </draw:polygon>
            <draw:polygon draw:style-name="gr117" draw:text-style-name="P18" draw:layer="layout" svg:width="0.622cm" svg:height="0.996cm" svg:x="17.577cm" svg:y="3.227cm" svg:viewBox="0 0 623 997" draw:points="0,997 0,142 11,107 25,85 44,68 75,50 131,26 188,13 253,1 313,0 414,9 463,17 503,28 544,46 577,67 602,85 623,117 623,142 623,997 313,855">
              <text:p/>
            </draw:polygon>
            <draw:custom-shape draw:style-name="gr118" draw:text-style-name="P18" draw:layer="layout" svg:width="0.599cm" svg:height="0.301cm" svg:x="17.60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60" draw:text-style-name="P13" draw:layer="layout" svg:width="0.116cm" svg:height="0.143cm" svg:x="15.017cm" svg:y="4.55cm" svg:viewBox="0 0 117 144" draw:points="0,126 12,133 39,144 81,140 117,114 117,94 103,71 71,52 94,41 103,17 83,0 54,0 26,14">
          <text:p/>
        </draw:polyline>
        <draw:polyline draw:style-name="gr60" draw:text-style-name="P13" draw:layer="layout" svg:width="0.116cm" svg:height="0.143cm" svg:x="18.917cm" svg:y="4.549cm" svg:viewBox="0 0 117 144" draw:points="0,126 12,133 39,144 81,140 117,114 117,94 103,71 71,52 94,41 103,17 83,0 54,0 26,14">
          <text:p/>
        </draw:polyline>
        <draw:custom-shape draw:style-name="gr119" draw:text-style-name="P12" draw:layer="layout" svg:width="0.835cm" svg:height="0.805cm" svg:x="14.693cm" svg:y="4.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697cm" svg:height="0.607cm" svg:x="15.402cm" svg:y="4.106cm" svg:viewBox="0 0 698 608" draw:points="0,554 197,322 448,81 615,0 698,0 698,81 595,238 321,438 50,608">
          <text:p/>
        </draw:polygon>
        <draw:polygon draw:style-name="gr33" draw:text-style-name="P19" draw:layer="layout" svg:width="0.859cm" svg:height="0.937cm" svg:x="18.356cm" svg:y="4.269cm" svg:viewBox="0 0 860 938" draw:points="0,782 704,0 860,156 156,938">
          <text:p/>
        </draw:polygon>
        <draw:polygon draw:style-name="gr33" draw:text-style-name="P19" draw:layer="layout" svg:width="0.77cm" svg:height="0.771cm" svg:x="18.577cm" svg:y="4.426cm" svg:viewBox="0 0 771 772" draw:points="640,0 771,0 86,748 5,772 0,713">
          <text:p/>
        </draw:polygon>
        <draw:polygon draw:style-name="gr33" draw:text-style-name="P19" draw:layer="layout" svg:width="0.715cm" svg:height="0.895cm" svg:x="18.356cm" svg:y="4.155cm" svg:viewBox="0 0 716 896" draw:points="716,0 704,114 0,896 43,759">
          <text:p/>
        </draw:polygon>
        <draw:polygon draw:style-name="gr12" draw:text-style-name="P9" draw:layer="layout" svg:width="0.287cm" svg:height="0.27cm" svg:x="19.06cm" svg:y="4.155cm" svg:viewBox="0 0 288 271" draw:points="12,0 132,22 271,156 288,271 156,271 0,114">
          <text:p/>
        </draw:polygon>
        <draw:polygon draw:style-name="gr12" draw:text-style-name="P9" draw:layer="layout" svg:width="0.466cm" svg:height="0.485cm" svg:x="18.196cm" svg:y="4.914cm" svg:viewBox="0 0 467 486" draw:points="0,486 203,0 176,91 205,91 246,228 381,225 386,284 467,260">
          <text:p/>
        </draw:polygon>
        <draw:custom-shape draw:style-name="gr34" draw:text-style-name="P18" draw:layer="layout" svg:width="0.156cm" svg:height="0.078cm" draw:transform="rotate (-0.680678408277789) translate (19.169cm 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161cm" svg:height="0.174cm" svg:x="18.197cm" svg:y="5.225cm" svg:viewBox="0 0 162 175" draw:points="0,175 72,0 70,8 72,18 83,38 100,63 128,84 162,95">
          <text:p/>
        </draw:polygon>
      </draw:page>
      <draw:page draw:name="page6" draw:style-name="dp1" draw:master-page-name="Обычный">
        <draw:g>
          <draw:polygon draw:style-name="gr12" draw:text-style-name="P9" draw:layer="layout" svg:width="1.79cm" svg:height="1.744cm" svg:x="13.833cm" svg:y="4.4cm" svg:viewBox="0 0 1791 1745" draw:points="0,563 208,1745 1791,1165 1622,0 777,258 582,118 109,300">
            <text:p/>
          </draw:polygon>
          <draw:polygon draw:style-name="gr13" draw:text-style-name="P10" draw:layer="layout" svg:width="1.332cm" svg:height="1.017cm" svg:x="14.401cm" svg:y="6.082cm" svg:viewBox="0 0 1333 1018" draw:points="0,0 0,1018 1333,1018 1318,215 1128,0 1318,215 1117,202 1128,0">
            <text:p/>
          </draw:polygon>
          <draw:polygon draw:style-name="gr12" draw:text-style-name="P9" draw:layer="layout" svg:width="1.871cm" svg:height="1.509cm" svg:x="14.041cm" svg:y="4.64cm" svg:viewBox="0 0 1872 1510" draw:points="268,575 0,1510 1583,928 1872,0">
            <text:p/>
          </draw:polygon>
          <draw:polygon draw:style-name="gr13" draw:text-style-name="P10" draw:layer="layout" svg:width="1.332cm" svg:height="1.017cm" svg:x="11.5cm" svg:y="6cm" svg:viewBox="0 0 1333 1018" draw:points="0,0 0,1018 1333,1018 1318,215 1128,0 1318,215 1117,202 1128,0">
            <text:p/>
          </draw:polygon>
        </draw:g>
        <draw:polygon draw:style-name="gr12" draw:text-style-name="P9" draw:layer="layout" svg:width="1.79cm" svg:height="1.744cm" svg:x="2.1cm" svg:y="2.55cm" svg:viewBox="0 0 1791 1745" draw:points="0,563 208,1745 1791,1165 1622,0 777,258 582,118 109,300">
          <text:p/>
        </draw:polygon>
        <draw:polygon draw:style-name="gr12" draw:text-style-name="P9" draw:layer="layout" svg:width="1.871cm" svg:height="1.509cm" svg:x="11.2cm" svg:y="4.5cm" svg:viewBox="0 0 1872 1510" draw:points="268,575 0,1510 1583,928 1872,0">
          <text:p/>
        </draw:polygon>
        <draw:polygon draw:style-name="gr13" draw:text-style-name="P10" draw:layer="layout" svg:width="1.271cm" svg:height="1.269cm" svg:x="2.4cm" svg:y="2.73cm" svg:viewBox="0 0 1272 1270" draw:points="8,449 0,1270 1272,793 1272,0">
          <text:p/>
        </draw:polygon>
        <draw:polygon draw:style-name="gr13" draw:text-style-name="P10" draw:layer="layout" svg:width="1.399cm" svg:height="1.199cm" svg:x="2.4cm" svg:y="2.8cm" svg:viewBox="0 0 1400 1200" draw:points="200,400 0,1200 1272,723 1400,0">
          <text:p/>
        </draw:polygon>
        <draw:polygon draw:style-name="gr12" draw:text-style-name="P9" draw:layer="layout" svg:width="1.871cm" svg:height="1.509cm" svg:x="2.308cm" svg:y="2.79cm" svg:viewBox="0 0 1872 1510" draw:points="268,575 0,1510 1583,928 1872,0">
          <text:p/>
        </draw:polygon>
        <draw:polygon draw:style-name="gr13" draw:text-style-name="P10" draw:layer="layout" svg:width="1.699cm" svg:height="1.299cm" draw:transform="rotate (1.5707963267949) translate (5cm 4.3cm)" svg:viewBox="0 0 1700 1300" draw:points="0,0 0,1300 1700,1300 1681,275 1439,0 1681,275 1425,258 1439,0">
          <text:p/>
        </draw:polygon>
        <draw:custom-shape draw:style-name="gr120" draw:text-style-name="P48" draw:layer="layout" svg:width="0.7cm" svg:height="0.6cm" svg:x="3.4cm" svg:y="2.3cm">
          <text:p/>
          <draw:enhanced-geometry svg:viewBox="0 0 21600 21600" draw:text-areas="0 0 21600 21600" draw:mirror-horizontal="false" draw:mirror-vertical="false" draw:type="circular-arrow" draw:modifiers="-129.763304737989 -6.79815570405676 7742.308164720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21" draw:text-style-name="P13" draw:layer="layout" svg:x1="5.4cm" svg:y1="2.9cm" svg:x2="6.1cm" svg:y2="2.9cm">
          <text:p/>
        </draw:line>
        <draw:line draw:style-name="gr121" draw:text-style-name="P13" draw:layer="layout" svg:x1="5.2cm" svg:y1="3.1cm" svg:x2="6.1cm" svg:y2="3.1cm">
          <text:p/>
        </draw:line>
        <draw:line draw:style-name="gr121" draw:text-style-name="P13" draw:layer="layout" svg:x1="5.2cm" svg:y1="3.323cm" svg:x2="6.1cm" svg:y2="3.323cm">
          <text:p/>
        </draw:line>
        <draw:line draw:style-name="gr121" draw:text-style-name="P13" draw:layer="layout" svg:x1="5.2cm" svg:y1="3.544cm" svg:x2="6.1cm" svg:y2="3.544cm">
          <text:p/>
        </draw:line>
        <draw:line draw:style-name="gr121" draw:text-style-name="P13" draw:layer="layout" svg:x1="5.2cm" svg:y1="3.767cm" svg:x2="6.1cm" svg:y2="3.767cm">
          <text:p/>
        </draw:line>
        <draw:line draw:style-name="gr121" draw:text-style-name="P13" draw:layer="layout" svg:x1="5.205cm" svg:y1="3.967cm" svg:x2="6.105cm" svg:y2="3.967cm">
          <text:p/>
        </draw:line>
        <draw:line draw:style-name="gr122" draw:text-style-name="P13" draw:layer="layout" svg:x1="4.9cm" svg:y1="3.2cm" svg:x2="5.4cm" svg:y2="3.7cm">
          <text:p/>
        </draw:line>
        <draw:line draw:style-name="gr122" draw:text-style-name="P13" draw:layer="layout" svg:x1="5.397cm" svg:y1="3.206cm" svg:x2="4.897cm" svg:y2="3.706cm">
          <text:p/>
        </draw:line>
        <draw:g>
          <draw:polygon draw:style-name="gr123" draw:text-style-name="P7" draw:layer="layout" svg:width="1.799cm" svg:height="1.899cm" svg:x="7.4cm" svg:y="2.4cm" svg:viewBox="0 0 1800 1900" draw:points="0,1900 0,400 300,0 1800,0 1800,1900 1300,1900">
            <text:p/>
          </draw:polygon>
          <draw:custom-shape draw:style-name="gr124" draw:text-style-name="P49" draw:layer="layout" svg:width="1.1cm" svg:height="0.6cm" svg:x="7.8cm" svg:y="2.4cm">
            <text:p/>
            <draw:enhanced-geometry svg:viewBox="0 0 21600 21600" draw:type="rectangle" draw:enhanced-path="M 0 0 L 21600 0 21600 21600 0 21600 0 0 Z N"/>
          </draw:custom-shape>
          <draw:custom-shape draw:style-name="gr125" draw:text-style-name="P7" draw:layer="layout" svg:width="0.2cm" svg:height="0.4cm" svg:x="8cm" svg:y="2.5cm">
            <text:p/>
            <draw:enhanced-geometry svg:viewBox="0 0 21600 21600" draw:type="rectangle" draw:enhanced-path="M 0 0 L 21600 0 21600 21600 0 21600 0 0 Z N"/>
          </draw:custom-shape>
          <draw:custom-shape draw:style-name="gr126" draw:text-style-name="P50" draw:layer="layout" svg:width="1.4cm" svg:height="1cm" svg:x="7.6cm" svg:y="3.2cm">
            <text:p/>
            <draw:enhanced-geometry svg:viewBox="0 0 21600 21600" draw:type="rectangle" draw:enhanced-path="M 0 0 L 21600 0 21600 21600 0 21600 0 0 Z N"/>
          </draw:custom-shape>
          <draw:line draw:style-name="gr127" draw:text-style-name="P13" draw:layer="layout" svg:x1="7.792cm" svg:y1="3.5cm" svg:x2="8.842cm" svg:y2="3.5cm">
            <text:p/>
          </draw:line>
          <draw:line draw:style-name="gr127" draw:text-style-name="P13" draw:layer="layout" svg:x1="7.792cm" svg:y1="3.744cm" svg:x2="8.842cm" svg:y2="3.744cm">
            <text:p/>
          </draw:line>
          <draw:line draw:style-name="gr127" draw:text-style-name="P13" draw:layer="layout" svg:x1="7.792cm" svg:y1="4cm" svg:x2="8.842cm" svg:y2="4cm">
            <text:p/>
          </draw:line>
        </draw:g>
        <draw:g>
          <draw:polygon draw:style-name="gr123" draw:text-style-name="P7" draw:layer="layout" svg:width="1.19cm" svg:height="1.19cm" svg:x="10.309cm" svg:y="2.409cm" svg:viewBox="0 0 1191 1191" draw:points="0,1191 0,251 199,0 1191,0 1191,1191 860,1191">
            <text:p/>
          </draw:polygon>
          <draw:custom-shape draw:style-name="gr128" draw:text-style-name="P49" draw:layer="layout" svg:width="0.727cm" svg:height="0.376cm" svg:x="10.574cm" svg:y="2.409cm">
            <text:p/>
            <draw:enhanced-geometry svg:viewBox="0 0 21600 21600" draw:type="rectangle" draw:enhanced-path="M 0 0 L 21600 0 21600 21600 0 21600 0 0 Z N"/>
          </draw:custom-shape>
          <draw:custom-shape draw:style-name="gr8" draw:text-style-name="P7" draw:layer="layout" svg:width="0.132cm" svg:height="0.25cm" svg:x="10.706cm" svg:y="2.472cm">
            <text:p/>
            <draw:enhanced-geometry svg:viewBox="0 0 21600 21600" draw:type="rectangle" draw:enhanced-path="M 0 0 L 21600 0 21600 21600 0 21600 0 0 Z N"/>
          </draw:custom-shape>
          <draw:custom-shape draw:style-name="gr129" draw:text-style-name="P50" draw:layer="layout" svg:width="0.925cm" svg:height="0.626cm" svg:x="10.442cm" svg:y="2.911cm">
            <text:p/>
            <draw:enhanced-geometry svg:viewBox="0 0 21600 21600" draw:type="rectangle" draw:enhanced-path="M 0 0 L 21600 0 21600 21600 0 21600 0 0 Z N"/>
          </draw:custom-shape>
          <draw:line draw:style-name="gr127" draw:text-style-name="P13" draw:layer="layout" svg:x1="10.568cm" svg:y1="3.099cm" svg:x2="11.263cm" svg:y2="3.099cm">
            <text:p/>
          </draw:line>
          <draw:line draw:style-name="gr127" draw:text-style-name="P13" draw:layer="layout" svg:x1="10.568cm" svg:y1="3.251cm" svg:x2="11.263cm" svg:y2="3.251cm">
            <text:p/>
          </draw:line>
          <draw:line draw:style-name="gr127" draw:text-style-name="P13" draw:layer="layout" svg:x1="10.568cm" svg:y1="3.412cm" svg:x2="11.263cm" svg:y2="3.412cm">
            <text:p/>
          </draw:line>
        </draw:g>
        <draw:g>
          <draw:polygon draw:style-name="gr12" draw:text-style-name="P9" draw:layer="layout" svg:width="1.027cm" svg:height="0.797cm" svg:x="10.3cm" svg:y="3.7cm" svg:viewBox="0 0 1028 798" draw:points="0,257 119,798 1028,533 931,0 446,118 334,54 63,137">
            <text:p/>
          </draw:polygon>
          <draw:polygon draw:style-name="gr12" draw:text-style-name="P9" draw:layer="layout" svg:width="1.073cm" svg:height="0.689cm" svg:x="10.426cm" svg:y="3.81cm" svg:viewBox="0 0 1074 690" draw:points="154,263 0,690 908,424 1074,0">
            <text:p/>
          </draw:polygon>
        </draw:g>
        <draw:custom-shape draw:style-name="gr130" draw:text-style-name="P48" draw:layer="layout" svg:width="0.2cm" svg:height="0.4cm" svg:x="11.1cm" svg:y="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0" draw:text-style-name="P48" draw:layer="layout" svg:width="0.2cm" svg:height="0.4cm" svg:x="10.501cm" svg:y="3.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rgile" draw:style="linear" draw:start-color="#423c24" draw:end-color="#968751" draw:start-intensity="100%" draw:end-intensity="100%" draw:angle="600" draw:border="0%"/>
    <draw:gradient draw:name="Brownie" draw:style="linear" draw:start-color="#663300" draw:end-color="#ff6633" draw:start-intensity="100%" draw:end-intensity="100%" draw:angle="600" draw:border="0%"/>
    <draw:gradient draw:name="Deep_20_Blue" draw:display-name="Deep Blue" draw:style="linear" draw:start-color="#204a87" draw:end-color="#729fcf" draw:start-intensity="100%" draw:end-intensity="100%" draw:angle="150" draw:border="0%"/>
    <draw:gradient draw:name="Gradient_20_2" draw:display-name="Gradient 2" draw:style="linear" draw:start-color="#729fcf" draw:end-color="#dddddd" draw:start-intensity="100%" draw:end-intensity="100%" draw:angle="700" draw:border="0%"/>
    <draw:gradient draw:name="Gradient_20_3" draw:display-name="Gradient 3" draw:style="radial" draw:cx="0%" draw:cy="0%" draw:start-color="#ccffcc" draw:end-color="#ffffcc" draw:start-intensity="100%" draw:end-intensity="100%" draw:border="0%"/>
    <draw:gradient draw:name="Gradient_20_4" draw:display-name="Gradient 4" draw:style="radial" draw:cx="0%" draw:cy="0%" draw:start-color="#99ffcc" draw:end-color="#ffffcc" draw:start-intensity="100%" draw:end-intensity="100%" draw:border="0%"/>
    <draw:gradient draw:name="Gradient_20_5" draw:display-name="Gradient 5" draw:style="linear" draw:start-color="#ccff99" draw:end-color="#ffffcc" draw:start-intensity="100%" draw:end-intensity="100%" draw:angle="900" draw:border="0%"/>
    <draw:gradient draw:name="Gradient_20_6" draw:display-name="Gradient 6" draw:style="linear" draw:start-color="#babdb6" draw:end-color="#eeeeee" draw:start-intensity="100%" draw:end-intensity="100%" draw:angle="300" draw:border="0%"/>
    <draw:gradient draw:name="Grison" draw:style="linear" draw:start-color="#4c4c4c" draw:end-color="#b3b3b3" draw:start-intensity="100%" draw:end-intensity="100%" draw:angle="300" draw:border="0%"/>
    <draw:gradient draw:name="Olive_20_Green" draw:display-name="Olive Green" draw:style="linear" draw:start-color="#3f4f3d" draw:end-color="#83a67f" draw:start-intensity="100%" draw:end-intensity="100%" draw:angle="600" draw:border="0%"/>
    <draw:gradient draw:name="Tango_20_Blue" draw:display-name="Tango Blue" draw:style="linear" draw:start-color="#729fcf" draw:end-color="#204a87" draw:start-intensity="100%" draw:end-intensity="100%" draw:angle="300" draw:border="0%"/>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opacity draw:name="Transparency_20_24" draw:display-name="Transparency 24" draw:style="axial" draw:start="0%" draw:end="50%" draw:angle="2700" draw:border="0%"/>
    <draw:opacity draw:name="Transparency_20_55" draw:display-name="Transparency 55" draw:style="radial" draw:cx="50%" draw:cy="50%" draw:start="50%" draw:end="0%" draw:border="45%"/>
    <draw:opacity draw:name="Transparency_20_67" draw:display-name="Transparency 67" draw:style="radial" draw:cx="50%" draw:cy="50%" draw:start="0%" draw:end="90%" draw:border="5%"/>
    <draw:opacity draw:name="Transparency_20_83" draw:display-name="Transparency 83" draw:style="radial" draw:cx="50%" draw:cy="50%" draw:start="0%" draw:end="100%" draw:border="5%"/>
    <draw:opacity draw:name="Transparency_20_89" draw:display-name="Transparency 89" draw:style="radial" draw:cx="50%" draw:cy="50%" draw:start="15%" draw:end="100%" draw:border="5%"/>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0T16:08:18.952000000</meta:creation-date>
    <dc:date>2018-08-01T17:19:46.139000000</dc:date>
    <meta:editing-duration>PT8H22M1S</meta:editing-duration>
    <meta:editing-cycles>33</meta:editing-cycles>
    <meta:generator>LibreOffice/5.0.3.2$Windows_x86 LibreOffice_project/e5f16313668ac592c1bfb310f4390624e3dbfb75</meta:generator>
    <meta:document-statistic meta:object-count="914"/>
  </office:meta>
</office:document-meta>
</file>